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12836208" calcext:value-type="float">
            <text:p>0,12836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35518102" calcext:value-type="float">
            <text:p>0,035518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3173221" calcext:value-type="float">
            <text:p>0,03173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29691492" calcext:value-type="float">
            <text:p>0,029691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23093723" calcext:value-type="float">
            <text:p>0,023093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176507116" calcext:value-type="float">
            <text:p>0,176507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52785084" calcext:value-type="float">
            <text:p>0,052785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38832008" calcext:value-type="float">
            <text:p>0,038832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29273373" calcext:value-type="float">
            <text:p>0,029273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28334752" calcext:value-type="float">
            <text:p>0,0283347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52941176470588" calcext:value-type="float">
            <text:p>0,001529411764706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168965897" calcext:value-type="float">
            <text:p>0,168965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62127614" calcext:value-type="float">
            <text:p>0,0621276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53539669" calcext:value-type="float">
            <text:p>0,053539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33218172" calcext:value-type="float">
            <text:p>0,0332181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39030863" calcext:value-type="float">
            <text:p>0,03903086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178490802" calcext:value-type="float">
            <text:p>0,17849080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53979599" calcext:value-type="float">
            <text:p>0,05397959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43620644" calcext:value-type="float">
            <text:p>0,04362064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36968998" calcext:value-type="float">
            <text:p>0,03696899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39940485" calcext:value-type="float">
            <text:p>0,039940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35294117647059" calcext:value-type="float">
            <text:p>0,001352941176471</text:p>
          </table:table-cell>
          <table:table-cell table:style-name="Default" office:value-type="float" office:value="0.0101764705882353" calcext:value-type="float">
            <text:p>0,010176470588235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359756624" calcext:value-type="float">
            <text:p>0,3597566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table:style-name="Default" office:value-type="float" office:value="0.0061764705882353" calcext:value-type="float">
            <text:p>0,006176470588235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152132529" calcext:value-type="float">
            <text:p>0,152132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41176470588236" calcext:value-type="float">
            <text:p>9,41E-04</text:p>
          </table:table-cell>
          <table:table-cell table:style-name="Default" office:value-type="float" office:value="0.00564705882352942" calcext:value-type="float">
            <text:p>0,005647058823529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129580862" calcext:value-type="float">
            <text:p>0,129580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464705882352941" calcext:value-type="float">
            <text:p>0,004647058823529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107516287" calcext:value-type="float">
            <text:p>0,107516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table:style-name="Default" office:value-type="float" office:value="0.0041764705882353" calcext:value-type="float">
            <text:p>0,004176470588235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101461097" calcext:value-type="float">
            <text:p>0,101461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6.27280120923" calcext:value-type="float">
            <text:p>5056,27280120923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6441176470588" calcext:value-type="float">
            <text:p>2,56441176470588</text:p>
          </table:table-cell>
          <table:table-cell table:style-name="Default" office:value-type="float" office:value="2.57494117647059" calcext:value-type="float">
            <text:p>2,57494117647059</text:p>
          </table:table-cell>
          <table:table-cell office:value-type="float" office:value="0.0235472208805713" calcext:value-type="float">
            <text:p>0,023547220880571</text:p>
          </table:table-cell>
          <table:table-cell office:value-type="float" office:value="0.272764785987966" calcext:value-type="float">
            <text:p>0,272764785987966</text:p>
          </table:table-cell>
          <table:table-cell office:value-type="float" office:value="0.063833814" calcext:value-type="float">
            <text:p>0,063833814</text:p>
          </table:table-cell>
          <table:table-cell office:value-type="float" office:value="0" calcext:value-type="float">
            <text:p>0</text:p>
          </table:table-cell>
          <table:table-cell office:value-type="float" office:value="0.336598599987966" calcext:value-type="float">
            <text:p>0,336598599987966</text:p>
          </table:table-cell>
          <table:table-cell office:value-type="float" office:value="43.95951198" calcext:value-type="float">
            <text:p>43,959511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6.27280120923" calcext:value-type="float">
            <text:p>5056,27280120923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2670588235294" calcext:value-type="float">
            <text:p>2,52670588235294</text:p>
          </table:table-cell>
          <table:table-cell table:style-name="Default" office:value-type="float" office:value="2.53311764705882" calcext:value-type="float">
            <text:p>2,53311764705882</text:p>
          </table:table-cell>
          <table:table-cell office:value-type="float" office:value="0.0235472208805713" calcext:value-type="float">
            <text:p>0,023547220880571</text:p>
          </table:table-cell>
          <table:table-cell office:value-type="float" office:value="0.272764785987966" calcext:value-type="float">
            <text:p>0,272764785987966</text:p>
          </table:table-cell>
          <table:table-cell office:value-type="float" office:value="0.063833814" calcext:value-type="float">
            <text:p>0,063833814</text:p>
          </table:table-cell>
          <table:table-cell office:value-type="float" office:value="0" calcext:value-type="float">
            <text:p>0</text:p>
          </table:table-cell>
          <table:table-cell office:value-type="float" office:value="0.336598599987966" calcext:value-type="float">
            <text:p>0,336598599987966</text:p>
          </table:table-cell>
          <table:table-cell office:value-type="float" office:value="43.114272342" calcext:value-type="float">
            <text:p>43,1142723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6.27280120923" calcext:value-type="float">
            <text:p>5056,27280120923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2517647058824" calcext:value-type="float">
            <text:p>2,52517647058824</text:p>
          </table:table-cell>
          <table:table-cell table:style-name="Default" office:value-type="float" office:value="2.532" calcext:value-type="float">
            <text:p>2,532</text:p>
          </table:table-cell>
          <table:table-cell office:value-type="float" office:value="0.0235472208805713" calcext:value-type="float">
            <text:p>0,023547220880571</text:p>
          </table:table-cell>
          <table:table-cell office:value-type="float" office:value="0.272764785987966" calcext:value-type="float">
            <text:p>0,272764785987966</text:p>
          </table:table-cell>
          <table:table-cell office:value-type="float" office:value="0.063833814" calcext:value-type="float">
            <text:p>0,063833814</text:p>
          </table:table-cell>
          <table:table-cell office:value-type="float" office:value="0" calcext:value-type="float">
            <text:p>0</text:p>
          </table:table-cell>
          <table:table-cell office:value-type="float" office:value="0.336598599987966" calcext:value-type="float">
            <text:p>0,336598599987966</text:p>
          </table:table-cell>
          <table:table-cell office:value-type="float" office:value="43.078969077" calcext:value-type="float">
            <text:p>43,0789690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6.27280120923" calcext:value-type="float">
            <text:p>5056,27280120923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1623529411765" calcext:value-type="float">
            <text:p>2,51623529411765</text:p>
          </table:table-cell>
          <table:table-cell table:style-name="Default" office:value-type="float" office:value="2.52294117647059" calcext:value-type="float">
            <text:p>2,52294117647059</text:p>
          </table:table-cell>
          <table:table-cell office:value-type="float" office:value="0.0235472208805713" calcext:value-type="float">
            <text:p>0,023547220880571</text:p>
          </table:table-cell>
          <table:table-cell office:value-type="float" office:value="0.272764785987966" calcext:value-type="float">
            <text:p>0,272764785987966</text:p>
          </table:table-cell>
          <table:table-cell office:value-type="float" office:value="0.063833814" calcext:value-type="float">
            <text:p>0,063833814</text:p>
          </table:table-cell>
          <table:table-cell office:value-type="float" office:value="0" calcext:value-type="float">
            <text:p>0</text:p>
          </table:table-cell>
          <table:table-cell office:value-type="float" office:value="0.336598599987966" calcext:value-type="float">
            <text:p>0,336598599987966</text:p>
          </table:table-cell>
          <table:table-cell office:value-type="float" office:value="42.925067785" calcext:value-type="float">
            <text:p>42,9250677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6.27280120923" calcext:value-type="float">
            <text:p>5056,27280120923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1235294117647" calcext:value-type="float">
            <text:p>2,51235294117647</text:p>
          </table:table-cell>
          <table:table-cell table:style-name="Default" office:value-type="float" office:value="2.51905882352941" calcext:value-type="float">
            <text:p>2,51905882352941</text:p>
          </table:table-cell>
          <table:table-cell office:value-type="float" office:value="0.0235472208805713" calcext:value-type="float">
            <text:p>0,023547220880571</text:p>
          </table:table-cell>
          <table:table-cell office:value-type="float" office:value="0.272764785987966" calcext:value-type="float">
            <text:p>0,272764785987966</text:p>
          </table:table-cell>
          <table:table-cell office:value-type="float" office:value="0.063833814" calcext:value-type="float">
            <text:p>0,063833814</text:p>
          </table:table-cell>
          <table:table-cell office:value-type="float" office:value="0" calcext:value-type="float">
            <text:p>0</text:p>
          </table:table-cell>
          <table:table-cell office:value-type="float" office:value="0.336598599987966" calcext:value-type="float">
            <text:p>0,336598599987966</text:p>
          </table:table-cell>
          <table:table-cell office:value-type="float" office:value="42.855261983" calcext:value-type="float">
            <text:p>42,855261983</text:p>
          </table:table-cell>
        </table:table-row>
      </table:table>
      <table:table table:name="BFMC_RS_AVG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BFMC_MSTRGMT.C2:.C6])" office:value-type="float" office:value="5121.00977443609" calcext:value-type="float">
            <text:p>5121,00977443609</text:p>
          </table:table-cell>
          <table:table-cell table:formula="of:=AVERAGE([BFMC_MSTRGMT.D2:.D6])" office:value-type="float" office:value="0.383458646616541" calcext:value-type="float">
            <text:p>0,383458646616541</text:p>
          </table:table-cell>
          <table:table-cell table:formula="of:=AVERAGE([BFMC_MSTRGMT.E2:.E6])" office:value-type="float" office:value="0" calcext:value-type="float">
            <text:p>0</text:p>
          </table:table-cell>
          <table:table-cell table:formula="of:=AVERAGE([BFMC_MSTRGMT.F2:.F6])" office:value-type="float" office:value="0" calcext:value-type="float">
            <text:p>0</text:p>
          </table:table-cell>
          <table:table-cell table:style-name="ce2" table:formula="of:=AVERAGE([BFMC_MSTRGMT.G2:.G6])" office:value-type="float" office:value="0.000105882352941177" calcext:value-type="float">
            <text:p>1,06E-04</text:p>
          </table:table-cell>
          <table:table-cell table:style-name="ce2" table:formula="of:=AVERAGE([BFMC_MSTRGMT.H2:.H6])" office:value-type="float" office:value="0.000611764705882353" calcext:value-type="float">
            <text:p>6,12E-04</text:p>
          </table:table-cell>
          <table:table-cell table:formula="of:=AVERAGE([BFMC_MSTRGMT.I2:.I6])" office:value-type="float" office:value="0.0723035405597327" calcext:value-type="float">
            <text:p>0,072303540559733</text:p>
          </table:table-cell>
          <table:table-cell table:formula="of:=AVERAGE([BFMC_MSTRGMT.J2:.J6])" office:value-type="float" office:value="0.0803508735991771" calcext:value-type="float">
            <text:p>0,080350873599177</text:p>
          </table:table-cell>
          <table:table-cell table:formula="of:=AVERAGE([BFMC_MSTRGMT.K2:.K6])" office:value-type="float" office:value="0.011719656" calcext:value-type="float">
            <text:p>0,011719656</text:p>
          </table:table-cell>
          <table:table-cell table:formula="of:=AVERAGE([BFMC_MSTRGMT.L2:.L6])" office:value-type="float" office:value="0" calcext:value-type="float">
            <text:p>0</text:p>
          </table:table-cell>
          <table:table-cell table:formula="of:=AVERAGE([BFMC_MSTRGMT.M2:.M6])" office:value-type="float" office:value="0.0920705295991771" calcext:value-type="float">
            <text:p>0,092070529599177</text:p>
          </table:table-cell>
          <table:table-cell table:formula="of:=AVERAGE([BFMC_MSTRGMT.N2:.N6])" office:value-type="float" office:value="0.0496795214" calcext:value-type="float">
            <text:p>0,0496795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BFMC_MSTRGMT.C7:.C11])" office:value-type="float" office:value="5121.00977443609" calcext:value-type="float">
            <text:p>5121,00977443609</text:p>
          </table:table-cell>
          <table:table-cell table:formula="of:=AVERAGE([BFMC_MSTRGMT.D7:.D11])" office:value-type="float" office:value="0.796992481203008" calcext:value-type="float">
            <text:p>0,796992481203008</text:p>
          </table:table-cell>
          <table:table-cell table:formula="of:=AVERAGE([BFMC_MSTRGMT.E7:.E11])" office:value-type="float" office:value="0" calcext:value-type="float">
            <text:p>0</text:p>
          </table:table-cell>
          <table:table-cell table:formula="of:=AVERAGE([BFMC_MSTRGMT.F7:.F11])" office:value-type="float" office:value="0" calcext:value-type="float">
            <text:p>0</text:p>
          </table:table-cell>
          <table:table-cell table:style-name="ce2" table:formula="of:=AVERAGE([BFMC_MSTRGMT.G7:.G11])" office:value-type="float" office:value="0.000105882352941177" calcext:value-type="float">
            <text:p>1,06E-04</text:p>
          </table:table-cell>
          <table:table-cell table:formula="of:=AVERAGE([BFMC_MSTRGMT.H7:.H11])" office:value-type="float" office:value="0.0008" calcext:value-type="float">
            <text:p>0,0008</text:p>
          </table:table-cell>
          <table:table-cell table:formula="of:=AVERAGE([BFMC_MSTRGMT.I7:.I11])" office:value-type="float" office:value="0.0493784377192982" calcext:value-type="float">
            <text:p>0,049378437719298</text:p>
          </table:table-cell>
          <table:table-cell table:formula="of:=AVERAGE([BFMC_MSTRGMT.J7:.J11])" office:value-type="float" office:value="0.149215193006003" calcext:value-type="float">
            <text:p>0,149215193006003</text:p>
          </table:table-cell>
          <table:table-cell table:formula="of:=AVERAGE([BFMC_MSTRGMT.K7:.K11])" office:value-type="float" office:value="0.023219127" calcext:value-type="float">
            <text:p>0,023219127</text:p>
          </table:table-cell>
          <table:table-cell table:formula="of:=AVERAGE([BFMC_MSTRGMT.L7:.L11])" office:value-type="float" office:value="0" calcext:value-type="float">
            <text:p>0</text:p>
          </table:table-cell>
          <table:table-cell table:formula="of:=AVERAGE([BFMC_MSTRGMT.M7:.M11])" office:value-type="float" office:value="0.172434320006003" calcext:value-type="float">
            <text:p>0,172434320006003</text:p>
          </table:table-cell>
          <table:table-cell table:formula="of:=AVERAGE([BFMC_MSTRGMT.N7:.N11])" office:value-type="float" office:value="0.0651464666" calcext:value-type="float">
            <text:p>0,0651464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BFMC_MSTRGMT.C12:.C16])" office:value-type="float" office:value="5131.00977443609" calcext:value-type="float">
            <text:p>5131,00977443609</text:p>
          </table:table-cell>
          <table:table-cell table:formula="of:=AVERAGE([BFMC_MSTRGMT.D12:.D16])" office:value-type="float" office:value="0.882205513784461" calcext:value-type="float">
            <text:p>0,882205513784461</text:p>
          </table:table-cell>
          <table:table-cell table:formula="of:=AVERAGE([BFMC_MSTRGMT.E12:.E16])" office:value-type="float" office:value="0" calcext:value-type="float">
            <text:p>0</text:p>
          </table:table-cell>
          <table:table-cell table:formula="of:=AVERAGE([BFMC_MSTRGMT.F12:.F16])" office:value-type="float" office:value="0" calcext:value-type="float">
            <text:p>0</text:p>
          </table:table-cell>
          <table:table-cell table:style-name="ce2" table:formula="of:=AVERAGE([BFMC_MSTRGMT.G12:.G16])" office:value-type="float" office:value="0.000105882352941177" calcext:value-type="float">
            <text:p>1,06E-04</text:p>
          </table:table-cell>
          <table:table-cell table:formula="of:=AVERAGE([BFMC_MSTRGMT.H12:.H16])" office:value-type="float" office:value="0.000835294117647058" calcext:value-type="float">
            <text:p>0,000835294117647</text:p>
          </table:table-cell>
          <table:table-cell table:formula="of:=AVERAGE([BFMC_MSTRGMT.I12:.I16])" office:value-type="float" office:value="0.0501508472848789" calcext:value-type="float">
            <text:p>0,050150847284879</text:p>
          </table:table-cell>
          <table:table-cell table:formula="of:=AVERAGE([BFMC_MSTRGMT.J12:.J16])" office:value-type="float" office:value="0.164374426456525" calcext:value-type="float">
            <text:p>0,164374426456525</text:p>
          </table:table-cell>
          <table:table-cell table:formula="of:=AVERAGE([BFMC_MSTRGMT.K12:.K16])" office:value-type="float" office:value="0.033741201" calcext:value-type="float">
            <text:p>0,033741201</text:p>
          </table:table-cell>
          <table:table-cell table:formula="of:=AVERAGE([BFMC_MSTRGMT.L12:.L16])" office:value-type="float" office:value="0" calcext:value-type="float">
            <text:p>0</text:p>
          </table:table-cell>
          <table:table-cell table:formula="of:=AVERAGE([BFMC_MSTRGMT.M12:.M16])" office:value-type="float" office:value="0.198115627456525" calcext:value-type="float">
            <text:p>0,198115627456525</text:p>
          </table:table-cell>
          <table:table-cell table:formula="of:=AVERAGE([BFMC_MSTRGMT.N12:.N16])" office:value-type="float" office:value="0.071376443" calcext:value-type="float">
            <text:p>0,07137644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BFMC_MSTRGMT.C17:.C21])" office:value-type="float" office:value="5131.00977443609" calcext:value-type="float">
            <text:p>5131,00977443609</text:p>
          </table:table-cell>
          <table:table-cell table:formula="of:=AVERAGE([BFMC_MSTRGMT.D17:.D21])" office:value-type="float" office:value="0.967418546365915" calcext:value-type="float">
            <text:p>0,967418546365915</text:p>
          </table:table-cell>
          <table:table-cell table:formula="of:=AVERAGE([BFMC_MSTRGMT.E17:.E21])" office:value-type="float" office:value="0" calcext:value-type="float">
            <text:p>0</text:p>
          </table:table-cell>
          <table:table-cell table:formula="of:=AVERAGE([BFMC_MSTRGMT.F17:.F21])" office:value-type="float" office:value="0" calcext:value-type="float">
            <text:p>0</text:p>
          </table:table-cell>
          <table:table-cell table:style-name="ce2" table:formula="of:=AVERAGE([BFMC_MSTRGMT.G17:.G21])" office:value-type="float" office:value="0.0000352941176470588" calcext:value-type="float">
            <text:p>3,53E-05</text:p>
          </table:table-cell>
          <table:table-cell table:style-name="ce2" table:formula="of:=AVERAGE([BFMC_MSTRGMT.H17:.H21])" office:value-type="float" office:value="0.000494117647058824" calcext:value-type="float">
            <text:p>4,94E-04</text:p>
          </table:table-cell>
          <table:table-cell table:formula="of:=AVERAGE([BFMC_MSTRGMT.I17:.I21])" office:value-type="float" office:value="0.0509232568504595" calcext:value-type="float">
            <text:p>0,05092325685046</text:p>
          </table:table-cell>
          <table:table-cell table:formula="of:=AVERAGE([BFMC_MSTRGMT.J17:.J21])" office:value-type="float" office:value="0.179533659907047" calcext:value-type="float">
            <text:p>0,179533659907047</text:p>
          </table:table-cell>
          <table:table-cell table:formula="of:=AVERAGE([BFMC_MSTRGMT.K17:.K21])" office:value-type="float" office:value="0.044263275" calcext:value-type="float">
            <text:p>0,044263275</text:p>
          </table:table-cell>
          <table:table-cell table:formula="of:=AVERAGE([BFMC_MSTRGMT.L17:.L21])" office:value-type="float" office:value="0" calcext:value-type="float">
            <text:p>0</text:p>
          </table:table-cell>
          <table:table-cell table:formula="of:=AVERAGE([BFMC_MSTRGMT.M17:.M21])" office:value-type="float" office:value="0.223796934907047" calcext:value-type="float">
            <text:p>0,223796934907047</text:p>
          </table:table-cell>
          <table:table-cell table:formula="of:=AVERAGE([BFMC_MSTRGMT.N17:.N21])" office:value-type="float" office:value="0.0706001056" calcext:value-type="float">
            <text:p>0,07060010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BFMC_MSTRGMT.C22:.C26])" office:value-type="float" office:value="5141.31804511278" calcext:value-type="float">
            <text:p>5141,31804511278</text:p>
          </table:table-cell>
          <table:table-cell table:formula="of:=AVERAGE([BFMC_MSTRGMT.D22:.D26])" office:value-type="float" office:value="1.2964454146118" calcext:value-type="float">
            <text:p>1,2964454146118</text:p>
          </table:table-cell>
          <table:table-cell table:formula="of:=AVERAGE([BFMC_MSTRGMT.E22:.E26])" office:value-type="float" office:value="0" calcext:value-type="float">
            <text:p>0</text:p>
          </table:table-cell>
          <table:table-cell table:formula="of:=AVERAGE([BFMC_MSTRGMT.F22:.F26])" office:value-type="float" office:value="0" calcext:value-type="float">
            <text:p>0</text:p>
          </table:table-cell>
          <table:table-cell table:formula="of:=AVERAGE([BFMC_MSTRGMT.G22:.G26])" office:value-type="float" office:value="0.000894117647058824" calcext:value-type="float">
            <text:p>0,000894117647059</text:p>
          </table:table-cell>
          <table:table-cell table:formula="of:=AVERAGE([BFMC_MSTRGMT.H22:.H26])" office:value-type="float" office:value="0.00616470588235295" calcext:value-type="float">
            <text:p>0,006164705882353</text:p>
          </table:table-cell>
          <table:table-cell table:formula="of:=AVERAGE([BFMC_MSTRGMT.I22:.I26])" office:value-type="float" office:value="0.0328879783375105" calcext:value-type="float">
            <text:p>0,032887978337511</text:p>
          </table:table-cell>
          <table:table-cell table:formula="of:=AVERAGE([BFMC_MSTRGMT.J22:.J26])" office:value-type="float" office:value="0.234361477176963" calcext:value-type="float">
            <text:p>0,234361477176963</text:p>
          </table:table-cell>
          <table:table-cell table:formula="of:=AVERAGE([BFMC_MSTRGMT.K22:.K26])" office:value-type="float" office:value="0.056960328" calcext:value-type="float">
            <text:p>0,056960328</text:p>
          </table:table-cell>
          <table:table-cell table:formula="of:=AVERAGE([BFMC_MSTRGMT.L22:.L26])" office:value-type="float" office:value="0" calcext:value-type="float">
            <text:p>0</text:p>
          </table:table-cell>
          <table:table-cell table:formula="of:=AVERAGE([BFMC_MSTRGMT.M22:.M26])" office:value-type="float" office:value="0.291321805176963" calcext:value-type="float">
            <text:p>0,291321805176963</text:p>
          </table:table-cell>
          <table:table-cell table:formula="of:=AVERAGE([BFMC_MSTRGMT.N22:.N26])" office:value-type="float" office:value="0.1700894798" calcext:value-type="float">
            <text:p>0,1700894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BFMC_MSTRGMT.C27:.C31])" office:value-type="float" office:value="5056.27280120923" calcext:value-type="float">
            <text:p>5056,27280120923</text:p>
          </table:table-cell>
          <table:table-cell table:formula="of:=AVERAGE([BFMC_MSTRGMT.D27:.D31])" office:value-type="float" office:value="1.52361549033875" calcext:value-type="float">
            <text:p>1,52361549033875</text:p>
          </table:table-cell>
          <table:table-cell table:formula="of:=AVERAGE([BFMC_MSTRGMT.E27:.E31])" office:value-type="float" office:value="0" calcext:value-type="float">
            <text:p>0</text:p>
          </table:table-cell>
          <table:table-cell table:formula="of:=AVERAGE([BFMC_MSTRGMT.F27:.F31])" office:value-type="float" office:value="0" calcext:value-type="float">
            <text:p>0</text:p>
          </table:table-cell>
          <table:table-cell table:formula="of:=AVERAGE([BFMC_MSTRGMT.G27:.G31])" office:value-type="float" office:value="2.52897647058824" calcext:value-type="float">
            <text:p>2,52897647058824</text:p>
          </table:table-cell>
          <table:table-cell table:formula="of:=AVERAGE([BFMC_MSTRGMT.H27:.H31])" office:value-type="float" office:value="2.53641176470588" calcext:value-type="float">
            <text:p>2,53641176470588</text:p>
          </table:table-cell>
          <table:table-cell table:formula="of:=AVERAGE([BFMC_MSTRGMT.I27:.I31])" office:value-type="float" office:value="0.0235472208805713" calcext:value-type="float">
            <text:p>0,023547220880571</text:p>
          </table:table-cell>
          <table:table-cell table:formula="of:=AVERAGE([BFMC_MSTRGMT.J27:.J31])" office:value-type="float" office:value="0.272764785987966" calcext:value-type="float">
            <text:p>0,272764785987966</text:p>
          </table:table-cell>
          <table:table-cell table:formula="of:=AVERAGE([BFMC_MSTRGMT.K27:.K31])" office:value-type="float" office:value="0.063833814" calcext:value-type="float">
            <text:p>0,063833814</text:p>
          </table:table-cell>
          <table:table-cell table:formula="of:=AVERAGE([BFMC_MSTRGMT.L27:.L31])" office:value-type="float" office:value="0" calcext:value-type="float">
            <text:p>0</text:p>
          </table:table-cell>
          <table:table-cell table:formula="of:=AVERAGE([BFMC_MSTRGMT.M27:.M31])" office:value-type="float" office:value="0.336598599987966" calcext:value-type="float">
            <text:p>0,336598599987966</text:p>
          </table:table-cell>
          <table:table-cell table:formula="of:=AVERAGE([BFMC_MSTRGMT.N27:.N31])" office:value-type="float" office:value="43.1866166334" calcext:value-type="float">
            <text:p>43,1866166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BFMC_MSTRGMT.C32:.C36])" office:value-type="string" office:string-value="" calcext:value-type="error">
            <text:p>#DIV/0!</text:p>
          </table:table-cell>
          <table:table-cell table:formula="of:=AVERAGE([BFMC_MSTRGMT.D32:.D36])" office:value-type="string" office:string-value="" calcext:value-type="error">
            <text:p>#DIV/0!</text:p>
          </table:table-cell>
          <table:table-cell table:formula="of:=AVERAGE([BFMC_MSTRGMT.E32:.E36])" office:value-type="string" office:string-value="" calcext:value-type="error">
            <text:p>#DIV/0!</text:p>
          </table:table-cell>
          <table:table-cell table:formula="of:=AVERAGE([BFMC_MSTRGMT.F32:.F36])" office:value-type="string" office:string-value="" calcext:value-type="error">
            <text:p>#DIV/0!</text:p>
          </table:table-cell>
          <table:table-cell table:formula="of:=AVERAGE([BFMC_MSTRGMT.G32:.G36])" office:value-type="string" office:string-value="" calcext:value-type="error">
            <text:p>#DIV/0!</text:p>
          </table:table-cell>
          <table:table-cell table:formula="of:=AVERAGE([BFMC_MSTRGMT.H32:.H36])" office:value-type="string" office:string-value="" calcext:value-type="error">
            <text:p>#DIV/0!</text:p>
          </table:table-cell>
          <table:table-cell table:formula="of:=AVERAGE([BFMC_MSTRGMT.I32:.I36])" office:value-type="string" office:string-value="" calcext:value-type="error">
            <text:p>#DIV/0!</text:p>
          </table:table-cell>
          <table:table-cell table:formula="of:=AVERAGE([BFMC_MSTRGMT.J32:.J36])" office:value-type="string" office:string-value="" calcext:value-type="error">
            <text:p>#DIV/0!</text:p>
          </table:table-cell>
          <table:table-cell table:formula="of:=AVERAGE([BFMC_MSTRGMT.K32:.K36])" office:value-type="string" office:string-value="" calcext:value-type="error">
            <text:p>#DIV/0!</text:p>
          </table:table-cell>
          <table:table-cell table:formula="of:=AVERAGE([BFMC_MSTRGMT.L32:.L36])" office:value-type="string" office:string-value="" calcext:value-type="error">
            <text:p>#DIV/0!</text:p>
          </table:table-cell>
          <table:table-cell table:formula="of:=AVERAGE([BFMC_MSTRGMT.M32:.M36])" office:value-type="string" office:string-value="" calcext:value-type="error">
            <text:p>#DIV/0!</text:p>
          </table:table-cell>
          <table:table-cell table:formula="of:=AVERAGE([BFMC_MSTRGMT.N32:.N36])" office:value-type="string" office:string-value="" calcext:value-type="error">
            <text:p>#DIV/0!</text:p>
          </table:table-cell>
        </table:table-row>
      </table:table>
      <table:table table:name="Greedy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40.08496240602" calcext:value-type="float">
            <text:p>5140,0849624060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865838205597327" calcext:value-type="float">
            <text:p>0,086583820559733</text:p>
          </table:table-cell>
          <table:table-cell office:value-type="float" office:value="0.0476084869631771" calcext:value-type="float">
            <text:p>0,047608486963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593281429631771" calcext:value-type="float">
            <text:p>0,059328142963177</text:p>
          </table:table-cell>
          <table:table-cell office:value-type="float" office:value="0.116302273" calcext:value-type="float">
            <text:p>0,116302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40.08496240602" calcext:value-type="float">
            <text:p>5140,0849624060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865838205597327" calcext:value-type="float">
            <text:p>0,086583820559733</text:p>
          </table:table-cell>
          <table:table-cell office:value-type="float" office:value="0.0476084869631771" calcext:value-type="float">
            <text:p>0,047608486963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593281429631771" calcext:value-type="float">
            <text:p>0,059328142963177</text:p>
          </table:table-cell>
          <table:table-cell office:value-type="float" office:value="0.029510364" calcext:value-type="float">
            <text:p>0,029510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40.08496240602" calcext:value-type="float">
            <text:p>5140,0849624060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865838205597327" calcext:value-type="float">
            <text:p>0,086583820559733</text:p>
          </table:table-cell>
          <table:table-cell office:value-type="float" office:value="0.0476084869631771" calcext:value-type="float">
            <text:p>0,047608486963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593281429631771" calcext:value-type="float">
            <text:p>0,059328142963177</text:p>
          </table:table-cell>
          <table:table-cell office:value-type="float" office:value="0.026841398" calcext:value-type="float">
            <text:p>0,026841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40.08496240602" calcext:value-type="float">
            <text:p>5140,0849624060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865838205597327" calcext:value-type="float">
            <text:p>0,086583820559733</text:p>
          </table:table-cell>
          <table:table-cell office:value-type="float" office:value="0.0476084869631771" calcext:value-type="float">
            <text:p>0,047608486963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593281429631771" calcext:value-type="float">
            <text:p>0,059328142963177</text:p>
          </table:table-cell>
          <table:table-cell office:value-type="float" office:value="0.022078379" calcext:value-type="float">
            <text:p>0,0220783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40.08496240602" calcext:value-type="float">
            <text:p>5140,0849624060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865838205597327" calcext:value-type="float">
            <text:p>0,086583820559733</text:p>
          </table:table-cell>
          <table:table-cell office:value-type="float" office:value="0.0476084869631771" calcext:value-type="float">
            <text:p>0,047608486963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593281429631771" calcext:value-type="float">
            <text:p>0,059328142963177</text:p>
          </table:table-cell>
          <table:table-cell office:value-type="float" office:value="0.021302995" calcext:value-type="float">
            <text:p>0,021302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442738342271449" calcext:value-type="float">
            <text:p>0,442738342271449</text:p>
          </table:table-cell>
          <table:table-cell office:value-type="float" office:value="17" calcext:value-type="float">
            <text:p>17</text:p>
          </table:table-cell>
          <table:table-cell office:value-type="float" office:value="0.00747870421609056" calcext:value-type="float">
            <text:p>0,007478704216091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780051719047619" calcext:value-type="float">
            <text:p>0,078005171904762</text:p>
          </table:table-cell>
          <table:table-cell office:value-type="float" office:value="0.0918070815492661" calcext:value-type="float">
            <text:p>0,091807081549266</text:p>
          </table:table-cell>
          <table:table-cell office:value-type="float" office:value="0.046049004" calcext:value-type="float">
            <text:p>0,046049004</text:p>
          </table:table-cell>
          <table:table-cell office:value-type="float" office:value="2.6923335177926" calcext:value-type="float">
            <text:p>2,6923335177926</text:p>
          </table:table-cell>
          <table:table-cell office:value-type="float" office:value="2.83018960334187" calcext:value-type="float">
            <text:p>2,83018960334187</text:p>
          </table:table-cell>
          <table:table-cell office:value-type="float" office:value="0.198961458" calcext:value-type="float">
            <text:p>0,198961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442738342271449" calcext:value-type="float">
            <text:p>0,442738342271449</text:p>
          </table:table-cell>
          <table:table-cell office:value-type="float" office:value="17" calcext:value-type="float">
            <text:p>17</text:p>
          </table:table-cell>
          <table:table-cell office:value-type="float" office:value="0.00747870421609056" calcext:value-type="float">
            <text:p>0,007478704216091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780051719047619" calcext:value-type="float">
            <text:p>0,078005171904762</text:p>
          </table:table-cell>
          <table:table-cell office:value-type="float" office:value="0.0918070815492661" calcext:value-type="float">
            <text:p>0,091807081549266</text:p>
          </table:table-cell>
          <table:table-cell office:value-type="float" office:value="0.046049004" calcext:value-type="float">
            <text:p>0,046049004</text:p>
          </table:table-cell>
          <table:table-cell office:value-type="float" office:value="2.6923335177926" calcext:value-type="float">
            <text:p>2,6923335177926</text:p>
          </table:table-cell>
          <table:table-cell office:value-type="float" office:value="2.83018960334187" calcext:value-type="float">
            <text:p>2,83018960334187</text:p>
          </table:table-cell>
          <table:table-cell office:value-type="float" office:value="0.057807696" calcext:value-type="float">
            <text:p>0,057807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442738342271449" calcext:value-type="float">
            <text:p>0,442738342271449</text:p>
          </table:table-cell>
          <table:table-cell office:value-type="float" office:value="17" calcext:value-type="float">
            <text:p>17</text:p>
          </table:table-cell>
          <table:table-cell office:value-type="float" office:value="0.00747870421609056" calcext:value-type="float">
            <text:p>0,007478704216091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780051719047619" calcext:value-type="float">
            <text:p>0,078005171904762</text:p>
          </table:table-cell>
          <table:table-cell office:value-type="float" office:value="0.0918070815492661" calcext:value-type="float">
            <text:p>0,091807081549266</text:p>
          </table:table-cell>
          <table:table-cell office:value-type="float" office:value="0.046049004" calcext:value-type="float">
            <text:p>0,046049004</text:p>
          </table:table-cell>
          <table:table-cell office:value-type="float" office:value="2.6923335177926" calcext:value-type="float">
            <text:p>2,6923335177926</text:p>
          </table:table-cell>
          <table:table-cell office:value-type="float" office:value="2.83018960334187" calcext:value-type="float">
            <text:p>2,83018960334187</text:p>
          </table:table-cell>
          <table:table-cell office:value-type="float" office:value="0.042679617" calcext:value-type="float">
            <text:p>0,0426796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442738342271449" calcext:value-type="float">
            <text:p>0,442738342271449</text:p>
          </table:table-cell>
          <table:table-cell office:value-type="float" office:value="17" calcext:value-type="float">
            <text:p>17</text:p>
          </table:table-cell>
          <table:table-cell office:value-type="float" office:value="0.00747870421609056" calcext:value-type="float">
            <text:p>0,0074787042160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780051719047619" calcext:value-type="float">
            <text:p>0,078005171904762</text:p>
          </table:table-cell>
          <table:table-cell office:value-type="float" office:value="0.0918070815492661" calcext:value-type="float">
            <text:p>0,091807081549266</text:p>
          </table:table-cell>
          <table:table-cell office:value-type="float" office:value="0.046049004" calcext:value-type="float">
            <text:p>0,046049004</text:p>
          </table:table-cell>
          <table:table-cell office:value-type="float" office:value="2.6923335177926" calcext:value-type="float">
            <text:p>2,6923335177926</text:p>
          </table:table-cell>
          <table:table-cell office:value-type="float" office:value="2.83018960334187" calcext:value-type="float">
            <text:p>2,83018960334187</text:p>
          </table:table-cell>
          <table:table-cell office:value-type="float" office:value="0.034875889" calcext:value-type="float">
            <text:p>0,034875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442738342271449" calcext:value-type="float">
            <text:p>0,442738342271449</text:p>
          </table:table-cell>
          <table:table-cell office:value-type="float" office:value="17" calcext:value-type="float">
            <text:p>17</text:p>
          </table:table-cell>
          <table:table-cell office:value-type="float" office:value="0.00747870421609056" calcext:value-type="float">
            <text:p>0,007478704216091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780051719047619" calcext:value-type="float">
            <text:p>0,078005171904762</text:p>
          </table:table-cell>
          <table:table-cell office:value-type="float" office:value="0.0918070815492661" calcext:value-type="float">
            <text:p>0,091807081549266</text:p>
          </table:table-cell>
          <table:table-cell office:value-type="float" office:value="0.046049004" calcext:value-type="float">
            <text:p>0,046049004</text:p>
          </table:table-cell>
          <table:table-cell office:value-type="float" office:value="2.6923335177926" calcext:value-type="float">
            <text:p>2,6923335177926</text:p>
          </table:table-cell>
          <table:table-cell office:value-type="float" office:value="2.83018960334187" calcext:value-type="float">
            <text:p>2,83018960334187</text:p>
          </table:table-cell>
          <table:table-cell office:value-type="float" office:value="0.034104492" calcext:value-type="float">
            <text:p>0,034104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71651215853253" calcext:value-type="float">
            <text:p>0,671651215853253</text:p>
          </table:table-cell>
          <table:table-cell office:value-type="float" office:value="34" calcext:value-type="float">
            <text:p>34</text:p>
          </table:table-cell>
          <table:table-cell office:value-type="float" office:value="0.00984963842868324" calcext:value-type="float">
            <text:p>0,009849638428683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699289818964077" calcext:value-type="float">
            <text:p>0,069928981896408</text:p>
          </table:table-cell>
          <table:table-cell office:value-type="float" office:value="0.130740588863265" calcext:value-type="float">
            <text:p>0,130740588863265</text:p>
          </table:table-cell>
          <table:table-cell office:value-type="float" office:value="0.0672495495" calcext:value-type="float">
            <text:p>0,0672495495</text:p>
          </table:table-cell>
          <table:table-cell office:value-type="float" office:value="3.54586983432597" calcext:value-type="float">
            <text:p>3,54586983432597</text:p>
          </table:table-cell>
          <table:table-cell office:value-type="float" office:value="3.74385997268923" calcext:value-type="float">
            <text:p>3,74385997268923</text:p>
          </table:table-cell>
          <table:table-cell office:value-type="float" office:value="0.203404943" calcext:value-type="float">
            <text:p>0,203404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71651215853253" calcext:value-type="float">
            <text:p>0,671651215853253</text:p>
          </table:table-cell>
          <table:table-cell office:value-type="float" office:value="34" calcext:value-type="float">
            <text:p>34</text:p>
          </table:table-cell>
          <table:table-cell office:value-type="float" office:value="0.00984963842868324" calcext:value-type="float">
            <text:p>0,009849638428683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699289818964077" calcext:value-type="float">
            <text:p>0,069928981896408</text:p>
          </table:table-cell>
          <table:table-cell office:value-type="float" office:value="0.130740588863265" calcext:value-type="float">
            <text:p>0,130740588863265</text:p>
          </table:table-cell>
          <table:table-cell office:value-type="float" office:value="0.0672495495" calcext:value-type="float">
            <text:p>0,0672495495</text:p>
          </table:table-cell>
          <table:table-cell office:value-type="float" office:value="3.54586983432597" calcext:value-type="float">
            <text:p>3,54586983432597</text:p>
          </table:table-cell>
          <table:table-cell office:value-type="float" office:value="3.74385997268923" calcext:value-type="float">
            <text:p>3,74385997268923</text:p>
          </table:table-cell>
          <table:table-cell office:value-type="float" office:value="0.080341686" calcext:value-type="float">
            <text:p>0,0803416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71651215853253" calcext:value-type="float">
            <text:p>0,671651215853253</text:p>
          </table:table-cell>
          <table:table-cell office:value-type="float" office:value="34" calcext:value-type="float">
            <text:p>34</text:p>
          </table:table-cell>
          <table:table-cell office:value-type="float" office:value="0.00984963842868324" calcext:value-type="float">
            <text:p>0,009849638428683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699289818964077" calcext:value-type="float">
            <text:p>0,069928981896408</text:p>
          </table:table-cell>
          <table:table-cell office:value-type="float" office:value="0.130740588863265" calcext:value-type="float">
            <text:p>0,130740588863265</text:p>
          </table:table-cell>
          <table:table-cell office:value-type="float" office:value="0.0672495495" calcext:value-type="float">
            <text:p>0,0672495495</text:p>
          </table:table-cell>
          <table:table-cell office:value-type="float" office:value="3.54586983432597" calcext:value-type="float">
            <text:p>3,54586983432597</text:p>
          </table:table-cell>
          <table:table-cell office:value-type="float" office:value="3.74385997268923" calcext:value-type="float">
            <text:p>3,74385997268923</text:p>
          </table:table-cell>
          <table:table-cell office:value-type="float" office:value="0.06042596" calcext:value-type="float">
            <text:p>0,060425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71651215853253" calcext:value-type="float">
            <text:p>0,671651215853253</text:p>
          </table:table-cell>
          <table:table-cell office:value-type="float" office:value="34" calcext:value-type="float">
            <text:p>34</text:p>
          </table:table-cell>
          <table:table-cell office:value-type="float" office:value="0.00984963842868324" calcext:value-type="float">
            <text:p>0,009849638428683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699289818964077" calcext:value-type="float">
            <text:p>0,069928981896408</text:p>
          </table:table-cell>
          <table:table-cell office:value-type="float" office:value="0.130740588863265" calcext:value-type="float">
            <text:p>0,130740588863265</text:p>
          </table:table-cell>
          <table:table-cell office:value-type="float" office:value="0.0672495495" calcext:value-type="float">
            <text:p>0,0672495495</text:p>
          </table:table-cell>
          <table:table-cell office:value-type="float" office:value="3.54586983432597" calcext:value-type="float">
            <text:p>3,54586983432597</text:p>
          </table:table-cell>
          <table:table-cell office:value-type="float" office:value="3.74385997268923" calcext:value-type="float">
            <text:p>3,74385997268923</text:p>
          </table:table-cell>
          <table:table-cell office:value-type="float" office:value="0.042516773" calcext:value-type="float">
            <text:p>0,042516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71651215853253" calcext:value-type="float">
            <text:p>0,671651215853253</text:p>
          </table:table-cell>
          <table:table-cell office:value-type="float" office:value="34" calcext:value-type="float">
            <text:p>34</text:p>
          </table:table-cell>
          <table:table-cell office:value-type="float" office:value="0.00984963842868324" calcext:value-type="float">
            <text:p>0,00984963842868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699289818964077" calcext:value-type="float">
            <text:p>0,069928981896408</text:p>
          </table:table-cell>
          <table:table-cell office:value-type="float" office:value="0.130740588863265" calcext:value-type="float">
            <text:p>0,130740588863265</text:p>
          </table:table-cell>
          <table:table-cell office:value-type="float" office:value="0.0672495495" calcext:value-type="float">
            <text:p>0,0672495495</text:p>
          </table:table-cell>
          <table:table-cell office:value-type="float" office:value="3.54586983432597" calcext:value-type="float">
            <text:p>3,54586983432597</text:p>
          </table:table-cell>
          <table:table-cell office:value-type="float" office:value="3.74385997268923" calcext:value-type="float">
            <text:p>3,74385997268923</text:p>
          </table:table-cell>
          <table:table-cell office:value-type="float" office:value="0.033024885" calcext:value-type="float">
            <text:p>0,03302488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0.887530160526765" calcext:value-type="float">
            <text:p>0,887530160526765</text:p>
          </table:table-cell>
          <table:table-cell office:value-type="float" office:value="35" calcext:value-type="float">
            <text:p>35</text:p>
          </table:table-cell>
          <table:table-cell office:value-type="float" office:value="0.00805160517175197" calcext:value-type="float">
            <text:p>0,008051605171752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618527918880535" calcext:value-type="float">
            <text:p>0,061852791888054</text:p>
          </table:table-cell>
          <table:table-cell office:value-type="float" office:value="0.167376214510732" calcext:value-type="float">
            <text:p>0,167376214510732</text:p>
          </table:table-cell>
          <table:table-cell office:value-type="float" office:value="0.08700999" calcext:value-type="float">
            <text:p>0,08700999</text:p>
          </table:table-cell>
          <table:table-cell office:value-type="float" office:value="2.89857786183071" calcext:value-type="float">
            <text:p>2,89857786183071</text:p>
          </table:table-cell>
          <table:table-cell office:value-type="float" office:value="3.15296406634144" calcext:value-type="float">
            <text:p>3,15296406634144</text:p>
          </table:table-cell>
          <table:table-cell office:value-type="float" office:value="0.211344356" calcext:value-type="float">
            <text:p>0,21134435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0.887530160526765" calcext:value-type="float">
            <text:p>0,887530160526765</text:p>
          </table:table-cell>
          <table:table-cell office:value-type="float" office:value="35" calcext:value-type="float">
            <text:p>35</text:p>
          </table:table-cell>
          <table:table-cell office:value-type="float" office:value="0.00805160517175197" calcext:value-type="float">
            <text:p>0,00805160517175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618527918880535" calcext:value-type="float">
            <text:p>0,061852791888054</text:p>
          </table:table-cell>
          <table:table-cell office:value-type="float" office:value="0.167376214510732" calcext:value-type="float">
            <text:p>0,167376214510732</text:p>
          </table:table-cell>
          <table:table-cell office:value-type="float" office:value="0.08700999" calcext:value-type="float">
            <text:p>0,08700999</text:p>
          </table:table-cell>
          <table:table-cell office:value-type="float" office:value="2.89857786183071" calcext:value-type="float">
            <text:p>2,89857786183071</text:p>
          </table:table-cell>
          <table:table-cell office:value-type="float" office:value="3.15296406634144" calcext:value-type="float">
            <text:p>3,15296406634144</text:p>
          </table:table-cell>
          <table:table-cell office:value-type="float" office:value="0.07226693" calcext:value-type="float">
            <text:p>0,0722669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0.887530160526765" calcext:value-type="float">
            <text:p>0,887530160526765</text:p>
          </table:table-cell>
          <table:table-cell office:value-type="float" office:value="35" calcext:value-type="float">
            <text:p>35</text:p>
          </table:table-cell>
          <table:table-cell office:value-type="float" office:value="0.00805160517175197" calcext:value-type="float">
            <text:p>0,008051605171752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618527918880535" calcext:value-type="float">
            <text:p>0,061852791888054</text:p>
          </table:table-cell>
          <table:table-cell office:value-type="float" office:value="0.167376214510732" calcext:value-type="float">
            <text:p>0,167376214510732</text:p>
          </table:table-cell>
          <table:table-cell office:value-type="float" office:value="0.08700999" calcext:value-type="float">
            <text:p>0,08700999</text:p>
          </table:table-cell>
          <table:table-cell office:value-type="float" office:value="2.89857786183071" calcext:value-type="float">
            <text:p>2,89857786183071</text:p>
          </table:table-cell>
          <table:table-cell office:value-type="float" office:value="3.15296406634144" calcext:value-type="float">
            <text:p>3,15296406634144</text:p>
          </table:table-cell>
          <table:table-cell office:value-type="float" office:value="0.057465429" calcext:value-type="float">
            <text:p>0,05746542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0.887530160526765" calcext:value-type="float">
            <text:p>0,887530160526765</text:p>
          </table:table-cell>
          <table:table-cell office:value-type="float" office:value="35" calcext:value-type="float">
            <text:p>35</text:p>
          </table:table-cell>
          <table:table-cell office:value-type="float" office:value="0.00805160517175197" calcext:value-type="float">
            <text:p>0,008051605171752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618527918880535" calcext:value-type="float">
            <text:p>0,061852791888054</text:p>
          </table:table-cell>
          <table:table-cell office:value-type="float" office:value="0.167376214510732" calcext:value-type="float">
            <text:p>0,167376214510732</text:p>
          </table:table-cell>
          <table:table-cell office:value-type="float" office:value="0.08700999" calcext:value-type="float">
            <text:p>0,08700999</text:p>
          </table:table-cell>
          <table:table-cell office:value-type="float" office:value="2.89857786183071" calcext:value-type="float">
            <text:p>2,89857786183071</text:p>
          </table:table-cell>
          <table:table-cell office:value-type="float" office:value="3.15296406634144" calcext:value-type="float">
            <text:p>3,15296406634144</text:p>
          </table:table-cell>
          <table:table-cell office:value-type="float" office:value="0.046425076" calcext:value-type="float">
            <text:p>0,0464250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0.887530160526765" calcext:value-type="float">
            <text:p>0,887530160526765</text:p>
          </table:table-cell>
          <table:table-cell office:value-type="float" office:value="35" calcext:value-type="float">
            <text:p>35</text:p>
          </table:table-cell>
          <table:table-cell office:value-type="float" office:value="0.00805160517175197" calcext:value-type="float">
            <text:p>0,008051605171752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618527918880535" calcext:value-type="float">
            <text:p>0,061852791888054</text:p>
          </table:table-cell>
          <table:table-cell office:value-type="float" office:value="0.167376214510732" calcext:value-type="float">
            <text:p>0,167376214510732</text:p>
          </table:table-cell>
          <table:table-cell office:value-type="float" office:value="0.08700999" calcext:value-type="float">
            <text:p>0,08700999</text:p>
          </table:table-cell>
          <table:table-cell office:value-type="float" office:value="2.89857786183071" calcext:value-type="float">
            <text:p>2,89857786183071</text:p>
          </table:table-cell>
          <table:table-cell office:value-type="float" office:value="3.15296406634144" calcext:value-type="float">
            <text:p>3,15296406634144</text:p>
          </table:table-cell>
          <table:table-cell office:value-type="float" office:value="0.055450112" calcext:value-type="float">
            <text:p>0,055450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04441003943551" calcext:value-type="float">
            <text:p>1,04441003943551</text:p>
          </table:table-cell>
          <table:table-cell office:value-type="float" office:value="61" calcext:value-type="float">
            <text:p>61</text:p>
          </table:table-cell>
          <table:table-cell office:value-type="float" office:value="0.0116319194427853" calcext:value-type="float">
            <text:p>0,011631919442785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567830471345029" calcext:value-type="float">
            <text:p>0,056783047134503</text:p>
          </table:table-cell>
          <table:table-cell office:value-type="float" office:value="0.194140341162293" calcext:value-type="float">
            <text:p>0,194140341162293</text:p>
          </table:table-cell>
          <table:table-cell office:value-type="float" office:value="0.114406365" calcext:value-type="float">
            <text:p>0,114406365</text:p>
          </table:table-cell>
          <table:table-cell office:value-type="float" office:value="4.18749099940272" calcext:value-type="float">
            <text:p>4,18749099940272</text:p>
          </table:table-cell>
          <table:table-cell office:value-type="float" office:value="4.49603770556501" calcext:value-type="float">
            <text:p>4,49603770556501</text:p>
          </table:table-cell>
          <table:table-cell office:value-type="float" office:value="0.234941622" calcext:value-type="float">
            <text:p>0,234941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04441003943551" calcext:value-type="float">
            <text:p>1,04441003943551</text:p>
          </table:table-cell>
          <table:table-cell office:value-type="float" office:value="61" calcext:value-type="float">
            <text:p>61</text:p>
          </table:table-cell>
          <table:table-cell office:value-type="float" office:value="0.0116319194427853" calcext:value-type="float">
            <text:p>0,0116319194427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567830471345029" calcext:value-type="float">
            <text:p>0,056783047134503</text:p>
          </table:table-cell>
          <table:table-cell office:value-type="float" office:value="0.194140341162293" calcext:value-type="float">
            <text:p>0,194140341162293</text:p>
          </table:table-cell>
          <table:table-cell office:value-type="float" office:value="0.114406365" calcext:value-type="float">
            <text:p>0,114406365</text:p>
          </table:table-cell>
          <table:table-cell office:value-type="float" office:value="4.18749099940272" calcext:value-type="float">
            <text:p>4,18749099940272</text:p>
          </table:table-cell>
          <table:table-cell office:value-type="float" office:value="4.49603770556501" calcext:value-type="float">
            <text:p>4,49603770556501</text:p>
          </table:table-cell>
          <table:table-cell office:value-type="float" office:value="0.06993561" calcext:value-type="float">
            <text:p>0,06993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04441003943551" calcext:value-type="float">
            <text:p>1,04441003943551</text:p>
          </table:table-cell>
          <table:table-cell office:value-type="float" office:value="61" calcext:value-type="float">
            <text:p>61</text:p>
          </table:table-cell>
          <table:table-cell office:value-type="float" office:value="0.0116319194427853" calcext:value-type="float">
            <text:p>0,0116319194427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567830471345029" calcext:value-type="float">
            <text:p>0,056783047134503</text:p>
          </table:table-cell>
          <table:table-cell office:value-type="float" office:value="0.194140341162293" calcext:value-type="float">
            <text:p>0,194140341162293</text:p>
          </table:table-cell>
          <table:table-cell office:value-type="float" office:value="0.114406365" calcext:value-type="float">
            <text:p>0,114406365</text:p>
          </table:table-cell>
          <table:table-cell office:value-type="float" office:value="4.18749099940272" calcext:value-type="float">
            <text:p>4,18749099940272</text:p>
          </table:table-cell>
          <table:table-cell office:value-type="float" office:value="4.49603770556501" calcext:value-type="float">
            <text:p>4,49603770556501</text:p>
          </table:table-cell>
          <table:table-cell office:value-type="float" office:value="0.055074556" calcext:value-type="float">
            <text:p>0,055074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04441003943551" calcext:value-type="float">
            <text:p>1,04441003943551</text:p>
          </table:table-cell>
          <table:table-cell office:value-type="float" office:value="61" calcext:value-type="float">
            <text:p>61</text:p>
          </table:table-cell>
          <table:table-cell office:value-type="float" office:value="0.0116319194427853" calcext:value-type="float">
            <text:p>0,011631919442785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567830471345029" calcext:value-type="float">
            <text:p>0,056783047134503</text:p>
          </table:table-cell>
          <table:table-cell office:value-type="float" office:value="0.194140341162293" calcext:value-type="float">
            <text:p>0,194140341162293</text:p>
          </table:table-cell>
          <table:table-cell office:value-type="float" office:value="0.114406365" calcext:value-type="float">
            <text:p>0,114406365</text:p>
          </table:table-cell>
          <table:table-cell office:value-type="float" office:value="4.18749099940272" calcext:value-type="float">
            <text:p>4,18749099940272</text:p>
          </table:table-cell>
          <table:table-cell office:value-type="float" office:value="4.49603770556501" calcext:value-type="float">
            <text:p>4,49603770556501</text:p>
          </table:table-cell>
          <table:table-cell office:value-type="float" office:value="0.04930453" calcext:value-type="float">
            <text:p>0,04930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04441003943551" calcext:value-type="float">
            <text:p>1,04441003943551</text:p>
          </table:table-cell>
          <table:table-cell office:value-type="float" office:value="61" calcext:value-type="float">
            <text:p>61</text:p>
          </table:table-cell>
          <table:table-cell office:value-type="float" office:value="0.0116319194427853" calcext:value-type="float">
            <text:p>0,0116319194427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567830471345029" calcext:value-type="float">
            <text:p>0,056783047134503</text:p>
          </table:table-cell>
          <table:table-cell office:value-type="float" office:value="0.194140341162293" calcext:value-type="float">
            <text:p>0,194140341162293</text:p>
          </table:table-cell>
          <table:table-cell office:value-type="float" office:value="0.114406365" calcext:value-type="float">
            <text:p>0,114406365</text:p>
          </table:table-cell>
          <table:table-cell office:value-type="float" office:value="4.18749099940272" calcext:value-type="float">
            <text:p>4,18749099940272</text:p>
          </table:table-cell>
          <table:table-cell office:value-type="float" office:value="4.49603770556501" calcext:value-type="float">
            <text:p>4,49603770556501</text:p>
          </table:table-cell>
          <table:table-cell office:value-type="float" office:value="0.04968296" calcext:value-type="float">
            <text:p>0,04968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95701173554" calcext:value-type="float">
            <text:p>5085,95701173554</text:p>
          </table:table-cell>
          <table:table-cell office:value-type="float" office:value="1.26208729709579" calcext:value-type="float">
            <text:p>1,26208729709579</text:p>
          </table:table-cell>
          <table:table-cell office:value-type="float" office:value="51" calcext:value-type="float">
            <text:p>51</text:p>
          </table:table-cell>
          <table:table-cell office:value-type="float" office:value="0.00673240695413645" calcext:value-type="float">
            <text:p>0,006732406954136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158823529411765" calcext:value-type="float">
            <text:p>0,001588235294118</text:p>
          </table:table-cell>
          <table:table-cell office:value-type="float" office:value="0.0479565825076011" calcext:value-type="float">
            <text:p>0,047956582507601</text:p>
          </table:table-cell>
          <table:table-cell office:value-type="float" office:value="0.230960735974077" calcext:value-type="float">
            <text:p>0,230960735974077</text:p>
          </table:table-cell>
          <table:table-cell office:value-type="float" office:value="0.130488714" calcext:value-type="float">
            <text:p>0,130488714</text:p>
          </table:table-cell>
          <table:table-cell office:value-type="float" office:value="2.42366650348912" calcext:value-type="float">
            <text:p>2,42366650348912</text:p>
          </table:table-cell>
          <table:table-cell office:value-type="float" office:value="2.7851159534632" calcext:value-type="float">
            <text:p>2,7851159534632</text:p>
          </table:table-cell>
          <table:table-cell office:value-type="float" office:value="0.26368856" calcext:value-type="float">
            <text:p>0,26368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95701173554" calcext:value-type="float">
            <text:p>5085,95701173554</text:p>
          </table:table-cell>
          <table:table-cell office:value-type="float" office:value="1.26208729709579" calcext:value-type="float">
            <text:p>1,26208729709579</text:p>
          </table:table-cell>
          <table:table-cell office:value-type="float" office:value="51" calcext:value-type="float">
            <text:p>51</text:p>
          </table:table-cell>
          <table:table-cell office:value-type="float" office:value="0.00673240695413645" calcext:value-type="float">
            <text:p>0,00673240695413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479565825076011" calcext:value-type="float">
            <text:p>0,047956582507601</text:p>
          </table:table-cell>
          <table:table-cell office:value-type="float" office:value="0.230960735974077" calcext:value-type="float">
            <text:p>0,230960735974077</text:p>
          </table:table-cell>
          <table:table-cell office:value-type="float" office:value="0.130488714" calcext:value-type="float">
            <text:p>0,130488714</text:p>
          </table:table-cell>
          <table:table-cell office:value-type="float" office:value="2.42366650348912" calcext:value-type="float">
            <text:p>2,42366650348912</text:p>
          </table:table-cell>
          <table:table-cell office:value-type="float" office:value="2.7851159534632" calcext:value-type="float">
            <text:p>2,7851159534632</text:p>
          </table:table-cell>
          <table:table-cell office:value-type="float" office:value="0.07944035" calcext:value-type="float">
            <text:p>0,07944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95701173554" calcext:value-type="float">
            <text:p>5085,95701173554</text:p>
          </table:table-cell>
          <table:table-cell office:value-type="float" office:value="1.26208729709579" calcext:value-type="float">
            <text:p>1,26208729709579</text:p>
          </table:table-cell>
          <table:table-cell office:value-type="float" office:value="51" calcext:value-type="float">
            <text:p>51</text:p>
          </table:table-cell>
          <table:table-cell office:value-type="float" office:value="0.00673240695413645" calcext:value-type="float">
            <text:p>0,006732406954136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479565825076011" calcext:value-type="float">
            <text:p>0,047956582507601</text:p>
          </table:table-cell>
          <table:table-cell office:value-type="float" office:value="0.230960735974077" calcext:value-type="float">
            <text:p>0,230960735974077</text:p>
          </table:table-cell>
          <table:table-cell office:value-type="float" office:value="0.130488714" calcext:value-type="float">
            <text:p>0,130488714</text:p>
          </table:table-cell>
          <table:table-cell office:value-type="float" office:value="2.42366650348912" calcext:value-type="float">
            <text:p>2,42366650348912</text:p>
          </table:table-cell>
          <table:table-cell office:value-type="float" office:value="2.7851159534632" calcext:value-type="float">
            <text:p>2,7851159534632</text:p>
          </table:table-cell>
          <table:table-cell office:value-type="float" office:value="0.066037904" calcext:value-type="float">
            <text:p>0,066037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95701173554" calcext:value-type="float">
            <text:p>5085,95701173554</text:p>
          </table:table-cell>
          <table:table-cell office:value-type="float" office:value="1.26208729709579" calcext:value-type="float">
            <text:p>1,26208729709579</text:p>
          </table:table-cell>
          <table:table-cell office:value-type="float" office:value="51" calcext:value-type="float">
            <text:p>51</text:p>
          </table:table-cell>
          <table:table-cell office:value-type="float" office:value="0.00673240695413645" calcext:value-type="float">
            <text:p>0,00673240695413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479565825076011" calcext:value-type="float">
            <text:p>0,047956582507601</text:p>
          </table:table-cell>
          <table:table-cell office:value-type="float" office:value="0.230960735974077" calcext:value-type="float">
            <text:p>0,230960735974077</text:p>
          </table:table-cell>
          <table:table-cell office:value-type="float" office:value="0.130488714" calcext:value-type="float">
            <text:p>0,130488714</text:p>
          </table:table-cell>
          <table:table-cell office:value-type="float" office:value="2.42366650348912" calcext:value-type="float">
            <text:p>2,42366650348912</text:p>
          </table:table-cell>
          <table:table-cell office:value-type="float" office:value="2.7851159534632" calcext:value-type="float">
            <text:p>2,7851159534632</text:p>
          </table:table-cell>
          <table:table-cell office:value-type="float" office:value="0.057711574" calcext:value-type="float">
            <text:p>0,057711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95701173554" calcext:value-type="float">
            <text:p>5085,95701173554</text:p>
          </table:table-cell>
          <table:table-cell office:value-type="float" office:value="1.26208729709579" calcext:value-type="float">
            <text:p>1,26208729709579</text:p>
          </table:table-cell>
          <table:table-cell office:value-type="float" office:value="51" calcext:value-type="float">
            <text:p>51</text:p>
          </table:table-cell>
          <table:table-cell office:value-type="float" office:value="0.00673240695413645" calcext:value-type="float">
            <text:p>0,00673240695413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479565825076011" calcext:value-type="float">
            <text:p>0,047956582507601</text:p>
          </table:table-cell>
          <table:table-cell office:value-type="float" office:value="0.230960735974077" calcext:value-type="float">
            <text:p>0,230960735974077</text:p>
          </table:table-cell>
          <table:table-cell office:value-type="float" office:value="0.130488714" calcext:value-type="float">
            <text:p>0,130488714</text:p>
          </table:table-cell>
          <table:table-cell office:value-type="float" office:value="2.42366650348912" calcext:value-type="float">
            <text:p>2,42366650348912</text:p>
          </table:table-cell>
          <table:table-cell office:value-type="float" office:value="2.7851159534632" calcext:value-type="float">
            <text:p>2,7851159534632</text:p>
          </table:table-cell>
          <table:table-cell office:value-type="float" office:value="0.05434008" calcext:value-type="float">
            <text:p>0,05434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28689932717097" calcext:value-type="float">
            <text:p>1,28689932717097</text:p>
          </table:table-cell>
          <table:table-cell office:value-type="float" office:value="34" calcext:value-type="float">
            <text:p>34</text:p>
          </table:table-cell>
          <table:table-cell office:value-type="float" office:value="0.00250724757160026" calcext:value-type="float">
            <text:p>0,0025072475716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64705882352941" calcext:value-type="float">
            <text:p>0,001647058823529</text:p>
          </table:table-cell>
          <table:table-cell office:value-type="float" office:value="0.0485884260735171" calcext:value-type="float">
            <text:p>0,048588426073517</text:p>
          </table:table-cell>
          <table:table-cell office:value-type="float" office:value="0.235446490897004" calcext:value-type="float">
            <text:p>0,235446490897004</text:p>
          </table:table-cell>
          <table:table-cell office:value-type="float" office:value="0.1341611325" calcext:value-type="float">
            <text:p>0,1341611325</text:p>
          </table:table-cell>
          <table:table-cell office:value-type="float" office:value="0.902609125776093" calcext:value-type="float">
            <text:p>0,902609125776093</text:p>
          </table:table-cell>
          <table:table-cell office:value-type="float" office:value="1.2722167491731" calcext:value-type="float">
            <text:p>1,2722167491731</text:p>
          </table:table-cell>
          <table:table-cell office:value-type="float" office:value="0.267235182" calcext:value-type="float">
            <text:p>0,267235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28689932717097" calcext:value-type="float">
            <text:p>1,28689932717097</text:p>
          </table:table-cell>
          <table:table-cell office:value-type="float" office:value="34" calcext:value-type="float">
            <text:p>34</text:p>
          </table:table-cell>
          <table:table-cell office:value-type="float" office:value="0.00250724757160026" calcext:value-type="float">
            <text:p>0,0025072475716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485884260735171" calcext:value-type="float">
            <text:p>0,048588426073517</text:p>
          </table:table-cell>
          <table:table-cell office:value-type="float" office:value="0.235446490897004" calcext:value-type="float">
            <text:p>0,235446490897004</text:p>
          </table:table-cell>
          <table:table-cell office:value-type="float" office:value="0.1341611325" calcext:value-type="float">
            <text:p>0,1341611325</text:p>
          </table:table-cell>
          <table:table-cell office:value-type="float" office:value="0.902609125776093" calcext:value-type="float">
            <text:p>0,902609125776093</text:p>
          </table:table-cell>
          <table:table-cell office:value-type="float" office:value="1.2722167491731" calcext:value-type="float">
            <text:p>1,2722167491731</text:p>
          </table:table-cell>
          <table:table-cell office:value-type="float" office:value="0.072999613" calcext:value-type="float">
            <text:p>0,0729996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28689932717097" calcext:value-type="float">
            <text:p>1,28689932717097</text:p>
          </table:table-cell>
          <table:table-cell office:value-type="float" office:value="34" calcext:value-type="float">
            <text:p>34</text:p>
          </table:table-cell>
          <table:table-cell office:value-type="float" office:value="0.00250724757160026" calcext:value-type="float">
            <text:p>0,002507247571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485884260735171" calcext:value-type="float">
            <text:p>0,048588426073517</text:p>
          </table:table-cell>
          <table:table-cell office:value-type="float" office:value="0.235446490897004" calcext:value-type="float">
            <text:p>0,235446490897004</text:p>
          </table:table-cell>
          <table:table-cell office:value-type="float" office:value="0.1341611325" calcext:value-type="float">
            <text:p>0,1341611325</text:p>
          </table:table-cell>
          <table:table-cell office:value-type="float" office:value="0.902609125776093" calcext:value-type="float">
            <text:p>0,902609125776093</text:p>
          </table:table-cell>
          <table:table-cell office:value-type="float" office:value="1.2722167491731" calcext:value-type="float">
            <text:p>1,2722167491731</text:p>
          </table:table-cell>
          <table:table-cell office:value-type="float" office:value="0.076139355" calcext:value-type="float">
            <text:p>0,076139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28689932717097" calcext:value-type="float">
            <text:p>1,28689932717097</text:p>
          </table:table-cell>
          <table:table-cell office:value-type="float" office:value="34" calcext:value-type="float">
            <text:p>34</text:p>
          </table:table-cell>
          <table:table-cell office:value-type="float" office:value="0.00250724757160026" calcext:value-type="float">
            <text:p>0,002507247571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485884260735171" calcext:value-type="float">
            <text:p>0,048588426073517</text:p>
          </table:table-cell>
          <table:table-cell office:value-type="float" office:value="0.235446490897004" calcext:value-type="float">
            <text:p>0,235446490897004</text:p>
          </table:table-cell>
          <table:table-cell office:value-type="float" office:value="0.1341611325" calcext:value-type="float">
            <text:p>0,1341611325</text:p>
          </table:table-cell>
          <table:table-cell office:value-type="float" office:value="0.902609125776093" calcext:value-type="float">
            <text:p>0,902609125776093</text:p>
          </table:table-cell>
          <table:table-cell office:value-type="float" office:value="1.2722167491731" calcext:value-type="float">
            <text:p>1,2722167491731</text:p>
          </table:table-cell>
          <table:table-cell office:value-type="float" office:value="0.058529207" calcext:value-type="float">
            <text:p>0,0585292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1" calcext:value-type="float">
            <text:p>5160,1</text:p>
          </table:table-cell>
          <table:table-cell office:value-type="float" office:value="1.28689932717097" calcext:value-type="float">
            <text:p>1,28689932717097</text:p>
          </table:table-cell>
          <table:table-cell office:value-type="float" office:value="34" calcext:value-type="float">
            <text:p>34</text:p>
          </table:table-cell>
          <table:table-cell office:value-type="float" office:value="0.00250724757160026" calcext:value-type="float">
            <text:p>0,002507247571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485884260735171" calcext:value-type="float">
            <text:p>0,048588426073517</text:p>
          </table:table-cell>
          <table:table-cell office:value-type="float" office:value="0.235446490897004" calcext:value-type="float">
            <text:p>0,235446490897004</text:p>
          </table:table-cell>
          <table:table-cell office:value-type="float" office:value="0.1341611325" calcext:value-type="float">
            <text:p>0,1341611325</text:p>
          </table:table-cell>
          <table:table-cell office:value-type="float" office:value="0.902609125776093" calcext:value-type="float">
            <text:p>0,902609125776093</text:p>
          </table:table-cell>
          <table:table-cell office:value-type="float" office:value="1.2722167491731" calcext:value-type="float">
            <text:p>1,2722167491731</text:p>
          </table:table-cell>
          <table:table-cell office:value-type="float" office:value="0.056603631" calcext:value-type="float">
            <text:p>0,056603631</text:p>
          </table:table-cell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Greedy_MSTRGMT.C2:.C6])" office:value-type="float" office:value="5140.08496240602" calcext:value-type="float">
            <text:p>5140,08496240602</text:p>
          </table:table-cell>
          <table:table-cell table:formula="of:=AVERAGE([Greedy_MSTRGMT.D2:.D6])" office:value-type="float" office:value="0.183458646616541" calcext:value-type="float">
            <text:p>0,183458646616541</text:p>
          </table:table-cell>
          <table:table-cell table:formula="of:=AVERAGE([Greedy_MSTRGMT.E2:.E6])" office:value-type="float" office:value="0" calcext:value-type="float">
            <text:p>0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" calcext:value-type="float">
            <text:p>0,00E+00</text:p>
          </table:table-cell>
          <table:table-cell table:style-name="ce1" table:formula="of:=AVERAGE([Greedy_MSTRGMT.H2:.H6])" office:value-type="float" office:value="0.000352941176470588" calcext:value-type="float">
            <text:p>3,53E-04</text:p>
          </table:table-cell>
          <table:table-cell table:formula="of:=AVERAGE([Greedy_MSTRGMT.I2:.I6])" office:value-type="float" office:value="0.0865838205597327" calcext:value-type="float">
            <text:p>0,086583820559733</text:p>
          </table:table-cell>
          <table:table-cell table:formula="of:=AVERAGE([Greedy_MSTRGMT.J2:.J6])" office:value-type="float" office:value="0.0476084869631771" calcext:value-type="float">
            <text:p>0,047608486963177</text:p>
          </table:table-cell>
          <table:table-cell table:formula="of:=AVERAGE([Greedy_MSTRGMT.K2:.K6])" office:value-type="float" office:value="0.011719656" calcext:value-type="float">
            <text:p>0,011719656</text:p>
          </table:table-cell>
          <table:table-cell table:formula="of:=AVERAGE([Greedy_MSTRGMT.L2:.L6])" office:value-type="float" office:value="0" calcext:value-type="float">
            <text:p>0</text:p>
          </table:table-cell>
          <table:table-cell table:formula="of:=AVERAGE([Greedy_MSTRGMT.M2:.M6])" office:value-type="float" office:value="0.0593281429631771" calcext:value-type="float">
            <text:p>0,059328142963177</text:p>
          </table:table-cell>
          <table:table-cell table:formula="of:=AVERAGE([Greedy_MSTRGMT.N2:.N6])" office:value-type="float" office:value="0.0432070818" calcext:value-type="float">
            <text:p>0,04320708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Greedy_MSTRGMT.C7:.C11])" office:value-type="float" office:value="5161.00977443609" calcext:value-type="float">
            <text:p>5161,00977443609</text:p>
          </table:table-cell>
          <table:table-cell table:formula="of:=AVERAGE([Greedy_MSTRGMT.D7:.D11])" office:value-type="float" office:value="0.442738342271449" calcext:value-type="float">
            <text:p>0,442738342271449</text:p>
          </table:table-cell>
          <table:table-cell table:formula="of:=AVERAGE([Greedy_MSTRGMT.E7:.E11])" office:value-type="float" office:value="17" calcext:value-type="float">
            <text:p>17</text:p>
          </table:table-cell>
          <table:table-cell table:formula="of:=AVERAGE([Greedy_MSTRGMT.F7:.F11])" office:value-type="float" office:value="0.00747870421609056" calcext:value-type="float">
            <text:p>0,007478704216091</text:p>
          </table:table-cell>
          <table:table-cell table:formula="of:=AVERAGE([Greedy_MSTRGMT.G7:.G11])" office:value-type="float" office:value="0.0000705882352941177" calcext:value-type="float">
            <text:p>7,06E-05</text:p>
          </table:table-cell>
          <table:table-cell table:style-name="ce1" table:formula="of:=AVERAGE([Greedy_MSTRGMT.H7:.H11])" office:value-type="float" office:value="0.00051764705882353" calcext:value-type="float">
            <text:p>5,18E-04</text:p>
          </table:table-cell>
          <table:table-cell table:formula="of:=AVERAGE([Greedy_MSTRGMT.I7:.I11])" office:value-type="float" office:value="0.0780051719047619" calcext:value-type="float">
            <text:p>0,078005171904762</text:p>
          </table:table-cell>
          <table:table-cell table:formula="of:=AVERAGE([Greedy_MSTRGMT.J7:.J11])" office:value-type="float" office:value="0.0918070815492661" calcext:value-type="float">
            <text:p>0,091807081549266</text:p>
          </table:table-cell>
          <table:table-cell table:formula="of:=AVERAGE([Greedy_MSTRGMT.K7:.K11])" office:value-type="float" office:value="0.046049004" calcext:value-type="float">
            <text:p>0,046049004</text:p>
          </table:table-cell>
          <table:table-cell table:formula="of:=AVERAGE([Greedy_MSTRGMT.L7:.L11])" office:value-type="float" office:value="2.6923335177926" calcext:value-type="float">
            <text:p>2,6923335177926</text:p>
          </table:table-cell>
          <table:table-cell table:formula="of:=AVERAGE([Greedy_MSTRGMT.M7:.M11])" office:value-type="float" office:value="2.83018960334187" calcext:value-type="float">
            <text:p>2,83018960334187</text:p>
          </table:table-cell>
          <table:table-cell table:formula="of:=AVERAGE([Greedy_MSTRGMT.N7:.N11])" office:value-type="float" office:value="0.0736858304" calcext:value-type="float">
            <text:p>0,0736858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Greedy_MSTRGMT.C12:.C16])" office:value-type="float" office:value="5150.40827067669" calcext:value-type="float">
            <text:p>5150,40827067669</text:p>
          </table:table-cell>
          <table:table-cell table:formula="of:=AVERAGE([Greedy_MSTRGMT.D12:.D16])" office:value-type="float" office:value="0.671651215853253" calcext:value-type="float">
            <text:p>0,671651215853253</text:p>
          </table:table-cell>
          <table:table-cell table:formula="of:=AVERAGE([Greedy_MSTRGMT.E12:.E16])" office:value-type="float" office:value="34" calcext:value-type="float">
            <text:p>34</text:p>
          </table:table-cell>
          <table:table-cell table:formula="of:=AVERAGE([Greedy_MSTRGMT.F12:.F16])" office:value-type="float" office:value="0.00984963842868324" calcext:value-type="float">
            <text:p>0,009849638428683</text:p>
          </table:table-cell>
          <table:table-cell table:formula="of:=AVERAGE([Greedy_MSTRGMT.G12:.G16])" office:value-type="float" office:value="0.0002" calcext:value-type="float">
            <text:p>2,00E-04</text:p>
          </table:table-cell>
          <table:table-cell table:formula="of:=AVERAGE([Greedy_MSTRGMT.H12:.H16])" office:value-type="float" office:value="0.000635294117647059" calcext:value-type="float">
            <text:p>0,000635294117647</text:p>
          </table:table-cell>
          <table:table-cell table:formula="of:=AVERAGE([Greedy_MSTRGMT.I12:.I16])" office:value-type="float" office:value="0.0699289818964077" calcext:value-type="float">
            <text:p>0,069928981896408</text:p>
          </table:table-cell>
          <table:table-cell table:formula="of:=AVERAGE([Greedy_MSTRGMT.J12:.J16])" office:value-type="float" office:value="0.130740588863265" calcext:value-type="float">
            <text:p>0,130740588863265</text:p>
          </table:table-cell>
          <table:table-cell table:formula="of:=AVERAGE([Greedy_MSTRGMT.K12:.K16])" office:value-type="float" office:value="0.0672495495" calcext:value-type="float">
            <text:p>0,0672495495</text:p>
          </table:table-cell>
          <table:table-cell table:formula="of:=AVERAGE([Greedy_MSTRGMT.L12:.L16])" office:value-type="float" office:value="3.54586983432597" calcext:value-type="float">
            <text:p>3,54586983432597</text:p>
          </table:table-cell>
          <table:table-cell table:formula="of:=AVERAGE([Greedy_MSTRGMT.M12:.M16])" office:value-type="float" office:value="3.74385997268923" calcext:value-type="float">
            <text:p>3,74385997268923</text:p>
          </table:table-cell>
          <table:table-cell table:formula="of:=AVERAGE([Greedy_MSTRGMT.N12:.N16])" office:value-type="float" office:value="0.0839428494" calcext:value-type="float">
            <text:p>0,083942849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Greedy_MSTRGMT.C17:.C21])" office:value-type="float" office:value="5160.09248120301" calcext:value-type="float">
            <text:p>5160,09248120301</text:p>
          </table:table-cell>
          <table:table-cell table:formula="of:=AVERAGE([Greedy_MSTRGMT.D17:.D21])" office:value-type="float" office:value="0.887530160526765" calcext:value-type="float">
            <text:p>0,887530160526765</text:p>
          </table:table-cell>
          <table:table-cell table:formula="of:=AVERAGE([Greedy_MSTRGMT.E17:.E21])" office:value-type="float" office:value="35" calcext:value-type="float">
            <text:p>35</text:p>
          </table:table-cell>
          <table:table-cell table:formula="of:=AVERAGE([Greedy_MSTRGMT.F17:.F21])" office:value-type="float" office:value="0.00805160517175197" calcext:value-type="float">
            <text:p>0,008051605171752</text:p>
          </table:table-cell>
          <table:table-cell table:formula="of:=AVERAGE([Greedy_MSTRGMT.G17:.G21])" office:value-type="float" office:value="0.000164705882352941" calcext:value-type="float">
            <text:p>1,65E-04</text:p>
          </table:table-cell>
          <table:table-cell table:formula="of:=AVERAGE([Greedy_MSTRGMT.H17:.H21])" office:value-type="float" office:value="0.000576470588235294" calcext:value-type="float">
            <text:p>0,000576470588235</text:p>
          </table:table-cell>
          <table:table-cell table:formula="of:=AVERAGE([Greedy_MSTRGMT.I17:.I21])" office:value-type="float" office:value="0.0618527918880535" calcext:value-type="float">
            <text:p>0,061852791888054</text:p>
          </table:table-cell>
          <table:table-cell table:formula="of:=AVERAGE([Greedy_MSTRGMT.J17:.J21])" office:value-type="float" office:value="0.167376214510732" calcext:value-type="float">
            <text:p>0,167376214510732</text:p>
          </table:table-cell>
          <table:table-cell table:formula="of:=AVERAGE([Greedy_MSTRGMT.K17:.K21])" office:value-type="float" office:value="0.08700999" calcext:value-type="float">
            <text:p>0,08700999</text:p>
          </table:table-cell>
          <table:table-cell table:formula="of:=AVERAGE([Greedy_MSTRGMT.L17:.L21])" office:value-type="float" office:value="2.89857786183071" calcext:value-type="float">
            <text:p>2,89857786183071</text:p>
          </table:table-cell>
          <table:table-cell table:formula="of:=AVERAGE([Greedy_MSTRGMT.M17:.M21])" office:value-type="float" office:value="3.15296406634144" calcext:value-type="float">
            <text:p>3,15296406634144</text:p>
          </table:table-cell>
          <table:table-cell table:formula="of:=AVERAGE([Greedy_MSTRGMT.N17:.N21])" office:value-type="float" office:value="0.0885903806" calcext:value-type="float">
            <text:p>0,0885903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Greedy_MSTRGMT.C22:.C26])" office:value-type="float" office:value="5160.1" calcext:value-type="float">
            <text:p>5160,1</text:p>
          </table:table-cell>
          <table:table-cell table:formula="of:=AVERAGE([Greedy_MSTRGMT.D22:.D26])" office:value-type="float" office:value="1.04441003943551" calcext:value-type="float">
            <text:p>1,04441003943551</text:p>
          </table:table-cell>
          <table:table-cell table:formula="of:=AVERAGE([Greedy_MSTRGMT.E22:.E26])" office:value-type="float" office:value="61" calcext:value-type="float">
            <text:p>61</text:p>
          </table:table-cell>
          <table:table-cell table:formula="of:=AVERAGE([Greedy_MSTRGMT.F22:.F26])" office:value-type="float" office:value="0.0116319194427853" calcext:value-type="float">
            <text:p>0,011631919442785</text:p>
          </table:table-cell>
          <table:table-cell table:formula="of:=AVERAGE([Greedy_MSTRGMT.G22:.G26])" office:value-type="float" office:value="0.000105882352941177" calcext:value-type="float">
            <text:p>1,06E-04</text:p>
          </table:table-cell>
          <table:table-cell table:formula="of:=AVERAGE([Greedy_MSTRGMT.H22:.H26])" office:value-type="float" office:value="0.000564705882352941" calcext:value-type="float">
            <text:p>0,000564705882353</text:p>
          </table:table-cell>
          <table:table-cell table:formula="of:=AVERAGE([Greedy_MSTRGMT.I22:.I26])" office:value-type="float" office:value="0.056783047134503" calcext:value-type="float">
            <text:p>0,056783047134503</text:p>
          </table:table-cell>
          <table:table-cell table:formula="of:=AVERAGE([Greedy_MSTRGMT.J22:.J26])" office:value-type="float" office:value="0.194140341162293" calcext:value-type="float">
            <text:p>0,194140341162293</text:p>
          </table:table-cell>
          <table:table-cell table:formula="of:=AVERAGE([Greedy_MSTRGMT.K22:.K26])" office:value-type="float" office:value="0.114406365" calcext:value-type="float">
            <text:p>0,114406365</text:p>
          </table:table-cell>
          <table:table-cell table:formula="of:=AVERAGE([Greedy_MSTRGMT.L22:.L26])" office:value-type="float" office:value="4.18749099940272" calcext:value-type="float">
            <text:p>4,18749099940272</text:p>
          </table:table-cell>
          <table:table-cell table:formula="of:=AVERAGE([Greedy_MSTRGMT.M22:.M26])" office:value-type="float" office:value="4.49603770556501" calcext:value-type="float">
            <text:p>4,49603770556501</text:p>
          </table:table-cell>
          <table:table-cell table:formula="of:=AVERAGE([Greedy_MSTRGMT.N22:.N26])" office:value-type="float" office:value="0.0917878556" calcext:value-type="float">
            <text:p>0,0917878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Greedy_MSTRGMT.C27:.C31])" office:value-type="float" office:value="5085.95701173554" calcext:value-type="float">
            <text:p>5085,95701173554</text:p>
          </table:table-cell>
          <table:table-cell table:formula="of:=AVERAGE([Greedy_MSTRGMT.D27:.D31])" office:value-type="float" office:value="1.26208729709579" calcext:value-type="float">
            <text:p>1,26208729709579</text:p>
          </table:table-cell>
          <table:table-cell table:formula="of:=AVERAGE([Greedy_MSTRGMT.E27:.E31])" office:value-type="float" office:value="51" calcext:value-type="float">
            <text:p>51</text:p>
          </table:table-cell>
          <table:table-cell table:formula="of:=AVERAGE([Greedy_MSTRGMT.F27:.F31])" office:value-type="float" office:value="0.00673240695413645" calcext:value-type="float">
            <text:p>0,006732406954136</text:p>
          </table:table-cell>
          <table:table-cell table:formula="of:=AVERAGE([Greedy_MSTRGMT.G27:.G31])" office:value-type="float" office:value="0.000211764705882353" calcext:value-type="float">
            <text:p>2,12E-04</text:p>
          </table:table-cell>
          <table:table-cell table:formula="of:=AVERAGE([Greedy_MSTRGMT.H27:.H31])" office:value-type="float" office:value="0.000729411764705882" calcext:value-type="float">
            <text:p>0,000729411764706</text:p>
          </table:table-cell>
          <table:table-cell table:formula="of:=AVERAGE([Greedy_MSTRGMT.I27:.I31])" office:value-type="float" office:value="0.0479565825076011" calcext:value-type="float">
            <text:p>0,047956582507601</text:p>
          </table:table-cell>
          <table:table-cell table:formula="of:=AVERAGE([Greedy_MSTRGMT.J27:.J31])" office:value-type="float" office:value="0.230960735974077" calcext:value-type="float">
            <text:p>0,230960735974077</text:p>
          </table:table-cell>
          <table:table-cell table:formula="of:=AVERAGE([Greedy_MSTRGMT.K27:.K31])" office:value-type="float" office:value="0.130488714" calcext:value-type="float">
            <text:p>0,130488714</text:p>
          </table:table-cell>
          <table:table-cell table:formula="of:=AVERAGE([Greedy_MSTRGMT.L27:.L31])" office:value-type="float" office:value="2.42366650348912" calcext:value-type="float">
            <text:p>2,42366650348912</text:p>
          </table:table-cell>
          <table:table-cell table:formula="of:=AVERAGE([Greedy_MSTRGMT.M27:.M31])" office:value-type="float" office:value="2.7851159534632" calcext:value-type="float">
            <text:p>2,7851159534632</text:p>
          </table:table-cell>
          <table:table-cell table:formula="of:=AVERAGE([Greedy_MSTRGMT.N27:.N31])" office:value-type="float" office:value="0.1042436936" calcext:value-type="float">
            <text:p>0,1042436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Greedy_MSTRGMT.C32:.C36])" office:value-type="float" office:value="5160.1" calcext:value-type="float">
            <text:p>5160,1</text:p>
          </table:table-cell>
          <table:table-cell table:formula="of:=AVERAGE([Greedy_MSTRGMT.D32:.D36])" office:value-type="float" office:value="1.28689932717097" calcext:value-type="float">
            <text:p>1,28689932717097</text:p>
          </table:table-cell>
          <table:table-cell table:formula="of:=AVERAGE([Greedy_MSTRGMT.E32:.E36])" office:value-type="float" office:value="34" calcext:value-type="float">
            <text:p>34</text:p>
          </table:table-cell>
          <table:table-cell table:formula="of:=AVERAGE([Greedy_MSTRGMT.F32:.F36])" office:value-type="float" office:value="0.00250724757160026" calcext:value-type="float">
            <text:p>0,0025072475716</text:p>
          </table:table-cell>
          <table:table-cell table:formula="of:=AVERAGE([Greedy_MSTRGMT.G32:.G36])" office:value-type="float" office:value="0.000176470588235294" calcext:value-type="float">
            <text:p>1,76E-04</text:p>
          </table:table-cell>
          <table:table-cell table:formula="of:=AVERAGE([Greedy_MSTRGMT.H32:.H36])" office:value-type="float" office:value="0.00071764705882353" calcext:value-type="float">
            <text:p>0,000717647058824</text:p>
          </table:table-cell>
          <table:table-cell table:formula="of:=AVERAGE([Greedy_MSTRGMT.I32:.I36])" office:value-type="float" office:value="0.0485884260735171" calcext:value-type="float">
            <text:p>0,048588426073517</text:p>
          </table:table-cell>
          <table:table-cell table:formula="of:=AVERAGE([Greedy_MSTRGMT.J32:.J36])" office:value-type="float" office:value="0.235446490897004" calcext:value-type="float">
            <text:p>0,235446490897004</text:p>
          </table:table-cell>
          <table:table-cell table:formula="of:=AVERAGE([Greedy_MSTRGMT.K32:.K36])" office:value-type="float" office:value="0.1341611325" calcext:value-type="float">
            <text:p>0,1341611325</text:p>
          </table:table-cell>
          <table:table-cell table:formula="of:=AVERAGE([Greedy_MSTRGMT.L32:.L36])" office:value-type="float" office:value="0.902609125776093" calcext:value-type="float">
            <text:p>0,902609125776093</text:p>
          </table:table-cell>
          <table:table-cell table:formula="of:=AVERAGE([Greedy_MSTRGMT.M32:.M36])" office:value-type="float" office:value="1.2722167491731" calcext:value-type="float">
            <text:p>1,2722167491731</text:p>
          </table:table-cell>
          <table:table-cell table:formula="of:=AVERAGE([Greedy_MSTRGMT.N32:.N36])" office:value-type="float" office:value="0.1063013976" calcext:value-type="float">
            <text:p>0,1063013976</text:p>
          </table:table-cell>
        </table:table-row>
      </table:table>
      <table:table table:name="HPSD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51.0022556391" calcext:value-type="float">
            <text:p>5151,0022556391</text:p>
          </table:table-cell>
          <table:table-cell office:value-type="float" office:value="0.215558519955803" calcext:value-type="float">
            <text:p>0,215558519955803</text:p>
          </table:table-cell>
          <table:table-cell office:value-type="float" office:value="29" calcext:value-type="float">
            <text:p>29</text:p>
          </table:table-cell>
          <table:table-cell office:value-type="float" office:value="0.00830469644902635" calcext:value-type="float">
            <text:p>0,008304696449026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847650138262323" calcext:value-type="float">
            <text:p>0,084765013826232</text:p>
          </table:table-cell>
          <table:table-cell office:value-type="float" office:value="0.0529470390057729" calcext:value-type="float">
            <text:p>0,052947039005773</text:p>
          </table:table-cell>
          <table:table-cell office:value-type="float" office:value="0.017478516" calcext:value-type="float">
            <text:p>0,017478516</text:p>
          </table:table-cell>
          <table:table-cell office:value-type="float" office:value="2.98969072164948" calcext:value-type="float">
            <text:p>2,98969072164948</text:p>
          </table:table-cell>
          <table:table-cell office:value-type="float" office:value="3.06011627665526" calcext:value-type="float">
            <text:p>3,06011627665526</text:p>
          </table:table-cell>
          <table:table-cell office:value-type="float" office:value="0.1922141" calcext:value-type="float">
            <text:p>0,19221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51.0022556391" calcext:value-type="float">
            <text:p>5151,0022556391</text:p>
          </table:table-cell>
          <table:table-cell office:value-type="float" office:value="0.215558519955803" calcext:value-type="float">
            <text:p>0,215558519955803</text:p>
          </table:table-cell>
          <table:table-cell office:value-type="float" office:value="29" calcext:value-type="float">
            <text:p>29</text:p>
          </table:table-cell>
          <table:table-cell office:value-type="float" office:value="0.00830469644902635" calcext:value-type="float">
            <text:p>0,00830469644902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847650138262323" calcext:value-type="float">
            <text:p>0,084765013826232</text:p>
          </table:table-cell>
          <table:table-cell office:value-type="float" office:value="0.0529470390057729" calcext:value-type="float">
            <text:p>0,052947039005773</text:p>
          </table:table-cell>
          <table:table-cell office:value-type="float" office:value="0.017478516" calcext:value-type="float">
            <text:p>0,017478516</text:p>
          </table:table-cell>
          <table:table-cell office:value-type="float" office:value="2.98969072164948" calcext:value-type="float">
            <text:p>2,98969072164948</text:p>
          </table:table-cell>
          <table:table-cell office:value-type="float" office:value="3.06011627665526" calcext:value-type="float">
            <text:p>3,06011627665526</text:p>
          </table:table-cell>
          <table:table-cell office:value-type="float" office:value="0.061409959" calcext:value-type="float">
            <text:p>0,06140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51.0022556391" calcext:value-type="float">
            <text:p>5151,0022556391</text:p>
          </table:table-cell>
          <table:table-cell office:value-type="float" office:value="0.215558519955803" calcext:value-type="float">
            <text:p>0,215558519955803</text:p>
          </table:table-cell>
          <table:table-cell office:value-type="float" office:value="29" calcext:value-type="float">
            <text:p>29</text:p>
          </table:table-cell>
          <table:table-cell office:value-type="float" office:value="0.00830469644902635" calcext:value-type="float">
            <text:p>0,008304696449026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847650138262323" calcext:value-type="float">
            <text:p>0,084765013826232</text:p>
          </table:table-cell>
          <table:table-cell office:value-type="float" office:value="0.0529470390057729" calcext:value-type="float">
            <text:p>0,052947039005773</text:p>
          </table:table-cell>
          <table:table-cell office:value-type="float" office:value="0.017478516" calcext:value-type="float">
            <text:p>0,017478516</text:p>
          </table:table-cell>
          <table:table-cell office:value-type="float" office:value="2.98969072164948" calcext:value-type="float">
            <text:p>2,98969072164948</text:p>
          </table:table-cell>
          <table:table-cell office:value-type="float" office:value="3.06011627665526" calcext:value-type="float">
            <text:p>3,06011627665526</text:p>
          </table:table-cell>
          <table:table-cell office:value-type="float" office:value="0.04924689" calcext:value-type="float">
            <text:p>0,049246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51.0022556391" calcext:value-type="float">
            <text:p>5151,0022556391</text:p>
          </table:table-cell>
          <table:table-cell office:value-type="float" office:value="0.215558519955803" calcext:value-type="float">
            <text:p>0,215558519955803</text:p>
          </table:table-cell>
          <table:table-cell office:value-type="float" office:value="29" calcext:value-type="float">
            <text:p>29</text:p>
          </table:table-cell>
          <table:table-cell office:value-type="float" office:value="0.00830469644902635" calcext:value-type="float">
            <text:p>0,00830469644902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847650138262323" calcext:value-type="float">
            <text:p>0,084765013826232</text:p>
          </table:table-cell>
          <table:table-cell office:value-type="float" office:value="0.0529470390057729" calcext:value-type="float">
            <text:p>0,052947039005773</text:p>
          </table:table-cell>
          <table:table-cell office:value-type="float" office:value="0.017478516" calcext:value-type="float">
            <text:p>0,017478516</text:p>
          </table:table-cell>
          <table:table-cell office:value-type="float" office:value="2.98969072164948" calcext:value-type="float">
            <text:p>2,98969072164948</text:p>
          </table:table-cell>
          <table:table-cell office:value-type="float" office:value="3.06011627665526" calcext:value-type="float">
            <text:p>3,06011627665526</text:p>
          </table:table-cell>
          <table:table-cell office:value-type="float" office:value="0.038315433" calcext:value-type="float">
            <text:p>0,038315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51.0022556391" calcext:value-type="float">
            <text:p>5151,0022556391</text:p>
          </table:table-cell>
          <table:table-cell office:value-type="float" office:value="0.215558519955803" calcext:value-type="float">
            <text:p>0,215558519955803</text:p>
          </table:table-cell>
          <table:table-cell office:value-type="float" office:value="29" calcext:value-type="float">
            <text:p>29</text:p>
          </table:table-cell>
          <table:table-cell office:value-type="float" office:value="0.00830469644902635" calcext:value-type="float">
            <text:p>0,00830469644902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847650138262323" calcext:value-type="float">
            <text:p>0,084765013826232</text:p>
          </table:table-cell>
          <table:table-cell office:value-type="float" office:value="0.0529470390057729" calcext:value-type="float">
            <text:p>0,052947039005773</text:p>
          </table:table-cell>
          <table:table-cell office:value-type="float" office:value="0.017478516" calcext:value-type="float">
            <text:p>0,017478516</text:p>
          </table:table-cell>
          <table:table-cell office:value-type="float" office:value="2.98969072164948" calcext:value-type="float">
            <text:p>2,98969072164948</text:p>
          </table:table-cell>
          <table:table-cell office:value-type="float" office:value="3.06011627665526" calcext:value-type="float">
            <text:p>3,06011627665526</text:p>
          </table:table-cell>
          <table:table-cell office:value-type="float" office:value="0.027285497" calcext:value-type="float">
            <text:p>0,027285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51.91954887218" calcext:value-type="float">
            <text:p>5151,91954887218</text:p>
          </table:table-cell>
          <table:table-cell office:value-type="float" office:value="0.622449874686717" calcext:value-type="float">
            <text:p>0,622449874686717</text:p>
          </table:table-cell>
          <table:table-cell office:value-type="float" office:value="53" calcext:value-type="float">
            <text:p>53</text:p>
          </table:table-cell>
          <table:table-cell office:value-type="float" office:value="0.00499340493687583" calcext:value-type="float">
            <text:p>0,004993404936876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62295973015873" calcext:value-type="float">
            <text:p>0,062295973015873</text:p>
          </table:table-cell>
          <table:table-cell office:value-type="float" office:value="0.120720692949967" calcext:value-type="float">
            <text:p>0,120720692949967</text:p>
          </table:table-cell>
          <table:table-cell office:value-type="float" office:value="0.042363279" calcext:value-type="float">
            <text:p>0,042363279</text:p>
          </table:table-cell>
          <table:table-cell office:value-type="float" office:value="1.7976257772753" calcext:value-type="float">
            <text:p>1,7976257772753</text:p>
          </table:table-cell>
          <table:table-cell office:value-type="float" office:value="1.96070974922526" calcext:value-type="float">
            <text:p>1,96070974922526</text:p>
          </table:table-cell>
          <table:table-cell office:value-type="float" office:value="0.186415898" calcext:value-type="float">
            <text:p>0,186415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51.91954887218" calcext:value-type="float">
            <text:p>5151,91954887218</text:p>
          </table:table-cell>
          <table:table-cell office:value-type="float" office:value="0.622449874686717" calcext:value-type="float">
            <text:p>0,622449874686717</text:p>
          </table:table-cell>
          <table:table-cell office:value-type="float" office:value="53" calcext:value-type="float">
            <text:p>53</text:p>
          </table:table-cell>
          <table:table-cell office:value-type="float" office:value="0.00499340493687583" calcext:value-type="float">
            <text:p>0,004993404936876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62295973015873" calcext:value-type="float">
            <text:p>0,062295973015873</text:p>
          </table:table-cell>
          <table:table-cell office:value-type="float" office:value="0.120720692949967" calcext:value-type="float">
            <text:p>0,120720692949967</text:p>
          </table:table-cell>
          <table:table-cell office:value-type="float" office:value="0.042363279" calcext:value-type="float">
            <text:p>0,042363279</text:p>
          </table:table-cell>
          <table:table-cell office:value-type="float" office:value="1.7976257772753" calcext:value-type="float">
            <text:p>1,7976257772753</text:p>
          </table:table-cell>
          <table:table-cell office:value-type="float" office:value="1.96070974922526" calcext:value-type="float">
            <text:p>1,96070974922526</text:p>
          </table:table-cell>
          <table:table-cell office:value-type="float" office:value="0.065166195" calcext:value-type="float">
            <text:p>0,065166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51.91954887218" calcext:value-type="float">
            <text:p>5151,91954887218</text:p>
          </table:table-cell>
          <table:table-cell office:value-type="float" office:value="0.622449874686717" calcext:value-type="float">
            <text:p>0,622449874686717</text:p>
          </table:table-cell>
          <table:table-cell office:value-type="float" office:value="53" calcext:value-type="float">
            <text:p>53</text:p>
          </table:table-cell>
          <table:table-cell office:value-type="float" office:value="0.00499340493687583" calcext:value-type="float">
            <text:p>0,00499340493687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62295973015873" calcext:value-type="float">
            <text:p>0,062295973015873</text:p>
          </table:table-cell>
          <table:table-cell office:value-type="float" office:value="0.120720692949967" calcext:value-type="float">
            <text:p>0,120720692949967</text:p>
          </table:table-cell>
          <table:table-cell office:value-type="float" office:value="0.042363279" calcext:value-type="float">
            <text:p>0,042363279</text:p>
          </table:table-cell>
          <table:table-cell office:value-type="float" office:value="1.7976257772753" calcext:value-type="float">
            <text:p>1,7976257772753</text:p>
          </table:table-cell>
          <table:table-cell office:value-type="float" office:value="1.96070974922526" calcext:value-type="float">
            <text:p>1,96070974922526</text:p>
          </table:table-cell>
          <table:table-cell office:value-type="float" office:value="0.045715897" calcext:value-type="float">
            <text:p>0,045715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51.91954887218" calcext:value-type="float">
            <text:p>5151,91954887218</text:p>
          </table:table-cell>
          <table:table-cell office:value-type="float" office:value="0.622449874686717" calcext:value-type="float">
            <text:p>0,622449874686717</text:p>
          </table:table-cell>
          <table:table-cell office:value-type="float" office:value="53" calcext:value-type="float">
            <text:p>53</text:p>
          </table:table-cell>
          <table:table-cell office:value-type="float" office:value="0.00499340493687583" calcext:value-type="float">
            <text:p>0,00499340493687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62295973015873" calcext:value-type="float">
            <text:p>0,062295973015873</text:p>
          </table:table-cell>
          <table:table-cell office:value-type="float" office:value="0.120720692949967" calcext:value-type="float">
            <text:p>0,120720692949967</text:p>
          </table:table-cell>
          <table:table-cell office:value-type="float" office:value="0.042363279" calcext:value-type="float">
            <text:p>0,042363279</text:p>
          </table:table-cell>
          <table:table-cell office:value-type="float" office:value="1.7976257772753" calcext:value-type="float">
            <text:p>1,7976257772753</text:p>
          </table:table-cell>
          <table:table-cell office:value-type="float" office:value="1.96070974922526" calcext:value-type="float">
            <text:p>1,96070974922526</text:p>
          </table:table-cell>
          <table:table-cell office:value-type="float" office:value="0.041988352" calcext:value-type="float">
            <text:p>0,0419883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51.91954887218" calcext:value-type="float">
            <text:p>5151,91954887218</text:p>
          </table:table-cell>
          <table:table-cell office:value-type="float" office:value="0.622449874686717" calcext:value-type="float">
            <text:p>0,622449874686717</text:p>
          </table:table-cell>
          <table:table-cell office:value-type="float" office:value="53" calcext:value-type="float">
            <text:p>53</text:p>
          </table:table-cell>
          <table:table-cell office:value-type="float" office:value="0.00499340493687583" calcext:value-type="float">
            <text:p>0,0049934049368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62295973015873" calcext:value-type="float">
            <text:p>0,062295973015873</text:p>
          </table:table-cell>
          <table:table-cell office:value-type="float" office:value="0.120720692949967" calcext:value-type="float">
            <text:p>0,120720692949967</text:p>
          </table:table-cell>
          <table:table-cell office:value-type="float" office:value="0.042363279" calcext:value-type="float">
            <text:p>0,042363279</text:p>
          </table:table-cell>
          <table:table-cell office:value-type="float" office:value="1.7976257772753" calcext:value-type="float">
            <text:p>1,7976257772753</text:p>
          </table:table-cell>
          <table:table-cell office:value-type="float" office:value="1.96070974922526" calcext:value-type="float">
            <text:p>1,96070974922526</text:p>
          </table:table-cell>
          <table:table-cell office:value-type="float" office:value="0.032434543" calcext:value-type="float">
            <text:p>0,0324345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761286976401578" calcext:value-type="float">
            <text:p>0,761286976401578</text:p>
          </table:table-cell>
          <table:table-cell office:value-type="float" office:value="45" calcext:value-type="float">
            <text:p>45</text:p>
          </table:table-cell>
          <table:table-cell office:value-type="float" office:value="0.00104254285680437" calcext:value-type="float">
            <text:p>0,0010425428568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594389195488722" calcext:value-type="float">
            <text:p>0,059438919548872</text:p>
          </table:table-cell>
          <table:table-cell office:value-type="float" office:value="0.144693975456064" calcext:value-type="float">
            <text:p>0,144693975456064</text:p>
          </table:table-cell>
          <table:table-cell office:value-type="float" office:value="0.0490644435" calcext:value-type="float">
            <text:p>0,0490644435</text:p>
          </table:table-cell>
          <table:table-cell office:value-type="float" office:value="0.375315428449573" calcext:value-type="float">
            <text:p>0,375315428449573</text:p>
          </table:table-cell>
          <table:table-cell office:value-type="float" office:value="0.569073847405637" calcext:value-type="float">
            <text:p>0,569073847405637</text:p>
          </table:table-cell>
          <table:table-cell office:value-type="float" office:value="0.187865687" calcext:value-type="float">
            <text:p>0,187865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761286976401578" calcext:value-type="float">
            <text:p>0,761286976401578</text:p>
          </table:table-cell>
          <table:table-cell office:value-type="float" office:value="45" calcext:value-type="float">
            <text:p>45</text:p>
          </table:table-cell>
          <table:table-cell office:value-type="float" office:value="0.00104254285680437" calcext:value-type="float">
            <text:p>0,0010425428568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594389195488722" calcext:value-type="float">
            <text:p>0,059438919548872</text:p>
          </table:table-cell>
          <table:table-cell office:value-type="float" office:value="0.144693975456064" calcext:value-type="float">
            <text:p>0,144693975456064</text:p>
          </table:table-cell>
          <table:table-cell office:value-type="float" office:value="0.0490644435" calcext:value-type="float">
            <text:p>0,0490644435</text:p>
          </table:table-cell>
          <table:table-cell office:value-type="float" office:value="0.375315428449573" calcext:value-type="float">
            <text:p>0,375315428449573</text:p>
          </table:table-cell>
          <table:table-cell office:value-type="float" office:value="0.569073847405637" calcext:value-type="float">
            <text:p>0,569073847405637</text:p>
          </table:table-cell>
          <table:table-cell office:value-type="float" office:value="0.07809292" calcext:value-type="float">
            <text:p>0,07809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761286976401578" calcext:value-type="float">
            <text:p>0,761286976401578</text:p>
          </table:table-cell>
          <table:table-cell office:value-type="float" office:value="45" calcext:value-type="float">
            <text:p>45</text:p>
          </table:table-cell>
          <table:table-cell office:value-type="float" office:value="0.00104254285680437" calcext:value-type="float">
            <text:p>0,0010425428568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594389195488722" calcext:value-type="float">
            <text:p>0,059438919548872</text:p>
          </table:table-cell>
          <table:table-cell office:value-type="float" office:value="0.144693975456064" calcext:value-type="float">
            <text:p>0,144693975456064</text:p>
          </table:table-cell>
          <table:table-cell office:value-type="float" office:value="0.0490644435" calcext:value-type="float">
            <text:p>0,0490644435</text:p>
          </table:table-cell>
          <table:table-cell office:value-type="float" office:value="0.375315428449573" calcext:value-type="float">
            <text:p>0,375315428449573</text:p>
          </table:table-cell>
          <table:table-cell office:value-type="float" office:value="0.569073847405637" calcext:value-type="float">
            <text:p>0,569073847405637</text:p>
          </table:table-cell>
          <table:table-cell office:value-type="float" office:value="0.060959634" calcext:value-type="float">
            <text:p>0,0609596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761286976401578" calcext:value-type="float">
            <text:p>0,761286976401578</text:p>
          </table:table-cell>
          <table:table-cell office:value-type="float" office:value="45" calcext:value-type="float">
            <text:p>45</text:p>
          </table:table-cell>
          <table:table-cell office:value-type="float" office:value="0.00104254285680437" calcext:value-type="float">
            <text:p>0,0010425428568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594389195488722" calcext:value-type="float">
            <text:p>0,059438919548872</text:p>
          </table:table-cell>
          <table:table-cell office:value-type="float" office:value="0.144693975456064" calcext:value-type="float">
            <text:p>0,144693975456064</text:p>
          </table:table-cell>
          <table:table-cell office:value-type="float" office:value="0.0490644435" calcext:value-type="float">
            <text:p>0,0490644435</text:p>
          </table:table-cell>
          <table:table-cell office:value-type="float" office:value="0.375315428449573" calcext:value-type="float">
            <text:p>0,375315428449573</text:p>
          </table:table-cell>
          <table:table-cell office:value-type="float" office:value="0.569073847405637" calcext:value-type="float">
            <text:p>0,569073847405637</text:p>
          </table:table-cell>
          <table:table-cell office:value-type="float" office:value="0.050583614" calcext:value-type="float">
            <text:p>0,0505836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761286976401578" calcext:value-type="float">
            <text:p>0,761286976401578</text:p>
          </table:table-cell>
          <table:table-cell office:value-type="float" office:value="45" calcext:value-type="float">
            <text:p>45</text:p>
          </table:table-cell>
          <table:table-cell office:value-type="float" office:value="0.00104254285680437" calcext:value-type="float">
            <text:p>0,0010425428568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594389195488722" calcext:value-type="float">
            <text:p>0,059438919548872</text:p>
          </table:table-cell>
          <table:table-cell office:value-type="float" office:value="0.144693975456064" calcext:value-type="float">
            <text:p>0,144693975456064</text:p>
          </table:table-cell>
          <table:table-cell office:value-type="float" office:value="0.0490644435" calcext:value-type="float">
            <text:p>0,0490644435</text:p>
          </table:table-cell>
          <table:table-cell office:value-type="float" office:value="0.375315428449573" calcext:value-type="float">
            <text:p>0,375315428449573</text:p>
          </table:table-cell>
          <table:table-cell office:value-type="float" office:value="0.569073847405637" calcext:value-type="float">
            <text:p>0,569073847405637</text:p>
          </table:table-cell>
          <table:table-cell office:value-type="float" office:value="0.044468832" calcext:value-type="float">
            <text:p>0,0444688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189140407" calcext:value-type="float">
            <text:p>0,18914040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66460764" calcext:value-type="float">
            <text:p>0,06646076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5533334" calcext:value-type="float">
            <text:p>0,0553333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45529482" calcext:value-type="float">
            <text:p>0,04552948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3277734" calcext:value-type="float">
            <text:p>0,032777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1.24968323586745" calcext:value-type="float">
            <text:p>1,24968323586745</text:p>
          </table:table-cell>
          <table:table-cell office:value-type="float" office:value="130" calcext:value-type="float">
            <text:p>130</text:p>
          </table:table-cell>
          <table:table-cell office:value-type="float" office:value="0.00207840054050533" calcext:value-type="float">
            <text:p>0,002078400540505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64705882352941" calcext:value-type="float">
            <text:p>0,001647058823529</text:p>
          </table:table-cell>
          <table:table-cell office:value-type="float" office:value="0.0388781170175439" calcext:value-type="float">
            <text:p>0,038878117017544</text:p>
          </table:table-cell>
          <table:table-cell office:value-type="float" office:value="0.227173366513624" calcext:value-type="float">
            <text:p>0,227173366513624</text:p>
          </table:table-cell>
          <table:table-cell office:value-type="float" office:value="0.0968208975" calcext:value-type="float">
            <text:p>0,0968208975</text:p>
          </table:table-cell>
          <table:table-cell office:value-type="float" office:value="0.748224194581919" calcext:value-type="float">
            <text:p>0,748224194581919</text:p>
          </table:table-cell>
          <table:table-cell office:value-type="float" office:value="1.07221845859554" calcext:value-type="float">
            <text:p>1,07221845859554</text:p>
          </table:table-cell>
          <table:table-cell office:value-type="float" office:value="0.273798836" calcext:value-type="float">
            <text:p>0,273798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1.24968323586745" calcext:value-type="float">
            <text:p>1,24968323586745</text:p>
          </table:table-cell>
          <table:table-cell office:value-type="float" office:value="130" calcext:value-type="float">
            <text:p>130</text:p>
          </table:table-cell>
          <table:table-cell office:value-type="float" office:value="0.00207840054050533" calcext:value-type="float">
            <text:p>0,00207840054050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388781170175439" calcext:value-type="float">
            <text:p>0,038878117017544</text:p>
          </table:table-cell>
          <table:table-cell office:value-type="float" office:value="0.227173366513624" calcext:value-type="float">
            <text:p>0,227173366513624</text:p>
          </table:table-cell>
          <table:table-cell office:value-type="float" office:value="0.0968208975" calcext:value-type="float">
            <text:p>0,0968208975</text:p>
          </table:table-cell>
          <table:table-cell office:value-type="float" office:value="0.748224194581919" calcext:value-type="float">
            <text:p>0,748224194581919</text:p>
          </table:table-cell>
          <table:table-cell office:value-type="float" office:value="1.07221845859554" calcext:value-type="float">
            <text:p>1,07221845859554</text:p>
          </table:table-cell>
          <table:table-cell office:value-type="float" office:value="0.098269254" calcext:value-type="float">
            <text:p>0,0982692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1.24968323586745" calcext:value-type="float">
            <text:p>1,24968323586745</text:p>
          </table:table-cell>
          <table:table-cell office:value-type="float" office:value="130" calcext:value-type="float">
            <text:p>130</text:p>
          </table:table-cell>
          <table:table-cell office:value-type="float" office:value="0.00207840054050533" calcext:value-type="float">
            <text:p>0,002078400540505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388781170175439" calcext:value-type="float">
            <text:p>0,038878117017544</text:p>
          </table:table-cell>
          <table:table-cell office:value-type="float" office:value="0.227173366513624" calcext:value-type="float">
            <text:p>0,227173366513624</text:p>
          </table:table-cell>
          <table:table-cell office:value-type="float" office:value="0.0968208975" calcext:value-type="float">
            <text:p>0,0968208975</text:p>
          </table:table-cell>
          <table:table-cell office:value-type="float" office:value="0.748224194581919" calcext:value-type="float">
            <text:p>0,748224194581919</text:p>
          </table:table-cell>
          <table:table-cell office:value-type="float" office:value="1.07221845859554" calcext:value-type="float">
            <text:p>1,07221845859554</text:p>
          </table:table-cell>
          <table:table-cell office:value-type="float" office:value="0.083147339" calcext:value-type="float">
            <text:p>0,083147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1.24968323586745" calcext:value-type="float">
            <text:p>1,24968323586745</text:p>
          </table:table-cell>
          <table:table-cell office:value-type="float" office:value="130" calcext:value-type="float">
            <text:p>130</text:p>
          </table:table-cell>
          <table:table-cell office:value-type="float" office:value="0.00207840054050533" calcext:value-type="float">
            <text:p>0,00207840054050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388781170175439" calcext:value-type="float">
            <text:p>0,038878117017544</text:p>
          </table:table-cell>
          <table:table-cell office:value-type="float" office:value="0.227173366513624" calcext:value-type="float">
            <text:p>0,227173366513624</text:p>
          </table:table-cell>
          <table:table-cell office:value-type="float" office:value="0.0968208975" calcext:value-type="float">
            <text:p>0,0968208975</text:p>
          </table:table-cell>
          <table:table-cell office:value-type="float" office:value="0.748224194581919" calcext:value-type="float">
            <text:p>0,748224194581919</text:p>
          </table:table-cell>
          <table:table-cell office:value-type="float" office:value="1.07221845859554" calcext:value-type="float">
            <text:p>1,07221845859554</text:p>
          </table:table-cell>
          <table:table-cell office:value-type="float" office:value="0.06343611" calcext:value-type="float">
            <text:p>0,06343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1.24968323586745" calcext:value-type="float">
            <text:p>1,24968323586745</text:p>
          </table:table-cell>
          <table:table-cell office:value-type="float" office:value="130" calcext:value-type="float">
            <text:p>130</text:p>
          </table:table-cell>
          <table:table-cell office:value-type="float" office:value="0.00207840054050533" calcext:value-type="float">
            <text:p>0,002078400540505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388781170175439" calcext:value-type="float">
            <text:p>0,038878117017544</text:p>
          </table:table-cell>
          <table:table-cell office:value-type="float" office:value="0.227173366513624" calcext:value-type="float">
            <text:p>0,227173366513624</text:p>
          </table:table-cell>
          <table:table-cell office:value-type="float" office:value="0.0968208975" calcext:value-type="float">
            <text:p>0,0968208975</text:p>
          </table:table-cell>
          <table:table-cell office:value-type="float" office:value="0.748224194581919" calcext:value-type="float">
            <text:p>0,748224194581919</text:p>
          </table:table-cell>
          <table:table-cell office:value-type="float" office:value="1.07221845859554" calcext:value-type="float">
            <text:p>1,07221845859554</text:p>
          </table:table-cell>
          <table:table-cell office:value-type="float" office:value="0.055116312" calcext:value-type="float">
            <text:p>0,055116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98708692351" calcext:value-type="float">
            <text:p>5065,98708692351</text:p>
          </table:table-cell>
          <table:table-cell office:value-type="float" office:value="1.37891082994224" calcext:value-type="float">
            <text:p>1,37891082994224</text:p>
          </table:table-cell>
          <table:table-cell office:value-type="float" office:value="180" calcext:value-type="float">
            <text:p>180</text:p>
          </table:table-cell>
          <table:table-cell office:value-type="float" office:value="0.00461380122235773" calcext:value-type="float">
            <text:p>0,004613801222358</text:p>
          </table:table-cell>
          <table:table-cell office:value-type="float" office:value="0.000764705882352941" calcext:value-type="float">
            <text:p>7,65E-04</text:p>
          </table:table-cell>
          <table:table-cell table:style-name="Default" office:value-type="float" office:value="0.00152941176470588" calcext:value-type="float">
            <text:p>0,001529411764706</text:p>
          </table:table-cell>
          <table:table-cell office:value-type="float" office:value="0.0384138704210892" calcext:value-type="float">
            <text:p>0,038413870421089</text:p>
          </table:table-cell>
          <table:table-cell office:value-type="float" office:value="0.249874344674055" calcext:value-type="float">
            <text:p>0,249874344674055</text:p>
          </table:table-cell>
          <table:table-cell office:value-type="float" office:value="0.1356634455" calcext:value-type="float">
            <text:p>0,1356634455</text:p>
          </table:table-cell>
          <table:table-cell office:value-type="float" office:value="1.66096844004878" calcext:value-type="float">
            <text:p>1,66096844004878</text:p>
          </table:table-cell>
          <table:table-cell office:value-type="float" office:value="2.04650623022284" calcext:value-type="float">
            <text:p>2,04650623022284</text:p>
          </table:table-cell>
          <table:table-cell office:value-type="float" office:value="0.292011863" calcext:value-type="float">
            <text:p>0,2920118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98708692351" calcext:value-type="float">
            <text:p>5065,98708692351</text:p>
          </table:table-cell>
          <table:table-cell office:value-type="float" office:value="1.37891082994224" calcext:value-type="float">
            <text:p>1,37891082994224</text:p>
          </table:table-cell>
          <table:table-cell office:value-type="float" office:value="180" calcext:value-type="float">
            <text:p>180</text:p>
          </table:table-cell>
          <table:table-cell office:value-type="float" office:value="0.00461380122235773" calcext:value-type="float">
            <text:p>0,004613801222358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384138704210892" calcext:value-type="float">
            <text:p>0,038413870421089</text:p>
          </table:table-cell>
          <table:table-cell office:value-type="float" office:value="0.249874344674055" calcext:value-type="float">
            <text:p>0,249874344674055</text:p>
          </table:table-cell>
          <table:table-cell office:value-type="float" office:value="0.1356634455" calcext:value-type="float">
            <text:p>0,1356634455</text:p>
          </table:table-cell>
          <table:table-cell office:value-type="float" office:value="1.66096844004878" calcext:value-type="float">
            <text:p>1,66096844004878</text:p>
          </table:table-cell>
          <table:table-cell office:value-type="float" office:value="2.04650623022284" calcext:value-type="float">
            <text:p>2,04650623022284</text:p>
          </table:table-cell>
          <table:table-cell office:value-type="float" office:value="0.102729178" calcext:value-type="float">
            <text:p>0,102729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98708692351" calcext:value-type="float">
            <text:p>5065,98708692351</text:p>
          </table:table-cell>
          <table:table-cell office:value-type="float" office:value="1.37891082994224" calcext:value-type="float">
            <text:p>1,37891082994224</text:p>
          </table:table-cell>
          <table:table-cell office:value-type="float" office:value="180" calcext:value-type="float">
            <text:p>180</text:p>
          </table:table-cell>
          <table:table-cell office:value-type="float" office:value="0.00461380122235773" calcext:value-type="float">
            <text:p>0,004613801222358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384138704210892" calcext:value-type="float">
            <text:p>0,038413870421089</text:p>
          </table:table-cell>
          <table:table-cell office:value-type="float" office:value="0.249874344674055" calcext:value-type="float">
            <text:p>0,249874344674055</text:p>
          </table:table-cell>
          <table:table-cell office:value-type="float" office:value="0.1356634455" calcext:value-type="float">
            <text:p>0,1356634455</text:p>
          </table:table-cell>
          <table:table-cell office:value-type="float" office:value="1.66096844004878" calcext:value-type="float">
            <text:p>1,66096844004878</text:p>
          </table:table-cell>
          <table:table-cell office:value-type="float" office:value="2.04650623022284" calcext:value-type="float">
            <text:p>2,04650623022284</text:p>
          </table:table-cell>
          <table:table-cell office:value-type="float" office:value="0.08786517" calcext:value-type="float">
            <text:p>0,087865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98708692351" calcext:value-type="float">
            <text:p>5065,98708692351</text:p>
          </table:table-cell>
          <table:table-cell office:value-type="float" office:value="1.37891082994224" calcext:value-type="float">
            <text:p>1,37891082994224</text:p>
          </table:table-cell>
          <table:table-cell office:value-type="float" office:value="180" calcext:value-type="float">
            <text:p>180</text:p>
          </table:table-cell>
          <table:table-cell office:value-type="float" office:value="0.00461380122235773" calcext:value-type="float">
            <text:p>0,004613801222358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384138704210892" calcext:value-type="float">
            <text:p>0,038413870421089</text:p>
          </table:table-cell>
          <table:table-cell office:value-type="float" office:value="0.249874344674055" calcext:value-type="float">
            <text:p>0,249874344674055</text:p>
          </table:table-cell>
          <table:table-cell office:value-type="float" office:value="0.1356634455" calcext:value-type="float">
            <text:p>0,1356634455</text:p>
          </table:table-cell>
          <table:table-cell office:value-type="float" office:value="1.66096844004878" calcext:value-type="float">
            <text:p>1,66096844004878</text:p>
          </table:table-cell>
          <table:table-cell office:value-type="float" office:value="2.04650623022284" calcext:value-type="float">
            <text:p>2,04650623022284</text:p>
          </table:table-cell>
          <table:table-cell office:value-type="float" office:value="0.059023958" calcext:value-type="float">
            <text:p>0,0590239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98708692351" calcext:value-type="float">
            <text:p>5065,98708692351</text:p>
          </table:table-cell>
          <table:table-cell office:value-type="float" office:value="1.37891082994224" calcext:value-type="float">
            <text:p>1,37891082994224</text:p>
          </table:table-cell>
          <table:table-cell office:value-type="float" office:value="180" calcext:value-type="float">
            <text:p>180</text:p>
          </table:table-cell>
          <table:table-cell office:value-type="float" office:value="0.00461380122235773" calcext:value-type="float">
            <text:p>0,0046138012223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384138704210892" calcext:value-type="float">
            <text:p>0,038413870421089</text:p>
          </table:table-cell>
          <table:table-cell office:value-type="float" office:value="0.249874344674055" calcext:value-type="float">
            <text:p>0,249874344674055</text:p>
          </table:table-cell>
          <table:table-cell office:value-type="float" office:value="0.1356634455" calcext:value-type="float">
            <text:p>0,1356634455</text:p>
          </table:table-cell>
          <table:table-cell office:value-type="float" office:value="1.66096844004878" calcext:value-type="float">
            <text:p>1,66096844004878</text:p>
          </table:table-cell>
          <table:table-cell office:value-type="float" office:value="2.04650623022284" calcext:value-type="float">
            <text:p>2,04650623022284</text:p>
          </table:table-cell>
          <table:table-cell office:value-type="float" office:value="0.056183832" calcext:value-type="float">
            <text:p>0,056183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1.47583086299979" calcext:value-type="float">
            <text:p>1,47583086299979</text:p>
          </table:table-cell>
          <table:table-cell office:value-type="float" office:value="191" calcext:value-type="float">
            <text:p>191</text:p>
          </table:table-cell>
          <table:table-cell office:value-type="float" office:value="0.00442539668746955" calcext:value-type="float">
            <text:p>0,00442539668747</text:p>
          </table:table-cell>
          <table:table-cell office:value-type="float" office:value="0.000647058823529412" calcext:value-type="float">
            <text:p>6,47E-04</text:p>
          </table:table-cell>
          <table:table-cell table:style-name="Default" office:value-type="float" office:value="0.00176470588235294" calcext:value-type="float">
            <text:p>0,001764705882353</text:p>
          </table:table-cell>
          <table:table-cell office:value-type="float" office:value="0.0350265688220552" calcext:value-type="float">
            <text:p>0,035026568822055</text:p>
          </table:table-cell>
          <table:table-cell office:value-type="float" office:value="0.266364165230192" calcext:value-type="float">
            <text:p>0,266364165230192</text:p>
          </table:table-cell>
          <table:table-cell office:value-type="float" office:value="0.1461529245" calcext:value-type="float">
            <text:p>0,1461529245</text:p>
          </table:table-cell>
          <table:table-cell office:value-type="float" office:value="1.59314280748904" calcext:value-type="float">
            <text:p>1,59314280748904</text:p>
          </table:table-cell>
          <table:table-cell office:value-type="float" office:value="2.00565989721923" calcext:value-type="float">
            <text:p>2,00565989721923</text:p>
          </table:table-cell>
          <table:table-cell office:value-type="float" office:value="0.305478527" calcext:value-type="float">
            <text:p>0,305478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1.47583086299979" calcext:value-type="float">
            <text:p>1,47583086299979</text:p>
          </table:table-cell>
          <table:table-cell office:value-type="float" office:value="191" calcext:value-type="float">
            <text:p>191</text:p>
          </table:table-cell>
          <table:table-cell office:value-type="float" office:value="0.00442539668746955" calcext:value-type="float">
            <text:p>0,00442539668747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350265688220552" calcext:value-type="float">
            <text:p>0,035026568822055</text:p>
          </table:table-cell>
          <table:table-cell office:value-type="float" office:value="0.266364165230192" calcext:value-type="float">
            <text:p>0,266364165230192</text:p>
          </table:table-cell>
          <table:table-cell office:value-type="float" office:value="0.1461529245" calcext:value-type="float">
            <text:p>0,1461529245</text:p>
          </table:table-cell>
          <table:table-cell office:value-type="float" office:value="1.59314280748904" calcext:value-type="float">
            <text:p>1,59314280748904</text:p>
          </table:table-cell>
          <table:table-cell office:value-type="float" office:value="2.00565989721923" calcext:value-type="float">
            <text:p>2,00565989721923</text:p>
          </table:table-cell>
          <table:table-cell office:value-type="float" office:value="0.120908379" calcext:value-type="float">
            <text:p>0,1209083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1.47583086299979" calcext:value-type="float">
            <text:p>1,47583086299979</text:p>
          </table:table-cell>
          <table:table-cell office:value-type="float" office:value="191" calcext:value-type="float">
            <text:p>191</text:p>
          </table:table-cell>
          <table:table-cell office:value-type="float" office:value="0.00442539668746955" calcext:value-type="float">
            <text:p>0,00442539668747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350265688220552" calcext:value-type="float">
            <text:p>0,035026568822055</text:p>
          </table:table-cell>
          <table:table-cell office:value-type="float" office:value="0.266364165230192" calcext:value-type="float">
            <text:p>0,266364165230192</text:p>
          </table:table-cell>
          <table:table-cell office:value-type="float" office:value="0.1461529245" calcext:value-type="float">
            <text:p>0,1461529245</text:p>
          </table:table-cell>
          <table:table-cell office:value-type="float" office:value="1.59314280748904" calcext:value-type="float">
            <text:p>1,59314280748904</text:p>
          </table:table-cell>
          <table:table-cell office:value-type="float" office:value="2.00565989721923" calcext:value-type="float">
            <text:p>2,00565989721923</text:p>
          </table:table-cell>
          <table:table-cell office:value-type="float" office:value="0.074615133" calcext:value-type="float">
            <text:p>0,074615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1.47583086299979" calcext:value-type="float">
            <text:p>1,47583086299979</text:p>
          </table:table-cell>
          <table:table-cell office:value-type="float" office:value="191" calcext:value-type="float">
            <text:p>191</text:p>
          </table:table-cell>
          <table:table-cell office:value-type="float" office:value="0.00442539668746955" calcext:value-type="float">
            <text:p>0,00442539668747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350265688220552" calcext:value-type="float">
            <text:p>0,035026568822055</text:p>
          </table:table-cell>
          <table:table-cell office:value-type="float" office:value="0.266364165230192" calcext:value-type="float">
            <text:p>0,266364165230192</text:p>
          </table:table-cell>
          <table:table-cell office:value-type="float" office:value="0.1461529245" calcext:value-type="float">
            <text:p>0,1461529245</text:p>
          </table:table-cell>
          <table:table-cell office:value-type="float" office:value="1.59314280748904" calcext:value-type="float">
            <text:p>1,59314280748904</text:p>
          </table:table-cell>
          <table:table-cell office:value-type="float" office:value="2.00565989721923" calcext:value-type="float">
            <text:p>2,00565989721923</text:p>
          </table:table-cell>
          <table:table-cell office:value-type="float" office:value="0.067845698" calcext:value-type="float">
            <text:p>0,067845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60.09248120301" calcext:value-type="float">
            <text:p>5160,09248120301</text:p>
          </table:table-cell>
          <table:table-cell office:value-type="float" office:value="1.47583086299979" calcext:value-type="float">
            <text:p>1,47583086299979</text:p>
          </table:table-cell>
          <table:table-cell office:value-type="float" office:value="191" calcext:value-type="float">
            <text:p>191</text:p>
          </table:table-cell>
          <table:table-cell office:value-type="float" office:value="0.00442539668746955" calcext:value-type="float">
            <text:p>0,00442539668747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350265688220552" calcext:value-type="float">
            <text:p>0,035026568822055</text:p>
          </table:table-cell>
          <table:table-cell office:value-type="float" office:value="0.266364165230192" calcext:value-type="float">
            <text:p>0,266364165230192</text:p>
          </table:table-cell>
          <table:table-cell office:value-type="float" office:value="0.1461529245" calcext:value-type="float">
            <text:p>0,1461529245</text:p>
          </table:table-cell>
          <table:table-cell office:value-type="float" office:value="1.59314280748904" calcext:value-type="float">
            <text:p>1,59314280748904</text:p>
          </table:table-cell>
          <table:table-cell office:value-type="float" office:value="2.00565989721923" calcext:value-type="float">
            <text:p>2,00565989721923</text:p>
          </table:table-cell>
          <table:table-cell office:value-type="float" office:value="0.0706803" calcext:value-type="float">
            <text:p>0,0706803</text:p>
          </table:table-cell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default-cell-style-name="ce2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SD_MSTRGMT.C2:.C6])" office:value-type="float" office:value="5151.0022556391" calcext:value-type="float">
            <text:p>5151,0022556391</text:p>
          </table:table-cell>
          <table:table-cell table:formula="of:=AVERAGE([HPSD_MSTRGMT.D2:.D6])" office:value-type="float" office:value="0.215558519955803" calcext:value-type="float">
            <text:p>0,215558519955803</text:p>
          </table:table-cell>
          <table:table-cell table:formula="of:=AVERAGE([HPSD_MSTRGMT.E2:.E6])" office:value-type="float" office:value="29" calcext:value-type="float">
            <text:p>29</text:p>
          </table:table-cell>
          <table:table-cell table:formula="of:=AVERAGE([HPSD_MSTRGMT.F2:.F6])" office:value-type="float" office:value="0.00830469644902635" calcext:value-type="float">
            <text:p>0,008304696449026</text:p>
          </table:table-cell>
          <table:table-cell table:formula="of:=AVERAGE([HPSD_MSTRGMT.G2:.G6])" office:value-type="float" office:value="0.000129411764705882" calcext:value-type="float">
            <text:p>1,29E-04</text:p>
          </table:table-cell>
          <table:table-cell table:style-name="ce2" table:formula="of:=AVERAGE([HPSD_MSTRGMT.H2:.H6])" office:value-type="float" office:value="0.000670588235294118" calcext:value-type="float">
            <text:p>6,71E-04</text:p>
          </table:table-cell>
          <table:table-cell table:formula="of:=AVERAGE([HPSD_MSTRGMT.I2:.I6])" office:value-type="float" office:value="0.0847650138262323" calcext:value-type="float">
            <text:p>0,084765013826232</text:p>
          </table:table-cell>
          <table:table-cell table:formula="of:=AVERAGE([HPSD_MSTRGMT.J2:.J6])" office:value-type="float" office:value="0.0529470390057729" calcext:value-type="float">
            <text:p>0,052947039005773</text:p>
          </table:table-cell>
          <table:table-cell table:formula="of:=AVERAGE([HPSD_MSTRGMT.K2:.K6])" office:value-type="float" office:value="0.017478516" calcext:value-type="float">
            <text:p>0,017478516</text:p>
          </table:table-cell>
          <table:table-cell table:formula="of:=AVERAGE([HPSD_MSTRGMT.L2:.L6])" office:value-type="float" office:value="2.98969072164948" calcext:value-type="float">
            <text:p>2,98969072164948</text:p>
          </table:table-cell>
          <table:table-cell table:formula="of:=AVERAGE([HPSD_MSTRGMT.M2:.M6])" office:value-type="float" office:value="3.06011627665526" calcext:value-type="float">
            <text:p>3,06011627665526</text:p>
          </table:table-cell>
          <table:table-cell table:formula="of:=AVERAGE([HPSD_MSTRGMT.N2:.N6])" office:value-type="float" office:value="0.0736943758" calcext:value-type="float">
            <text:p>0,0736943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SD_MSTRGMT.C7:.C11])" office:value-type="float" office:value="5151.91954887218" calcext:value-type="float">
            <text:p>5151,91954887218</text:p>
          </table:table-cell>
          <table:table-cell table:formula="of:=AVERAGE([HPSD_MSTRGMT.D7:.D11])" office:value-type="float" office:value="0.622449874686717" calcext:value-type="float">
            <text:p>0,622449874686717</text:p>
          </table:table-cell>
          <table:table-cell table:formula="of:=AVERAGE([HPSD_MSTRGMT.E7:.E11])" office:value-type="float" office:value="53" calcext:value-type="float">
            <text:p>53</text:p>
          </table:table-cell>
          <table:table-cell table:formula="of:=AVERAGE([HPSD_MSTRGMT.F7:.F11])" office:value-type="float" office:value="0.00499340493687583" calcext:value-type="float">
            <text:p>0,004993404936876</text:p>
          </table:table-cell>
          <table:table-cell table:formula="of:=AVERAGE([HPSD_MSTRGMT.G7:.G11])" office:value-type="float" office:value="0.000141176470588235" calcext:value-type="float">
            <text:p>1,41E-04</text:p>
          </table:table-cell>
          <table:table-cell table:formula="of:=AVERAGE([HPSD_MSTRGMT.H7:.H11])" office:value-type="float" office:value="0.000658823529411766" calcext:value-type="float">
            <text:p>0,000658823529412</text:p>
          </table:table-cell>
          <table:table-cell table:formula="of:=AVERAGE([HPSD_MSTRGMT.I7:.I11])" office:value-type="float" office:value="0.062295973015873" calcext:value-type="float">
            <text:p>0,062295973015873</text:p>
          </table:table-cell>
          <table:table-cell table:formula="of:=AVERAGE([HPSD_MSTRGMT.J7:.J11])" office:value-type="float" office:value="0.120720692949967" calcext:value-type="float">
            <text:p>0,120720692949967</text:p>
          </table:table-cell>
          <table:table-cell table:formula="of:=AVERAGE([HPSD_MSTRGMT.K7:.K11])" office:value-type="float" office:value="0.042363279" calcext:value-type="float">
            <text:p>0,042363279</text:p>
          </table:table-cell>
          <table:table-cell table:formula="of:=AVERAGE([HPSD_MSTRGMT.L7:.L11])" office:value-type="float" office:value="1.7976257772753" calcext:value-type="float">
            <text:p>1,7976257772753</text:p>
          </table:table-cell>
          <table:table-cell table:formula="of:=AVERAGE([HPSD_MSTRGMT.M7:.M11])" office:value-type="float" office:value="1.96070974922526" calcext:value-type="float">
            <text:p>1,96070974922526</text:p>
          </table:table-cell>
          <table:table-cell table:formula="of:=AVERAGE([HPSD_MSTRGMT.N7:.N11])" office:value-type="float" office:value="0.074344177" calcext:value-type="float">
            <text:p>0,074344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SD_MSTRGMT.C12:.C16])" office:value-type="float" office:value="5141.91954887218" calcext:value-type="float">
            <text:p>5141,91954887218</text:p>
          </table:table-cell>
          <table:table-cell table:formula="of:=AVERAGE([HPSD_MSTRGMT.D12:.D16])" office:value-type="float" office:value="0.761286976401578" calcext:value-type="float">
            <text:p>0,761286976401578</text:p>
          </table:table-cell>
          <table:table-cell table:formula="of:=AVERAGE([HPSD_MSTRGMT.E12:.E16])" office:value-type="float" office:value="45" calcext:value-type="float">
            <text:p>45</text:p>
          </table:table-cell>
          <table:table-cell table:formula="of:=AVERAGE([HPSD_MSTRGMT.F12:.F16])" office:value-type="float" office:value="0.00104254285680437" calcext:value-type="float">
            <text:p>0,001042542856804</text:p>
          </table:table-cell>
          <table:table-cell table:formula="of:=AVERAGE([HPSD_MSTRGMT.G12:.G16])" office:value-type="float" office:value="0.0000705882352941176" calcext:value-type="float">
            <text:p>7,06E-05</text:p>
          </table:table-cell>
          <table:table-cell table:style-name="ce2" table:formula="of:=AVERAGE([HPSD_MSTRGMT.H12:.H16])" office:value-type="float" office:value="0.000670588235294118" calcext:value-type="float">
            <text:p>6,71E-04</text:p>
          </table:table-cell>
          <table:table-cell table:formula="of:=AVERAGE([HPSD_MSTRGMT.I12:.I16])" office:value-type="float" office:value="0.0594389195488722" calcext:value-type="float">
            <text:p>0,059438919548872</text:p>
          </table:table-cell>
          <table:table-cell table:formula="of:=AVERAGE([HPSD_MSTRGMT.J12:.J16])" office:value-type="float" office:value="0.144693975456064" calcext:value-type="float">
            <text:p>0,144693975456064</text:p>
          </table:table-cell>
          <table:table-cell table:formula="of:=AVERAGE([HPSD_MSTRGMT.K12:.K16])" office:value-type="float" office:value="0.0490644435" calcext:value-type="float">
            <text:p>0,0490644435</text:p>
          </table:table-cell>
          <table:table-cell table:formula="of:=AVERAGE([HPSD_MSTRGMT.L12:.L16])" office:value-type="float" office:value="0.375315428449573" calcext:value-type="float">
            <text:p>0,375315428449573</text:p>
          </table:table-cell>
          <table:table-cell table:formula="of:=AVERAGE([HPSD_MSTRGMT.M12:.M16])" office:value-type="float" office:value="0.569073847405637" calcext:value-type="float">
            <text:p>0,569073847405637</text:p>
          </table:table-cell>
          <table:table-cell table:formula="of:=AVERAGE([HPSD_MSTRGMT.N12:.N16])" office:value-type="float" office:value="0.0843941374" calcext:value-type="float">
            <text:p>0,084394137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SD_MSTRGMT.C17:.C21])" office:value-type="float" office:value="5131.00977443609" calcext:value-type="float">
            <text:p>5131,00977443609</text:p>
          </table:table-cell>
          <table:table-cell table:formula="of:=AVERAGE([HPSD_MSTRGMT.D17:.D21])" office:value-type="float" office:value="0.967418546365915" calcext:value-type="float">
            <text:p>0,967418546365915</text:p>
          </table:table-cell>
          <table:table-cell table:formula="of:=AVERAGE([HPSD_MSTRGMT.E17:.E21])" office:value-type="float" office:value="0" calcext:value-type="float">
            <text:p>0</text:p>
          </table:table-cell>
          <table:table-cell table:formula="of:=AVERAGE([HPSD_MSTRGMT.F17:.F21])" office:value-type="float" office:value="0" calcext:value-type="float">
            <text:p>0</text:p>
          </table:table-cell>
          <table:table-cell table:formula="of:=AVERAGE([HPSD_MSTRGMT.G17:.G21])" office:value-type="float" office:value="0.0000470588235294118" calcext:value-type="float">
            <text:p>4,71E-05</text:p>
          </table:table-cell>
          <table:table-cell table:style-name="ce2" table:formula="of:=AVERAGE([HPSD_MSTRGMT.H17:.H21])" office:value-type="float" office:value="0.000541176470588235" calcext:value-type="float">
            <text:p>5,41E-04</text:p>
          </table:table-cell>
          <table:table-cell table:formula="of:=AVERAGE([HPSD_MSTRGMT.I17:.I21])" office:value-type="float" office:value="0.0509232568504595" calcext:value-type="float">
            <text:p>0,05092325685046</text:p>
          </table:table-cell>
          <table:table-cell table:formula="of:=AVERAGE([HPSD_MSTRGMT.J17:.J21])" office:value-type="float" office:value="0.179533659907047" calcext:value-type="float">
            <text:p>0,179533659907047</text:p>
          </table:table-cell>
          <table:table-cell table:formula="of:=AVERAGE([HPSD_MSTRGMT.K17:.K21])" office:value-type="float" office:value="0.044263275" calcext:value-type="float">
            <text:p>0,044263275</text:p>
          </table:table-cell>
          <table:table-cell table:formula="of:=AVERAGE([HPSD_MSTRGMT.L17:.L21])" office:value-type="float" office:value="0" calcext:value-type="float">
            <text:p>0</text:p>
          </table:table-cell>
          <table:table-cell table:formula="of:=AVERAGE([HPSD_MSTRGMT.M17:.M21])" office:value-type="float" office:value="0.223796934907047" calcext:value-type="float">
            <text:p>0,223796934907047</text:p>
          </table:table-cell>
          <table:table-cell table:formula="of:=AVERAGE([HPSD_MSTRGMT.N17:.N21])" office:value-type="float" office:value="0.0778482666" calcext:value-type="float">
            <text:p>0,0778482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SD_MSTRGMT.C22:.C26])" office:value-type="float" office:value="5141.91954887218" calcext:value-type="float">
            <text:p>5141,91954887218</text:p>
          </table:table-cell>
          <table:table-cell table:formula="of:=AVERAGE([HPSD_MSTRGMT.D22:.D26])" office:value-type="float" office:value="1.24968323586745" calcext:value-type="float">
            <text:p>1,24968323586745</text:p>
          </table:table-cell>
          <table:table-cell table:formula="of:=AVERAGE([HPSD_MSTRGMT.E22:.E26])" office:value-type="float" office:value="130" calcext:value-type="float">
            <text:p>130</text:p>
          </table:table-cell>
          <table:table-cell table:formula="of:=AVERAGE([HPSD_MSTRGMT.F22:.F26])" office:value-type="float" office:value="0.00207840054050533" calcext:value-type="float">
            <text:p>0,002078400540505</text:p>
          </table:table-cell>
          <table:table-cell table:formula="of:=AVERAGE([HPSD_MSTRGMT.G22:.G26])" office:value-type="float" office:value="0.000152941176470588" calcext:value-type="float">
            <text:p>1,53E-04</text:p>
          </table:table-cell>
          <table:table-cell table:formula="of:=AVERAGE([HPSD_MSTRGMT.H22:.H26])" office:value-type="float" office:value="0.000811764705882353" calcext:value-type="float">
            <text:p>0,000811764705882</text:p>
          </table:table-cell>
          <table:table-cell table:formula="of:=AVERAGE([HPSD_MSTRGMT.I22:.I26])" office:value-type="float" office:value="0.0388781170175439" calcext:value-type="float">
            <text:p>0,038878117017544</text:p>
          </table:table-cell>
          <table:table-cell table:formula="of:=AVERAGE([HPSD_MSTRGMT.J22:.J26])" office:value-type="float" office:value="0.227173366513624" calcext:value-type="float">
            <text:p>0,227173366513624</text:p>
          </table:table-cell>
          <table:table-cell table:formula="of:=AVERAGE([HPSD_MSTRGMT.K22:.K26])" office:value-type="float" office:value="0.0968208975" calcext:value-type="float">
            <text:p>0,0968208975</text:p>
          </table:table-cell>
          <table:table-cell table:formula="of:=AVERAGE([HPSD_MSTRGMT.L22:.L26])" office:value-type="float" office:value="0.748224194581919" calcext:value-type="float">
            <text:p>0,748224194581919</text:p>
          </table:table-cell>
          <table:table-cell table:formula="of:=AVERAGE([HPSD_MSTRGMT.M22:.M26])" office:value-type="float" office:value="1.07221845859554" calcext:value-type="float">
            <text:p>1,07221845859554</text:p>
          </table:table-cell>
          <table:table-cell table:formula="of:=AVERAGE([HPSD_MSTRGMT.N22:.N26])" office:value-type="float" office:value="0.1147535702" calcext:value-type="float">
            <text:p>0,1147535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SD_MSTRGMT.C27:.C31])" office:value-type="float" office:value="5065.98708692351" calcext:value-type="float">
            <text:p>5065,98708692351</text:p>
          </table:table-cell>
          <table:table-cell table:formula="of:=AVERAGE([HPSD_MSTRGMT.D27:.D31])" office:value-type="float" office:value="1.37891082994224" calcext:value-type="float">
            <text:p>1,37891082994224</text:p>
          </table:table-cell>
          <table:table-cell table:formula="of:=AVERAGE([HPSD_MSTRGMT.E27:.E31])" office:value-type="float" office:value="180" calcext:value-type="float">
            <text:p>180</text:p>
          </table:table-cell>
          <table:table-cell table:formula="of:=AVERAGE([HPSD_MSTRGMT.F27:.F31])" office:value-type="float" office:value="0.00461380122235773" calcext:value-type="float">
            <text:p>0,004613801222358</text:p>
          </table:table-cell>
          <table:table-cell table:formula="of:=AVERAGE([HPSD_MSTRGMT.G27:.G31])" office:value-type="float" office:value="0.000247058823529412" calcext:value-type="float">
            <text:p>2,47E-04</text:p>
          </table:table-cell>
          <table:table-cell table:formula="of:=AVERAGE([HPSD_MSTRGMT.H27:.H31])" office:value-type="float" office:value="0.0008" calcext:value-type="float">
            <text:p>0,0008</text:p>
          </table:table-cell>
          <table:table-cell table:formula="of:=AVERAGE([HPSD_MSTRGMT.I27:.I31])" office:value-type="float" office:value="0.0384138704210892" calcext:value-type="float">
            <text:p>0,038413870421089</text:p>
          </table:table-cell>
          <table:table-cell table:formula="of:=AVERAGE([HPSD_MSTRGMT.J27:.J31])" office:value-type="float" office:value="0.249874344674055" calcext:value-type="float">
            <text:p>0,249874344674055</text:p>
          </table:table-cell>
          <table:table-cell table:formula="of:=AVERAGE([HPSD_MSTRGMT.K27:.K31])" office:value-type="float" office:value="0.1356634455" calcext:value-type="float">
            <text:p>0,1356634455</text:p>
          </table:table-cell>
          <table:table-cell table:formula="of:=AVERAGE([HPSD_MSTRGMT.L27:.L31])" office:value-type="float" office:value="1.66096844004878" calcext:value-type="float">
            <text:p>1,66096844004878</text:p>
          </table:table-cell>
          <table:table-cell table:formula="of:=AVERAGE([HPSD_MSTRGMT.M27:.M31])" office:value-type="float" office:value="2.04650623022284" calcext:value-type="float">
            <text:p>2,04650623022284</text:p>
          </table:table-cell>
          <table:table-cell table:formula="of:=AVERAGE([HPSD_MSTRGMT.N27:.N31])" office:value-type="float" office:value="0.1195628002" calcext:value-type="float">
            <text:p>0,119562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SD_MSTRGMT.C32:.C36])" office:value-type="float" office:value="5160.09248120301" calcext:value-type="float">
            <text:p>5160,09248120301</text:p>
          </table:table-cell>
          <table:table-cell table:formula="of:=AVERAGE([HPSD_MSTRGMT.D32:.D36])" office:value-type="float" office:value="1.47583086299979" calcext:value-type="float">
            <text:p>1,47583086299979</text:p>
          </table:table-cell>
          <table:table-cell table:formula="of:=AVERAGE([HPSD_MSTRGMT.E32:.E36])" office:value-type="float" office:value="191" calcext:value-type="float">
            <text:p>191</text:p>
          </table:table-cell>
          <table:table-cell table:formula="of:=AVERAGE([HPSD_MSTRGMT.F32:.F36])" office:value-type="float" office:value="0.00442539668746955" calcext:value-type="float">
            <text:p>0,00442539668747</text:p>
          </table:table-cell>
          <table:table-cell table:style-name="Default" table:formula="of:=AVERAGE([HPSD_MSTRGMT.G32:.G36])" office:value-type="float" office:value="0.000305882352941176" calcext:value-type="float">
            <text:p>0,000305882352941</text:p>
          </table:table-cell>
          <table:table-cell table:formula="of:=AVERAGE([HPSD_MSTRGMT.H32:.H36])" office:value-type="float" office:value="0.000917647058823529" calcext:value-type="float">
            <text:p>0,000917647058824</text:p>
          </table:table-cell>
          <table:table-cell table:formula="of:=AVERAGE([HPSD_MSTRGMT.I32:.I36])" office:value-type="float" office:value="0.0350265688220552" calcext:value-type="float">
            <text:p>0,035026568822055</text:p>
          </table:table-cell>
          <table:table-cell table:formula="of:=AVERAGE([HPSD_MSTRGMT.J32:.J36])" office:value-type="float" office:value="0.266364165230192" calcext:value-type="float">
            <text:p>0,266364165230192</text:p>
          </table:table-cell>
          <table:table-cell table:formula="of:=AVERAGE([HPSD_MSTRGMT.K32:.K36])" office:value-type="float" office:value="0.1461529245" calcext:value-type="float">
            <text:p>0,1461529245</text:p>
          </table:table-cell>
          <table:table-cell table:formula="of:=AVERAGE([HPSD_MSTRGMT.L32:.L36])" office:value-type="float" office:value="1.59314280748904" calcext:value-type="float">
            <text:p>1,59314280748904</text:p>
          </table:table-cell>
          <table:table-cell table:formula="of:=AVERAGE([HPSD_MSTRGMT.M32:.M36])" office:value-type="float" office:value="2.00565989721923" calcext:value-type="float">
            <text:p>2,00565989721923</text:p>
          </table:table-cell>
          <table:table-cell table:formula="of:=AVERAGE([HPSD_MSTRGMT.N32:.N36])" office:value-type="float" office:value="0.1279056074" calcext:value-type="float">
            <text:p>0,1279056074</text:p>
          </table:table-cell>
        </table:table-row>
      </table:table>
      <table:table table:name="HPPM_MSTR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table:style-name="Default"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121984227" calcext:value-type="float">
            <text:p>0,1219842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32469806" calcext:value-type="float">
            <text:p>0,032469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30273011" calcext:value-type="float">
            <text:p>0,030273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24361579" calcext:value-type="float">
            <text:p>0,024361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723035405597327" calcext:value-type="float">
            <text:p>0,072303540559733</text:p>
          </table:table-cell>
          <table:table-cell office:value-type="float" office:value="0.0803508735991771" calcext:value-type="float">
            <text:p>0,080350873599177</text:p>
          </table:table-cell>
          <table:table-cell office:value-type="float" office:value="0.011719656" calcext:value-type="float">
            <text:p>0,011719656</text:p>
          </table:table-cell>
          <table:table-cell office:value-type="float" office:value="0" calcext:value-type="float">
            <text:p>0</text:p>
          </table:table-cell>
          <table:table-cell office:value-type="float" office:value="0.0920705295991771" calcext:value-type="float">
            <text:p>0,092070529599177</text:p>
          </table:table-cell>
          <table:table-cell office:value-type="float" office:value="0.025562924" calcext:value-type="float">
            <text:p>0,025562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149393115" calcext:value-type="float">
            <text:p>0,149393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44338298" calcext:value-type="float">
            <text:p>0,0443382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38241082" calcext:value-type="float">
            <text:p>0,038241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32055113" calcext:value-type="float">
            <text:p>0,032055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21.00977443609" calcext:value-type="float">
            <text:p>5121,00977443609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493784377192982" calcext:value-type="float">
            <text:p>0,049378437719298</text:p>
          </table:table-cell>
          <table:table-cell office:value-type="float" office:value="0.149215193006003" calcext:value-type="float">
            <text:p>0,149215193006003</text:p>
          </table:table-cell>
          <table:table-cell office:value-type="float" office:value="0.023219127" calcext:value-type="float">
            <text:p>0,023219127</text:p>
          </table:table-cell>
          <table:table-cell office:value-type="float" office:value="0" calcext:value-type="float">
            <text:p>0</text:p>
          </table:table-cell>
          <table:table-cell office:value-type="float" office:value="0.172434320006003" calcext:value-type="float">
            <text:p>0,172434320006003</text:p>
          </table:table-cell>
          <table:table-cell office:value-type="float" office:value="0.027267442" calcext:value-type="float">
            <text:p>0,027267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163631811" calcext:value-type="float">
            <text:p>0,1636318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51525774" calcext:value-type="float">
            <text:p>0,0515257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44050172" calcext:value-type="float">
            <text:p>0,0440501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35006338" calcext:value-type="float">
            <text:p>0,0350063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501508472848789" calcext:value-type="float">
            <text:p>0,050150847284879</text:p>
          </table:table-cell>
          <table:table-cell office:value-type="float" office:value="0.164374426456525" calcext:value-type="float">
            <text:p>0,164374426456525</text:p>
          </table:table-cell>
          <table:table-cell office:value-type="float" office:value="0.033741201" calcext:value-type="float">
            <text:p>0,033741201</text:p>
          </table:table-cell>
          <table:table-cell office:value-type="float" office:value="0" calcext:value-type="float">
            <text:p>0</text:p>
          </table:table-cell>
          <table:table-cell office:value-type="float" office:value="0.198115627456525" calcext:value-type="float">
            <text:p>0,198115627456525</text:p>
          </table:table-cell>
          <table:table-cell office:value-type="float" office:value="0.034323947" calcext:value-type="float">
            <text:p>0,03432394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176649763" calcext:value-type="float">
            <text:p>0,17664976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54883315" calcext:value-type="float">
            <text:p>0,0548833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43609681" calcext:value-type="float">
            <text:p>0,04360968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33564969" calcext:value-type="float">
            <text:p>0,03356496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31.00977443609" calcext:value-type="float">
            <text:p>5131,00977443609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509232568504595" calcext:value-type="float">
            <text:p>0,05092325685046</text:p>
          </table:table-cell>
          <table:table-cell office:value-type="float" office:value="0.179533659907047" calcext:value-type="float">
            <text:p>0,179533659907047</text:p>
          </table:table-cell>
          <table:table-cell office:value-type="float" office:value="0.044263275" calcext:value-type="float">
            <text:p>0,044263275</text:p>
          </table:table-cell>
          <table:table-cell office:value-type="float" office:value="0" calcext:value-type="float">
            <text:p>0</text:p>
          </table:table-cell>
          <table:table-cell office:value-type="float" office:value="0.223796934907047" calcext:value-type="float">
            <text:p>0,223796934907047</text:p>
          </table:table-cell>
          <table:table-cell office:value-type="float" office:value="0.030524039" calcext:value-type="float">
            <text:p>0,030524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192522219" calcext:value-type="float">
            <text:p>0,1925222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06436795" calcext:value-type="float">
            <text:p>0,06436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044188164" calcext:value-type="float">
            <text:p>0,0441881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043817704" calcext:value-type="float">
            <text:p>0,043817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1.31804511278" calcext:value-type="float">
            <text:p>5141,31804511278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328879783375105" calcext:value-type="float">
            <text:p>0,032887978337511</text:p>
          </table:table-cell>
          <table:table-cell office:value-type="float" office:value="0.234361477176963" calcext:value-type="float">
            <text:p>0,234361477176963</text:p>
          </table:table-cell>
          <table:table-cell office:value-type="float" office:value="0.056960328" calcext:value-type="float">
            <text:p>0,056960328</text:p>
          </table:table-cell>
          <table:table-cell office:value-type="float" office:value="0" calcext:value-type="float">
            <text:p>0</text:p>
          </table:table-cell>
          <table:table-cell office:value-type="float" office:value="0.291321805176963" calcext:value-type="float">
            <text:p>0,291321805176963</text:p>
          </table:table-cell>
          <table:table-cell office:value-type="float" office:value="0.040189969" calcext:value-type="float">
            <text:p>0,0401899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51340271299" calcext:value-type="float">
            <text:p>5065,51340271299</text:p>
          </table:table-cell>
          <table:table-cell office:value-type="float" office:value="1.53409742995482" calcext:value-type="float">
            <text:p>1,5340974299548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266472868217054" calcext:value-type="float">
            <text:p>2,66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23529411764706" calcext:value-type="float">
            <text:p>0,001235294117647</text:p>
          </table:table-cell>
          <table:table-cell office:value-type="float" office:value="0.0250201999950241" calcext:value-type="float">
            <text:p>0,025020199995024</text:p>
          </table:table-cell>
          <table:table-cell office:value-type="float" office:value="0.274872438160157" calcext:value-type="float">
            <text:p>0,274872438160157</text:p>
          </table:table-cell>
          <table:table-cell office:value-type="float" office:value="0.0866507655" calcext:value-type="float">
            <text:p>0,0866507655</text:p>
          </table:table-cell>
          <table:table-cell office:value-type="float" office:value="0.0959302325581396" calcext:value-type="float">
            <text:p>0,09593023255814</text:p>
          </table:table-cell>
          <table:table-cell office:value-type="float" office:value="0.457453436218296" calcext:value-type="float">
            <text:p>0,457453436218296</text:p>
          </table:table-cell>
          <table:table-cell office:value-type="float" office:value="0.231619648" calcext:value-type="float">
            <text:p>0,231619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51340271299" calcext:value-type="float">
            <text:p>5065,51340271299</text:p>
          </table:table-cell>
          <table:table-cell office:value-type="float" office:value="1.53409742995482" calcext:value-type="float">
            <text:p>1,5340974299548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266472868217054" calcext:value-type="float">
            <text:p>2,66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250201999950241" calcext:value-type="float">
            <text:p>0,025020199995024</text:p>
          </table:table-cell>
          <table:table-cell office:value-type="float" office:value="0.274872438160157" calcext:value-type="float">
            <text:p>0,274872438160157</text:p>
          </table:table-cell>
          <table:table-cell office:value-type="float" office:value="0.0866507655" calcext:value-type="float">
            <text:p>0,0866507655</text:p>
          </table:table-cell>
          <table:table-cell office:value-type="float" office:value="0.0959302325581396" calcext:value-type="float">
            <text:p>0,09593023255814</text:p>
          </table:table-cell>
          <table:table-cell office:value-type="float" office:value="0.457453436218296" calcext:value-type="float">
            <text:p>0,457453436218296</text:p>
          </table:table-cell>
          <table:table-cell office:value-type="float" office:value="0.078569684" calcext:value-type="float">
            <text:p>0,078569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51340271299" calcext:value-type="float">
            <text:p>5065,51340271299</text:p>
          </table:table-cell>
          <table:table-cell office:value-type="float" office:value="1.53409742995482" calcext:value-type="float">
            <text:p>1,5340974299548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266472868217054" calcext:value-type="float">
            <text:p>2,66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250201999950241" calcext:value-type="float">
            <text:p>0,025020199995024</text:p>
          </table:table-cell>
          <table:table-cell office:value-type="float" office:value="0.274872438160157" calcext:value-type="float">
            <text:p>0,274872438160157</text:p>
          </table:table-cell>
          <table:table-cell office:value-type="float" office:value="0.0866507655" calcext:value-type="float">
            <text:p>0,0866507655</text:p>
          </table:table-cell>
          <table:table-cell office:value-type="float" office:value="0.0959302325581396" calcext:value-type="float">
            <text:p>0,09593023255814</text:p>
          </table:table-cell>
          <table:table-cell office:value-type="float" office:value="0.457453436218296" calcext:value-type="float">
            <text:p>0,457453436218296</text:p>
          </table:table-cell>
          <table:table-cell office:value-type="float" office:value="0.059606627" calcext:value-type="float">
            <text:p>0,059606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51340271299" calcext:value-type="float">
            <text:p>5065,51340271299</text:p>
          </table:table-cell>
          <table:table-cell office:value-type="float" office:value="1.53409742995482" calcext:value-type="float">
            <text:p>1,5340974299548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266472868217054" calcext:value-type="float">
            <text:p>2,66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250201999950241" calcext:value-type="float">
            <text:p>0,025020199995024</text:p>
          </table:table-cell>
          <table:table-cell office:value-type="float" office:value="0.274872438160157" calcext:value-type="float">
            <text:p>0,274872438160157</text:p>
          </table:table-cell>
          <table:table-cell office:value-type="float" office:value="0.0866507655" calcext:value-type="float">
            <text:p>0,0866507655</text:p>
          </table:table-cell>
          <table:table-cell office:value-type="float" office:value="0.0959302325581396" calcext:value-type="float">
            <text:p>0,09593023255814</text:p>
          </table:table-cell>
          <table:table-cell office:value-type="float" office:value="0.457453436218296" calcext:value-type="float">
            <text:p>0,457453436218296</text:p>
          </table:table-cell>
          <table:table-cell office:value-type="float" office:value="0.049704427" calcext:value-type="float">
            <text:p>0,0497044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65.51340271299" calcext:value-type="float">
            <text:p>5065,51340271299</text:p>
          </table:table-cell>
          <table:table-cell office:value-type="float" office:value="1.53409742995482" calcext:value-type="float">
            <text:p>1,5340974299548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266472868217054" calcext:value-type="float">
            <text:p>2,66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250201999950241" calcext:value-type="float">
            <text:p>0,025020199995024</text:p>
          </table:table-cell>
          <table:table-cell office:value-type="float" office:value="0.274872438160157" calcext:value-type="float">
            <text:p>0,274872438160157</text:p>
          </table:table-cell>
          <table:table-cell office:value-type="float" office:value="0.0866507655" calcext:value-type="float">
            <text:p>0,0866507655</text:p>
          </table:table-cell>
          <table:table-cell office:value-type="float" office:value="0.0959302325581396" calcext:value-type="float">
            <text:p>0,09593023255814</text:p>
          </table:table-cell>
          <table:table-cell office:value-type="float" office:value="0.457453436218296" calcext:value-type="float">
            <text:p>0,457453436218296</text:p>
          </table:table-cell>
          <table:table-cell office:value-type="float" office:value="0.0424419" calcext:value-type="float">
            <text:p>0,0424419</text:p>
          </table:table-cell>
        </table:table-row>
        <table:table-row table:style-name="ro1">
          <table:table-cell table:number-columns-repeated="5"/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</table:table>
      <table:table table:name="HPPM_MSTRG_AVG" table:style-name="ta1">
        <table:table-column table:style-name="co14" table:number-columns-repeated="6" table:default-cell-style-name="Default"/>
        <table:table-column table:style-name="co14" table:number-columns-repeated="2" table:default-cell-style-name="ce2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PM_MSTRG.C2:.C6])" office:value-type="float" office:value="5121.00977443609" calcext:value-type="float">
            <text:p>5121,00977443609</text:p>
          </table:table-cell>
          <table:table-cell table:formula="of:=AVERAGE([HPPM_MSTRG.D2:.D6])" office:value-type="float" office:value="0.383458646616541" calcext:value-type="float">
            <text:p>0,383458646616541</text:p>
          </table:table-cell>
          <table:table-cell table:formula="of:=AVERAGE([HPPM_MSTRG.E2:.E6])" office:value-type="float" office:value="0" calcext:value-type="float">
            <text:p>0</text:p>
          </table:table-cell>
          <table:table-cell table:formula="of:=AVERAGE([HPPM_MSTRG.F2:.F6])" office:value-type="float" office:value="0" calcext:value-type="float">
            <text:p>0</text:p>
          </table:table-cell>
          <table:table-cell table:formula="of:=AVERAGE([HPPM_MSTRG.G2:.G6])" office:value-type="float" office:value="0.0000352941176470588" calcext:value-type="float">
            <text:p>3,53E-05</text:p>
          </table:table-cell>
          <table:table-cell table:formula="of:=AVERAGE([HPPM_MSTRG.H2:.H6])" office:value-type="float" office:value="0.000341176470588235" calcext:value-type="float">
            <text:p>3,41E-04</text:p>
          </table:table-cell>
          <table:table-cell table:formula="of:=AVERAGE([HPPM_MSTRG.I2:.I6])" office:value-type="float" office:value="0.0723035405597327" calcext:value-type="float">
            <text:p>0,072303540559733</text:p>
          </table:table-cell>
          <table:table-cell table:formula="of:=AVERAGE([HPPM_MSTRG.J2:.J6])" office:value-type="float" office:value="0.0803508735991771" calcext:value-type="float">
            <text:p>0,080350873599177</text:p>
          </table:table-cell>
          <table:table-cell table:formula="of:=AVERAGE([HPPM_MSTRG.K2:.K6])" office:value-type="float" office:value="0.011719656" calcext:value-type="float">
            <text:p>0,011719656</text:p>
          </table:table-cell>
          <table:table-cell table:formula="of:=AVERAGE([HPPM_MSTRG.L2:.L6])" office:value-type="float" office:value="0" calcext:value-type="float">
            <text:p>0</text:p>
          </table:table-cell>
          <table:table-cell table:formula="of:=AVERAGE([HPPM_MSTRG.M2:.M6])" office:value-type="float" office:value="0.0920705295991771" calcext:value-type="float">
            <text:p>0,092070529599177</text:p>
          </table:table-cell>
          <table:table-cell table:formula="of:=AVERAGE([HPPM_MSTRG.N2:.N6])" office:value-type="float" office:value="0.0469303094" calcext:value-type="float">
            <text:p>0,04693030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PM_MSTRG.C7:.C11])" office:value-type="float" office:value="5121.00977443609" calcext:value-type="float">
            <text:p>5121,00977443609</text:p>
          </table:table-cell>
          <table:table-cell table:formula="of:=AVERAGE([HPPM_MSTRG.D7:.D11])" office:value-type="float" office:value="0.796992481203008" calcext:value-type="float">
            <text:p>0,796992481203008</text:p>
          </table:table-cell>
          <table:table-cell table:formula="of:=AVERAGE([HPPM_MSTRG.E7:.E11])" office:value-type="float" office:value="0" calcext:value-type="float">
            <text:p>0</text:p>
          </table:table-cell>
          <table:table-cell table:formula="of:=AVERAGE([HPPM_MSTRG.F7:.F11])" office:value-type="float" office:value="0" calcext:value-type="float">
            <text:p>0</text:p>
          </table:table-cell>
          <table:table-cell table:formula="of:=AVERAGE([HPPM_MSTRG.G7:.G11])" office:value-type="float" office:value="0.0000588235294117647" calcext:value-type="float">
            <text:p>5,88E-05</text:p>
          </table:table-cell>
          <table:table-cell table:formula="of:=AVERAGE([HPPM_MSTRG.H7:.H11])" office:value-type="float" office:value="0.000576470588235294" calcext:value-type="float">
            <text:p>5,76E-04</text:p>
          </table:table-cell>
          <table:table-cell table:formula="of:=AVERAGE([HPPM_MSTRG.I7:.I11])" office:value-type="float" office:value="0.0493784377192982" calcext:value-type="float">
            <text:p>0,049378437719298</text:p>
          </table:table-cell>
          <table:table-cell table:formula="of:=AVERAGE([HPPM_MSTRG.J7:.J11])" office:value-type="float" office:value="0.149215193006003" calcext:value-type="float">
            <text:p>0,149215193006003</text:p>
          </table:table-cell>
          <table:table-cell table:formula="of:=AVERAGE([HPPM_MSTRG.K7:.K11])" office:value-type="float" office:value="0.023219127" calcext:value-type="float">
            <text:p>0,023219127</text:p>
          </table:table-cell>
          <table:table-cell table:formula="of:=AVERAGE([HPPM_MSTRG.L7:.L11])" office:value-type="float" office:value="0" calcext:value-type="float">
            <text:p>0</text:p>
          </table:table-cell>
          <table:table-cell table:formula="of:=AVERAGE([HPPM_MSTRG.M7:.M11])" office:value-type="float" office:value="0.172434320006003" calcext:value-type="float">
            <text:p>0,172434320006003</text:p>
          </table:table-cell>
          <table:table-cell table:formula="of:=AVERAGE([HPPM_MSTRG.N7:.N11])" office:value-type="float" office:value="0.05825901" calcext:value-type="float">
            <text:p>0,05825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PM_MSTRG.C12:.C16])" office:value-type="float" office:value="5131.00977443609" calcext:value-type="float">
            <text:p>5131,00977443609</text:p>
          </table:table-cell>
          <table:table-cell table:formula="of:=AVERAGE([HPPM_MSTRG.D12:.D16])" office:value-type="float" office:value="0.882205513784461" calcext:value-type="float">
            <text:p>0,882205513784461</text:p>
          </table:table-cell>
          <table:table-cell table:formula="of:=AVERAGE([HPPM_MSTRG.E12:.E16])" office:value-type="float" office:value="0" calcext:value-type="float">
            <text:p>0</text:p>
          </table:table-cell>
          <table:table-cell table:formula="of:=AVERAGE([HPPM_MSTRG.F12:.F16])" office:value-type="float" office:value="0" calcext:value-type="float">
            <text:p>0</text:p>
          </table:table-cell>
          <table:table-cell table:formula="of:=AVERAGE([HPPM_MSTRG.G12:.G16])" office:value-type="float" office:value="0.0000470588235294118" calcext:value-type="float">
            <text:p>4,71E-05</text:p>
          </table:table-cell>
          <table:table-cell table:formula="of:=AVERAGE([HPPM_MSTRG.H12:.H16])" office:value-type="float" office:value="0.000564705882352941" calcext:value-type="float">
            <text:p>5,65E-04</text:p>
          </table:table-cell>
          <table:table-cell table:formula="of:=AVERAGE([HPPM_MSTRG.I12:.I16])" office:value-type="float" office:value="0.0501508472848789" calcext:value-type="float">
            <text:p>0,050150847284879</text:p>
          </table:table-cell>
          <table:table-cell table:formula="of:=AVERAGE([HPPM_MSTRG.J12:.J16])" office:value-type="float" office:value="0.164374426456525" calcext:value-type="float">
            <text:p>0,164374426456525</text:p>
          </table:table-cell>
          <table:table-cell table:formula="of:=AVERAGE([HPPM_MSTRG.K12:.K16])" office:value-type="float" office:value="0.033741201" calcext:value-type="float">
            <text:p>0,033741201</text:p>
          </table:table-cell>
          <table:table-cell table:formula="of:=AVERAGE([HPPM_MSTRG.L12:.L16])" office:value-type="float" office:value="0" calcext:value-type="float">
            <text:p>0</text:p>
          </table:table-cell>
          <table:table-cell table:formula="of:=AVERAGE([HPPM_MSTRG.M12:.M16])" office:value-type="float" office:value="0.198115627456525" calcext:value-type="float">
            <text:p>0,198115627456525</text:p>
          </table:table-cell>
          <table:table-cell table:formula="of:=AVERAGE([HPPM_MSTRG.N12:.N16])" office:value-type="float" office:value="0.0657076084" calcext:value-type="float">
            <text:p>0,065707608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PM_MSTRG.C17:.C21])" office:value-type="float" office:value="5131.00977443609" calcext:value-type="float">
            <text:p>5131,00977443609</text:p>
          </table:table-cell>
          <table:table-cell table:formula="of:=AVERAGE([HPPM_MSTRG.D17:.D21])" office:value-type="float" office:value="0.967418546365915" calcext:value-type="float">
            <text:p>0,967418546365915</text:p>
          </table:table-cell>
          <table:table-cell table:formula="of:=AVERAGE([HPPM_MSTRG.E17:.E21])" office:value-type="float" office:value="0" calcext:value-type="float">
            <text:p>0</text:p>
          </table:table-cell>
          <table:table-cell table:formula="of:=AVERAGE([HPPM_MSTRG.F17:.F21])" office:value-type="float" office:value="0" calcext:value-type="float">
            <text:p>0</text:p>
          </table:table-cell>
          <table:table-cell table:formula="of:=AVERAGE([HPPM_MSTRG.G17:.G21])" office:value-type="float" office:value="0.0000470588235294118" calcext:value-type="float">
            <text:p>4,71E-05</text:p>
          </table:table-cell>
          <table:table-cell table:formula="of:=AVERAGE([HPPM_MSTRG.H17:.H21])" office:value-type="float" office:value="0.000447058823529412" calcext:value-type="float">
            <text:p>4,47E-04</text:p>
          </table:table-cell>
          <table:table-cell table:formula="of:=AVERAGE([HPPM_MSTRG.I17:.I21])" office:value-type="float" office:value="0.0509232568504595" calcext:value-type="float">
            <text:p>0,05092325685046</text:p>
          </table:table-cell>
          <table:table-cell table:formula="of:=AVERAGE([HPPM_MSTRG.J17:.J21])" office:value-type="float" office:value="0.179533659907047" calcext:value-type="float">
            <text:p>0,179533659907047</text:p>
          </table:table-cell>
          <table:table-cell table:formula="of:=AVERAGE([HPPM_MSTRG.K17:.K21])" office:value-type="float" office:value="0.044263275" calcext:value-type="float">
            <text:p>0,044263275</text:p>
          </table:table-cell>
          <table:table-cell table:formula="of:=AVERAGE([HPPM_MSTRG.L17:.L21])" office:value-type="float" office:value="0" calcext:value-type="float">
            <text:p>0</text:p>
          </table:table-cell>
          <table:table-cell table:formula="of:=AVERAGE([HPPM_MSTRG.M17:.M21])" office:value-type="float" office:value="0.223796934907047" calcext:value-type="float">
            <text:p>0,223796934907047</text:p>
          </table:table-cell>
          <table:table-cell table:formula="of:=AVERAGE([HPPM_MSTRG.N17:.N21])" office:value-type="float" office:value="0.0678463534" calcext:value-type="float">
            <text:p>0,0678463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PM_MSTRG.C22:.C26])" office:value-type="float" office:value="5141.31804511278" calcext:value-type="float">
            <text:p>5141,31804511278</text:p>
          </table:table-cell>
          <table:table-cell table:formula="of:=AVERAGE([HPPM_MSTRG.D22:.D26])" office:value-type="float" office:value="1.2964454146118" calcext:value-type="float">
            <text:p>1,2964454146118</text:p>
          </table:table-cell>
          <table:table-cell table:formula="of:=AVERAGE([HPPM_MSTRG.E22:.E26])" office:value-type="float" office:value="0" calcext:value-type="float">
            <text:p>0</text:p>
          </table:table-cell>
          <table:table-cell table:formula="of:=AVERAGE([HPPM_MSTRG.F22:.F26])" office:value-type="float" office:value="0" calcext:value-type="float">
            <text:p>0</text:p>
          </table:table-cell>
          <table:table-cell table:formula="of:=AVERAGE([HPPM_MSTRG.G22:.G26])" office:value-type="float" office:value="0.0000352941176470588" calcext:value-type="float">
            <text:p>3,53E-05</text:p>
          </table:table-cell>
          <table:table-cell table:formula="of:=AVERAGE([HPPM_MSTRG.H22:.H26])" office:value-type="float" office:value="0.000494117647058824" calcext:value-type="float">
            <text:p>4,94E-04</text:p>
          </table:table-cell>
          <table:table-cell table:formula="of:=AVERAGE([HPPM_MSTRG.I22:.I26])" office:value-type="float" office:value="0.0328879783375105" calcext:value-type="float">
            <text:p>0,032887978337511</text:p>
          </table:table-cell>
          <table:table-cell table:formula="of:=AVERAGE([HPPM_MSTRG.J22:.J26])" office:value-type="float" office:value="0.234361477176963" calcext:value-type="float">
            <text:p>0,234361477176963</text:p>
          </table:table-cell>
          <table:table-cell table:formula="of:=AVERAGE([HPPM_MSTRG.K22:.K26])" office:value-type="float" office:value="0.056960328" calcext:value-type="float">
            <text:p>0,056960328</text:p>
          </table:table-cell>
          <table:table-cell table:formula="of:=AVERAGE([HPPM_MSTRG.L22:.L26])" office:value-type="float" office:value="0" calcext:value-type="float">
            <text:p>0</text:p>
          </table:table-cell>
          <table:table-cell table:formula="of:=AVERAGE([HPPM_MSTRG.M22:.M26])" office:value-type="float" office:value="0.291321805176963" calcext:value-type="float">
            <text:p>0,291321805176963</text:p>
          </table:table-cell>
          <table:table-cell table:formula="of:=AVERAGE([HPPM_MSTRG.N22:.N26])" office:value-type="float" office:value="0.0770172012" calcext:value-type="float">
            <text:p>0,0770172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PM_MSTRG.C27:.C31])" office:value-type="float" office:value="5065.51340271299" calcext:value-type="float">
            <text:p>5065,51340271299</text:p>
          </table:table-cell>
          <table:table-cell table:formula="of:=AVERAGE([HPPM_MSTRG.D27:.D31])" office:value-type="float" office:value="1.53409742995482" calcext:value-type="float">
            <text:p>1,53409742995482</text:p>
          </table:table-cell>
          <table:table-cell table:formula="of:=AVERAGE([HPPM_MSTRG.E27:.E31])" office:value-type="float" office:value="15" calcext:value-type="float">
            <text:p>15</text:p>
          </table:table-cell>
          <table:table-cell table:style-name="ce2" table:formula="of:=AVERAGE([HPPM_MSTRG.F27:.F31])" office:value-type="float" office:value="0.000266472868217054" calcext:value-type="float">
            <text:p>2,66E-04</text:p>
          </table:table-cell>
          <table:table-cell table:formula="of:=AVERAGE([HPPM_MSTRG.G27:.G31])" office:value-type="float" office:value="0.000211764705882353" calcext:value-type="float">
            <text:p>2,12E-04</text:p>
          </table:table-cell>
          <table:table-cell table:style-name="Default" table:formula="of:=AVERAGE([HPPM_MSTRG.H27:.H31])" office:value-type="float" office:value="0.000635294117647059" calcext:value-type="float">
            <text:p>0,000635294117647</text:p>
          </table:table-cell>
          <table:table-cell table:formula="of:=AVERAGE([HPPM_MSTRG.I27:.I31])" office:value-type="float" office:value="0.0250201999950241" calcext:value-type="float">
            <text:p>0,025020199995024</text:p>
          </table:table-cell>
          <table:table-cell table:formula="of:=AVERAGE([HPPM_MSTRG.J27:.J31])" office:value-type="float" office:value="0.274872438160157" calcext:value-type="float">
            <text:p>0,274872438160157</text:p>
          </table:table-cell>
          <table:table-cell table:formula="of:=AVERAGE([HPPM_MSTRG.K27:.K31])" office:value-type="float" office:value="0.0866507655" calcext:value-type="float">
            <text:p>0,0866507655</text:p>
          </table:table-cell>
          <table:table-cell table:formula="of:=AVERAGE([HPPM_MSTRG.L27:.L31])" office:value-type="float" office:value="0.0959302325581396" calcext:value-type="float">
            <text:p>0,09593023255814</text:p>
          </table:table-cell>
          <table:table-cell table:formula="of:=AVERAGE([HPPM_MSTRG.M27:.M31])" office:value-type="float" office:value="0.457453436218296" calcext:value-type="float">
            <text:p>0,457453436218296</text:p>
          </table:table-cell>
          <table:table-cell table:formula="of:=AVERAGE([HPPM_MSTRG.N27:.N31])" office:value-type="float" office:value="0.0923884572" calcext:value-type="float">
            <text:p>0,0923884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PM_MSTRG.C32:.C36])" office:value-type="string" office:string-value="" calcext:value-type="error">
            <text:p>#DIV/0!</text:p>
          </table:table-cell>
          <table:table-cell table:formula="of:=AVERAGE([HPPM_MSTRG.D32:.D36])" office:value-type="string" office:string-value="" calcext:value-type="error">
            <text:p>#DIV/0!</text:p>
          </table:table-cell>
          <table:table-cell table:formula="of:=AVERAGE([HPPM_MSTRG.E32:.E36])" office:value-type="string" office:string-value="" calcext:value-type="error">
            <text:p>#DIV/0!</text:p>
          </table:table-cell>
          <table:table-cell table:style-name="ce2" table:formula="of:=AVERAGE([HPPM_MSTRG.F32:.F36])" office:value-type="string" office:string-value="" calcext:value-type="error">
            <text:p>#DIV/0!</text:p>
          </table:table-cell>
          <table:table-cell table:style-name="Default" table:formula="of:=AVERAGE([HPPM_MSTRG.G32:.G36])" office:value-type="string" office:string-value="" calcext:value-type="error">
            <text:p>#DIV/0!</text:p>
          </table:table-cell>
          <table:table-cell table:style-name="Default" table:formula="of:=AVERAGE([HPPM_MSTRG.H32:.H36])" office:value-type="string" office:string-value="" calcext:value-type="error">
            <text:p>#DIV/0!</text:p>
          </table:table-cell>
          <table:table-cell table:formula="of:=AVERAGE([HPPM_MSTRG.I32:.I36])" office:value-type="string" office:string-value="" calcext:value-type="error">
            <text:p>#DIV/0!</text:p>
          </table:table-cell>
          <table:table-cell table:formula="of:=AVERAGE([HPPM_MSTRG.J32:.J36])" office:value-type="string" office:string-value="" calcext:value-type="error">
            <text:p>#DIV/0!</text:p>
          </table:table-cell>
          <table:table-cell table:formula="of:=AVERAGE([HPPM_MSTRG.K32:.K36])" office:value-type="string" office:string-value="" calcext:value-type="error">
            <text:p>#DIV/0!</text:p>
          </table:table-cell>
          <table:table-cell table:formula="of:=AVERAGE([HPPM_MSTRG.L32:.L36])" office:value-type="string" office:string-value="" calcext:value-type="error">
            <text:p>#DIV/0!</text:p>
          </table:table-cell>
          <table:table-cell table:formula="of:=AVERAGE([HPPM_MSTRG.M32:.M36])" office:value-type="string" office:string-value="" calcext:value-type="error">
            <text:p>#DIV/0!</text:p>
          </table:table-cell>
          <table:table-cell table:formula="of:=AVERAGE([HPPM_MSTRG.N32:.N36])" office:value-type="string" office:string-value="" calcext:value-type="error">
            <text:p>#DIV/0!</text:p>
          </table:table-cell>
        </table:table-row>
      </table:table>
      <table:table table:name="GREEDY_ERROR_RATE" table:style-name="ta1">
        <table:table-column table:style-name="co14" table:number-columns-repeated="10" table:default-cell-style-name="Default"/>
        <table:table-column table:style-name="co14" table:visibility="collapse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*100/[BFMC_RS_AVG.C2]" office:value-type="float" office:value="0.372488802211485" calcext:value-type="float">
            <text:p>0,372488802211485</text:p>
          </table:table-cell>
          <table:table-cell table:formula="of:=ABS([Greedy_MSTRGMT_AVG.D2]-[BFMC_RS_AVG.D2])*100/[BFMC_RS_AVG.D2]" office:value-type="float" office:value="52.1568627450981" calcext:value-type="float">
            <text:p>52,1568627450981</text:p>
          </table:table-cell>
          <table:table-cell table:formula="of:=ABS([Greedy_MSTRGMT_AVG.E2]-[BFMC_RS_AVG.E2])*100/[BFMC_RS_AVG.E2]" office:value-type="string" office:string-value="" calcext:value-type="error">
            <text:p>#DIV/0!</text:p>
          </table:table-cell>
          <table:table-cell table:formula="of:=ABS([Greedy_MSTRGMT_AVG.F2]-[BFMC_RS_AVG.F2])*100/[BFMC_RS_AVG.F2]" office:value-type="string" office:string-value="" calcext:value-type="error">
            <text:p>#DIV/0!</text:p>
          </table:table-cell>
          <table:table-cell table:formula="of:=ABS([Greedy_MSTRGMT_AVG.G2]-[BFMC_RS_AVG.G2])*100/[BFMC_RS_AVG.G2]" office:value-type="float" office:value="100" calcext:value-type="float">
            <text:p>100</text:p>
          </table:table-cell>
          <table:table-cell table:formula="of:=ABS([Greedy_MSTRGMT_AVG.H2]-[BFMC_RS_AVG.H2])*100/[BFMC_RS_AVG.H2]" office:value-type="float" office:value="42.3076923076924" calcext:value-type="float">
            <text:p>42,3076923076924</text:p>
          </table:table-cell>
          <table:table-cell table:formula="of:=ABS([Greedy_MSTRGMT_AVG.I2]-[BFMC_RS_AVG.I2])*100/[BFMC_RS_AVG.I2]" office:value-type="float" office:value="19.7504574318909" calcext:value-type="float">
            <text:p>19,7504574318909</text:p>
          </table:table-cell>
          <table:table-cell table:formula="of:=ABS([Greedy_MSTRGMT_AVG.J2]-[BFMC_RS_AVG.J2])*100/[BFMC_RS_AVG.J2]" office:value-type="float" office:value="40.7492602996856" calcext:value-type="float">
            <text:p>40,7492602996856</text:p>
          </table:table-cell>
          <table:table-cell table:formula="of:=ABS([Greedy_MSTRGMT_AVG.K2]-[BFMC_RS_AVG.K2])*100/[BFMC_RS_AVG.K2]" office:value-type="float" office:value="0" calcext:value-type="float">
            <text:p>0</text:p>
          </table:table-cell>
          <table:table-cell table:formula="of:=ABS([Greedy_MSTRGMT_AVG.L2]-[BFMC_RS_AVG.L2])*100/[BFMC_RS_AVG.L2]" office:value-type="string" office:string-value="" calcext:value-type="error">
            <text:p>#DIV/0!</text:p>
          </table:table-cell>
          <table:table-cell table:formula="of:=[Greedy_MSTRGMT_AVG.M2]/[BFMC_RS_AVG.M2]" office:value-type="float" office:value="0.644377122858511" calcext:value-type="float">
            <text:p>0,644377122858511</text:p>
          </table:table-cell>
          <table:table-cell table:formula="of:=ABS([Greedy_MSTRGMT_AVG.N2]-[BFMC_RS_AVG.N2])*100/[BFMC_RS_AVG.N2]" office:value-type="float" office:value="13.0283855753892" calcext:value-type="float">
            <text:p>13,0283855753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*100/[BFMC_RS_AVG.C3]" office:value-type="float" office:value="0.78109595103057" calcext:value-type="float">
            <text:p>0,78109595103057</text:p>
          </table:table-cell>
          <table:table-cell table:formula="of:=ABS([Greedy_MSTRGMT_AVG.D3]-[BFMC_RS_AVG.D3])*100/[BFMC_RS_AVG.D3]" office:value-type="float" office:value="44.4488683753748" calcext:value-type="float">
            <text:p>44,4488683753748</text:p>
          </table:table-cell>
          <table:table-cell table:formula="of:=ABS([Greedy_MSTRGMT_AVG.E3]-[BFMC_RS_AVG.E3])*100/[BFMC_RS_AVG.E3]" office:value-type="string" office:string-value="" calcext:value-type="error">
            <text:p>#DIV/0!</text:p>
          </table:table-cell>
          <table:table-cell table:formula="of:=ABS([Greedy_MSTRGMT_AVG.F3]-[BFMC_RS_AVG.F3])*100/[BFMC_RS_AVG.F3]" office:value-type="string" office:string-value="" calcext:value-type="error">
            <text:p>#DIV/0!</text:p>
          </table:table-cell>
          <table:table-cell table:formula="of:=ABS([Greedy_MSTRGMT_AVG.G3]-[BFMC_RS_AVG.G3])*100/[BFMC_RS_AVG.G3]" office:value-type="float" office:value="33.3333333333336" calcext:value-type="float">
            <text:p>33,3333333333336</text:p>
          </table:table-cell>
          <table:table-cell table:formula="of:=ABS([Greedy_MSTRGMT_AVG.H3]-[BFMC_RS_AVG.H3])*100/[BFMC_RS_AVG.H3]" office:value-type="float" office:value="35.2941176470587" calcext:value-type="float">
            <text:p>35,2941176470587</text:p>
          </table:table-cell>
          <table:table-cell table:formula="of:=ABS([Greedy_MSTRGMT_AVG.I3]-[BFMC_RS_AVG.I3])*100/[BFMC_RS_AVG.I3]" office:value-type="float" office:value="57.974159385516" calcext:value-type="float">
            <text:p>57,974159385516</text:p>
          </table:table-cell>
          <table:table-cell table:formula="of:=ABS([Greedy_MSTRGMT_AVG.J3]-[BFMC_RS_AVG.J3])*100/[BFMC_RS_AVG.J3]" office:value-type="float" office:value="38.4733687637474" calcext:value-type="float">
            <text:p>38,4733687637474</text:p>
          </table:table-cell>
          <table:table-cell table:formula="of:=ABS([Greedy_MSTRGMT_AVG.K3]-[BFMC_RS_AVG.K3])*100/[BFMC_RS_AVG.K3]" office:value-type="float" office:value="98.3235803826733" calcext:value-type="float">
            <text:p>98,3235803826733</text:p>
          </table:table-cell>
          <table:table-cell table:formula="of:=ABS([Greedy_MSTRGMT_AVG.L3]-[BFMC_RS_AVG.L3])*100/[BFMC_RS_AVG.L3]" office:value-type="string" office:string-value="" calcext:value-type="error">
            <text:p>#DIV/0!</text:p>
          </table:table-cell>
          <table:table-cell table:formula="of:=[Greedy_MSTRGMT_AVG.M3]/[BFMC_RS_AVG.M3]" office:value-type="float" office:value="16.413145615347" calcext:value-type="float">
            <text:p>16,413145615347</text:p>
          </table:table-cell>
          <table:table-cell table:formula="of:=ABS([Greedy_MSTRGMT_AVG.N3]-[BFMC_RS_AVG.N3])*100/[BFMC_RS_AVG.N3]" office:value-type="float" office:value="13.1079462105471" calcext:value-type="float">
            <text:p>13,10794621054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*100/[BFMC_RS_AVG.C4]" office:value-type="float" office:value="0.378063911264566" calcext:value-type="float">
            <text:p>0,378063911264566</text:p>
          </table:table-cell>
          <table:table-cell table:formula="of:=ABS([Greedy_MSTRGMT_AVG.D4]-[BFMC_RS_AVG.D4])*100/[BFMC_RS_AVG.D4]" office:value-type="float" office:value="23.8668082029977" calcext:value-type="float">
            <text:p>23,8668082029977</text:p>
          </table:table-cell>
          <table:table-cell table:formula="of:=ABS([Greedy_MSTRGMT_AVG.E4]-[BFMC_RS_AVG.E4])*100/[BFMC_RS_AVG.E4]" office:value-type="string" office:string-value="" calcext:value-type="error">
            <text:p>#DIV/0!</text:p>
          </table:table-cell>
          <table:table-cell table:formula="of:=ABS([Greedy_MSTRGMT_AVG.F4]-[BFMC_RS_AVG.F4])*100/[BFMC_RS_AVG.F4]" office:value-type="string" office:string-value="" calcext:value-type="error">
            <text:p>#DIV/0!</text:p>
          </table:table-cell>
          <table:table-cell table:formula="of:=ABS([Greedy_MSTRGMT_AVG.G4]-[BFMC_RS_AVG.G4])*100/[BFMC_RS_AVG.G4]" office:value-type="float" office:value="88.888888888888" calcext:value-type="float">
            <text:p>88,888888888888</text:p>
          </table:table-cell>
          <table:table-cell table:formula="of:=ABS([Greedy_MSTRGMT_AVG.H4]-[BFMC_RS_AVG.H4])*100/[BFMC_RS_AVG.H4]" office:value-type="float" office:value="23.9436619718309" calcext:value-type="float">
            <text:p>23,9436619718309</text:p>
          </table:table-cell>
          <table:table-cell table:formula="of:=ABS([Greedy_MSTRGMT_AVG.I4]-[BFMC_RS_AVG.I4])*100/[BFMC_RS_AVG.I4]" office:value-type="float" office:value="39.4372890634934" calcext:value-type="float">
            <text:p>39,4372890634934</text:p>
          </table:table-cell>
          <table:table-cell table:formula="of:=ABS([Greedy_MSTRGMT_AVG.J4]-[BFMC_RS_AVG.J4])*100/[BFMC_RS_AVG.J4]" office:value-type="float" office:value="20.4617216426642" calcext:value-type="float">
            <text:p>20,4617216426642</text:p>
          </table:table-cell>
          <table:table-cell table:formula="of:=ABS([Greedy_MSTRGMT_AVG.K4]-[BFMC_RS_AVG.K4])*100/[BFMC_RS_AVG.K4]" office:value-type="float" office:value="99.3098867464735" calcext:value-type="float">
            <text:p>99,3098867464735</text:p>
          </table:table-cell>
          <table:table-cell table:formula="of:=ABS([Greedy_MSTRGMT_AVG.L4]-[BFMC_RS_AVG.L4])*100/[BFMC_RS_AVG.L4]" office:value-type="string" office:string-value="" calcext:value-type="error">
            <text:p>#DIV/0!</text:p>
          </table:table-cell>
          <table:table-cell table:formula="of:=[Greedy_MSTRGMT_AVG.M4]/[BFMC_RS_AVG.M4]" office:value-type="float" office:value="18.8973480828048" calcext:value-type="float">
            <text:p>18,8973480828048</text:p>
          </table:table-cell>
          <table:table-cell table:formula="of:=ABS([Greedy_MSTRGMT_AVG.N4]-[BFMC_RS_AVG.N4])*100/[BFMC_RS_AVG.N4]" office:value-type="float" office:value="17.6058176505097" calcext:value-type="float">
            <text:p>17,605817650509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*100/[BFMC_RS_AVG.C5]" office:value-type="float" office:value="0.566802794097503" calcext:value-type="float">
            <text:p>0,566802794097503</text:p>
          </table:table-cell>
          <table:table-cell table:formula="of:=ABS([Greedy_MSTRGMT_AVG.D5]-[BFMC_RS_AVG.D5])*100/[BFMC_RS_AVG.D5]" office:value-type="float" office:value="8.25789273311421" calcext:value-type="float">
            <text:p>8,25789273311421</text:p>
          </table:table-cell>
          <table:table-cell table:formula="of:=ABS([Greedy_MSTRGMT_AVG.E5]-[BFMC_RS_AVG.E5])*100/[BFMC_RS_AVG.E5]" office:value-type="string" office:string-value="" calcext:value-type="error">
            <text:p>#DIV/0!</text:p>
          </table:table-cell>
          <table:table-cell table:formula="of:=ABS([Greedy_MSTRGMT_AVG.F5]-[BFMC_RS_AVG.F5])*100/[BFMC_RS_AVG.F5]" office:value-type="string" office:string-value="" calcext:value-type="error">
            <text:p>#DIV/0!</text:p>
          </table:table-cell>
          <table:table-cell table:formula="of:=ABS([Greedy_MSTRGMT_AVG.G5]-[BFMC_RS_AVG.G5])*100/[BFMC_RS_AVG.G5]" office:value-type="float" office:value="366.666666666666" calcext:value-type="float">
            <text:p>366,666666666666</text:p>
          </table:table-cell>
          <table:table-cell table:formula="of:=ABS([Greedy_MSTRGMT_AVG.H5]-[BFMC_RS_AVG.H5])*100/[BFMC_RS_AVG.H5]" office:value-type="float" office:value="16.6666666666664" calcext:value-type="float">
            <text:p>16,6666666666664</text:p>
          </table:table-cell>
          <table:table-cell table:formula="of:=ABS([Greedy_MSTRGMT_AVG.I5]-[BFMC_RS_AVG.I5])*100/[BFMC_RS_AVG.I5]" office:value-type="float" office:value="21.4627573206669" calcext:value-type="float">
            <text:p>21,4627573206669</text:p>
          </table:table-cell>
          <table:table-cell table:formula="of:=ABS([Greedy_MSTRGMT_AVG.J5]-[BFMC_RS_AVG.J5])*100/[BFMC_RS_AVG.J5]" office:value-type="float" office:value="6.77168025350203" calcext:value-type="float">
            <text:p>6,77168025350203</text:p>
          </table:table-cell>
          <table:table-cell table:formula="of:=ABS([Greedy_MSTRGMT_AVG.K5]-[BFMC_RS_AVG.K5])*100/[BFMC_RS_AVG.K5]" office:value-type="float" office:value="96.5737736306227" calcext:value-type="float">
            <text:p>96,5737736306227</text:p>
          </table:table-cell>
          <table:table-cell table:formula="of:=ABS([Greedy_MSTRGMT_AVG.L5]-[BFMC_RS_AVG.L5])*100/[BFMC_RS_AVG.L5]" office:value-type="string" office:string-value="" calcext:value-type="error">
            <text:p>#DIV/0!</text:p>
          </table:table-cell>
          <table:table-cell table:formula="of:=[Greedy_MSTRGMT_AVG.M5]/[BFMC_RS_AVG.M5]" office:value-type="float" office:value="14.0885042400201" calcext:value-type="float">
            <text:p>14,0885042400201</text:p>
          </table:table-cell>
          <table:table-cell table:formula="of:=ABS([Greedy_MSTRGMT_AVG.N5]-[BFMC_RS_AVG.N5])*100/[BFMC_RS_AVG.N5]" office:value-type="float" office:value="25.4819378060534" calcext:value-type="float">
            <text:p>25,4819378060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*100/[BFMC_RS_AVG.C6]" office:value-type="float" office:value="0.365314005521872" calcext:value-type="float">
            <text:p>0,365314005521872</text:p>
          </table:table-cell>
          <table:table-cell table:formula="of:=ABS([Greedy_MSTRGMT_AVG.D6]-[BFMC_RS_AVG.D6])*100/[BFMC_RS_AVG.D6]" office:value-type="float" office:value="19.4404926220328" calcext:value-type="float">
            <text:p>19,4404926220328</text:p>
          </table:table-cell>
          <table:table-cell table:formula="of:=ABS([Greedy_MSTRGMT_AVG.E6]-[BFMC_RS_AVG.E6])*100/[BFMC_RS_AVG.E6]" office:value-type="string" office:string-value="" calcext:value-type="error">
            <text:p>#DIV/0!</text:p>
          </table:table-cell>
          <table:table-cell table:formula="of:=ABS([Greedy_MSTRGMT_AVG.F6]-[BFMC_RS_AVG.F6])*100/[BFMC_RS_AVG.F6]" office:value-type="string" office:string-value="" calcext:value-type="error">
            <text:p>#DIV/0!</text:p>
          </table:table-cell>
          <table:table-cell table:formula="of:=ABS([Greedy_MSTRGMT_AVG.G6]-[BFMC_RS_AVG.G6])*100/[BFMC_RS_AVG.G6]" office:value-type="float" office:value="88.1578947368421" calcext:value-type="float">
            <text:p>88,1578947368421</text:p>
          </table:table-cell>
          <table:table-cell table:formula="of:=ABS([Greedy_MSTRGMT_AVG.H6]-[BFMC_RS_AVG.H6])*100/[BFMC_RS_AVG.H6]" office:value-type="float" office:value="90.8396946564886" calcext:value-type="float">
            <text:p>90,8396946564886</text:p>
          </table:table-cell>
          <table:table-cell table:formula="of:=ABS([Greedy_MSTRGMT_AVG.I6]-[BFMC_RS_AVG.I6])*100/[BFMC_RS_AVG.I6]" office:value-type="float" office:value="72.6559369255568" calcext:value-type="float">
            <text:p>72,6559369255568</text:p>
          </table:table-cell>
          <table:table-cell table:formula="of:=ABS([Greedy_MSTRGMT_AVG.J6]-[BFMC_RS_AVG.J6])*100/[BFMC_RS_AVG.J6]" office:value-type="float" office:value="17.1620082358073" calcext:value-type="float">
            <text:p>17,1620082358073</text:p>
          </table:table-cell>
          <table:table-cell table:formula="of:=ABS([Greedy_MSTRGMT_AVG.K6]-[BFMC_RS_AVG.K6])*100/[BFMC_RS_AVG.K6]" office:value-type="float" office:value="100.852714541953" calcext:value-type="float">
            <text:p>100,852714541953</text:p>
          </table:table-cell>
          <table:table-cell table:formula="of:=ABS([Greedy_MSTRGMT_AVG.L6]-[BFMC_RS_AVG.L6])*100/[BFMC_RS_AVG.L6]" office:value-type="string" office:string-value="" calcext:value-type="error">
            <text:p>#DIV/0!</text:p>
          </table:table-cell>
          <table:table-cell table:formula="of:=[Greedy_MSTRGMT_AVG.M6]/[BFMC_RS_AVG.M6]" office:value-type="float" office:value="15.4332344015028" calcext:value-type="float">
            <text:p>15,4332344015028</text:p>
          </table:table-cell>
          <table:table-cell table:formula="of:=ABS([Greedy_MSTRGMT_AVG.N6]-[BFMC_RS_AVG.N6])*100/[BFMC_RS_AVG.N6]" office:value-type="float" office:value="46.0355480492216" calcext:value-type="float">
            <text:p>46,0355480492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*100/[BFMC_RS_AVG.C7]" office:value-type="float" office:value="0.587076917986117" calcext:value-type="float">
            <text:p>0,587076917986117</text:p>
          </table:table-cell>
          <table:table-cell table:formula="of:=ABS([Greedy_MSTRGMT_AVG.D7]-[BFMC_RS_AVG.D7])*100/[BFMC_RS_AVG.D7]" office:value-type="float" office:value="17.164973374274" calcext:value-type="float">
            <text:p>17,164973374274</text:p>
          </table:table-cell>
          <table:table-cell table:formula="of:=ABS([Greedy_MSTRGMT_AVG.E7]-[BFMC_RS_AVG.E7])*100/[BFMC_RS_AVG.E7]" office:value-type="string" office:string-value="" calcext:value-type="error">
            <text:p>#DIV/0!</text:p>
          </table:table-cell>
          <table:table-cell table:formula="of:=ABS([Greedy_MSTRGMT_AVG.F7]-[BFMC_RS_AVG.F7])*100/[BFMC_RS_AVG.F7]" office:value-type="string" office:string-value="" calcext:value-type="error">
            <text:p>#DIV/0!</text:p>
          </table:table-cell>
          <table:table-cell table:formula="of:=ABS([Greedy_MSTRGMT_AVG.G7]-[BFMC_RS_AVG.G7])*100/[BFMC_RS_AVG.G7]" office:value-type="float" office:value="99.99162646595" calcext:value-type="float">
            <text:p>99,99162646595</text:p>
          </table:table-cell>
          <table:table-cell table:formula="of:=ABS([Greedy_MSTRGMT_AVG.H7]-[BFMC_RS_AVG.H7])*100/[BFMC_RS_AVG.H7]" office:value-type="float" office:value="99.9712423757508" calcext:value-type="float">
            <text:p>99,9712423757508</text:p>
          </table:table-cell>
          <table:table-cell table:formula="of:=ABS([Greedy_MSTRGMT_AVG.I7]-[BFMC_RS_AVG.I7])*100/[BFMC_RS_AVG.I7]" office:value-type="float" office:value="103.661326960116" calcext:value-type="float">
            <text:p>103,661326960116</text:p>
          </table:table-cell>
          <table:table-cell table:formula="of:=ABS([Greedy_MSTRGMT_AVG.J7]-[BFMC_RS_AVG.J7])*100/[BFMC_RS_AVG.J7]" office:value-type="float" office:value="15.3260435955737" calcext:value-type="float">
            <text:p>15,3260435955737</text:p>
          </table:table-cell>
          <table:table-cell table:formula="of:=ABS([Greedy_MSTRGMT_AVG.K7]-[BFMC_RS_AVG.K7])*100/[BFMC_RS_AVG.K7]" office:value-type="float" office:value="104.419422596306" calcext:value-type="float">
            <text:p>104,419422596306</text:p>
          </table:table-cell>
          <table:table-cell table:formula="of:=ABS([Greedy_MSTRGMT_AVG.L7]-[BFMC_RS_AVG.L7])*100/[BFMC_RS_AVG.L7]" office:value-type="string" office:string-value="" calcext:value-type="error">
            <text:p>#DIV/0!</text:p>
          </table:table-cell>
          <table:table-cell table:formula="of:=[Greedy_MSTRGMT_AVG.M7]/[BFMC_RS_AVG.M7]" office:value-type="float" office:value="8.27429452636693" calcext:value-type="float">
            <text:p>8,27429452636693</text:p>
          </table:table-cell>
          <table:table-cell table:formula="of:=ABS([Greedy_MSTRGMT_AVG.N7]-[BFMC_RS_AVG.N7])*100/[BFMC_RS_AVG.N7]" office:value-type="float" office:value="99.7586203742588" calcext:value-type="float">
            <text:p>99,7586203742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Greedy_MSTRGMT_AVG.C8]-[BFMC_RS_AVG.C8])*100/[BFMC_RS_AVG.C8]" office:value-type="string" office:string-value="" calcext:value-type="error">
            <text:p>#DIV/0!</text:p>
          </table:table-cell>
          <table:table-cell table:formula="of:=ABS([Greedy_MSTRGMT_AVG.D8]-[BFMC_RS_AVG.D8])*100/[BFMC_RS_AVG.D8]" office:value-type="string" office:string-value="" calcext:value-type="error">
            <text:p>#DIV/0!</text:p>
          </table:table-cell>
          <table:table-cell table:formula="of:=ABS([Greedy_MSTRGMT_AVG.E8]-[BFMC_RS_AVG.E8])*100/[BFMC_RS_AVG.E8]" office:value-type="string" office:string-value="" calcext:value-type="error">
            <text:p>#DIV/0!</text:p>
          </table:table-cell>
          <table:table-cell table:formula="of:=ABS([Greedy_MSTRGMT_AVG.F8]-[BFMC_RS_AVG.F8])*100/[BFMC_RS_AVG.F8]" office:value-type="string" office:string-value="" calcext:value-type="error">
            <text:p>#DIV/0!</text:p>
          </table:table-cell>
          <table:table-cell table:formula="of:=ABS([Greedy_MSTRGMT_AVG.G8]-[BFMC_RS_AVG.G8])*100/[BFMC_RS_AVG.G8]" office:value-type="string" office:string-value="" calcext:value-type="error">
            <text:p>#DIV/0!</text:p>
          </table:table-cell>
          <table:table-cell table:formula="of:=ABS([Greedy_MSTRGMT_AVG.H8]-[BFMC_RS_AVG.H8])*100/[BFMC_RS_AVG.H8]" office:value-type="string" office:string-value="" calcext:value-type="error">
            <text:p>#DIV/0!</text:p>
          </table:table-cell>
          <table:table-cell table:formula="of:=ABS([Greedy_MSTRGMT_AVG.I8]-[BFMC_RS_AVG.I8])*100/[BFMC_RS_AVG.I8]" office:value-type="string" office:string-value="" calcext:value-type="error">
            <text:p>#DIV/0!</text:p>
          </table:table-cell>
          <table:table-cell table:formula="of:=ABS([Greedy_MSTRGMT_AVG.J8]-[BFMC_RS_AVG.J8])*100/[BFMC_RS_AVG.J8]" office:value-type="string" office:string-value="" calcext:value-type="error">
            <text:p>#DIV/0!</text:p>
          </table:table-cell>
          <table:table-cell table:formula="of:=ABS([Greedy_MSTRGMT_AVG.K8]-[BFMC_RS_AVG.K8])*100/[BFMC_RS_AVG.K8]" office:value-type="string" office:string-value="" calcext:value-type="error">
            <text:p>#DIV/0!</text:p>
          </table:table-cell>
          <table:table-cell table:formula="of:=ABS([Greedy_MSTRGMT_AVG.L8]-[BFMC_RS_AVG.L8])*100/[BFMC_RS_AVG.L8]" office:value-type="string" office:string-value="" calcext:value-type="error">
            <text:p>#DIV/0!</text:p>
          </table:table-cell>
          <table:table-cell table:formula="of:=[Greedy_MSTRGMT_AVG.M8]/[BFMC_RS_AVG.M8]" office:value-type="string" office:string-value="" calcext:value-type="error">
            <text:p>#DIV/0!</text:p>
          </table:table-cell>
          <table:table-cell table:formula="of:=ABS([Greedy_MSTRGMT_AVG.N8]-[BFMC_RS_AVG.N8])*100/[BFMC_RS_AVG.N8]" office:value-type="string" office:string-value="" calcext:value-type="error">
            <text:p>#DIV/0!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*100/[BFMC_RS_AVG.C2]" office:value-type="float" office:value="0.585675140725796" calcext:value-type="float">
            <text:p>0,585675140725796</text:p>
          </table:table-cell>
          <table:table-cell table:formula="of:=ABS([HPSD_MSTRGMT_AVG.D2]-[BFMC_RS_AVG.D2])*100/[BFMC_RS_AVG.D2]" office:value-type="float" office:value="43.7857193056435" calcext:value-type="float">
            <text:p>43,7857193056435</text:p>
          </table:table-cell>
          <table:table-cell table:formula="of:=ABS([HPSD_MSTRGMT_AVG.E2]-[BFMC_RS_AVG.E2])*100/[BFMC_RS_AVG.E2]" office:value-type="string" office:string-value="" calcext:value-type="error">
            <text:p>#DIV/0!</text:p>
          </table:table-cell>
          <table:table-cell table:formula="of:=ABS([HPSD_MSTRGMT_AVG.F2]-[BFMC_RS_AVG.F2])*100/[BFMC_RS_AVG.F2]" office:value-type="string" office:string-value="" calcext:value-type="error">
            <text:p>#DIV/0!</text:p>
          </table:table-cell>
          <table:table-cell table:formula="of:=ABS([HPSD_MSTRGMT_AVG.G2]-[BFMC_RS_AVG.G2])*100/[BFMC_RS_AVG.G2]" office:value-type="float" office:value="22.2222222222213" calcext:value-type="float">
            <text:p>22,2222222222213</text:p>
          </table:table-cell>
          <table:table-cell table:formula="of:=ABS([HPSD_MSTRGMT_AVG.H2]-[BFMC_RS_AVG.H2])*100/[BFMC_RS_AVG.H2]" office:value-type="float" office:value="9.61538461538463" calcext:value-type="float">
            <text:p>9,61538461538463</text:p>
          </table:table-cell>
          <table:table-cell table:formula="of:=ABS([HPSD_MSTRGMT_AVG.I2]-[BFMC_RS_AVG.I2])*100/[BFMC_RS_AVG.I2]" office:value-type="float" office:value="17.2349419821353" calcext:value-type="float">
            <text:p>17,2349419821353</text:p>
          </table:table-cell>
          <table:table-cell table:formula="of:=ABS([HPSD_MSTRGMT_AVG.J2]-[BFMC_RS_AVG.J2])*100/[BFMC_RS_AVG.J2]" office:value-type="float" office:value="34.1052105171945" calcext:value-type="float">
            <text:p>34,1052105171945</text:p>
          </table:table-cell>
          <table:table-cell table:formula="of:=ABS([HPSD_MSTRGMT_AVG.K2]-[BFMC_RS_AVG.K2])*100/[BFMC_RS_AVG.K2]" office:value-type="float" office:value="49.1384730063749" calcext:value-type="float">
            <text:p>49,1384730063749</text:p>
          </table:table-cell>
          <table:table-cell table:formula="of:=ABS([HPSD_MSTRGMT_AVG.L2]-[BFMC_RS_AVG.L2])*100/[BFMC_RS_AVG.L2]" office:value-type="string" office:string-value="" calcext:value-type="error">
            <text:p>#DIV/0!</text:p>
          </table:table-cell>
          <table:table-cell table:formula="of:=[HPSD_MSTRGMT.M2]/[BFMC_RS_AVG.M2]" office:value-type="float" office:value="33.2366533566959" calcext:value-type="float">
            <text:p>33,2366533566959</text:p>
          </table:table-cell>
          <table:table-cell table:formula="of:=ABS([HPSD_MSTRGMT_AVG.N2]-[BFMC_RS_AVG.N2])*100/[BFMC_RS_AVG.N2]" office:value-type="float" office:value="48.3395445915065" calcext:value-type="float">
            <text:p>48,33954459150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*100/[BFMC_RS_AVG.C3]" office:value-type="float" office:value="0.603587491482447" calcext:value-type="float">
            <text:p>0,603587491482447</text:p>
          </table:table-cell>
          <table:table-cell table:formula="of:=ABS([HPSD_MSTRGMT_AVG.D3]-[BFMC_RS_AVG.D3])*100/[BFMC_RS_AVG.D3]" office:value-type="float" office:value="21.9001572327044" calcext:value-type="float">
            <text:p>21,9001572327044</text:p>
          </table:table-cell>
          <table:table-cell table:formula="of:=ABS([HPSD_MSTRGMT_AVG.E3]-[BFMC_RS_AVG.E3])*100/[BFMC_RS_AVG.E3]" office:value-type="string" office:string-value="" calcext:value-type="error">
            <text:p>#DIV/0!</text:p>
          </table:table-cell>
          <table:table-cell table:formula="of:=ABS([HPSD_MSTRGMT_AVG.F3]-[BFMC_RS_AVG.F3])*100/[BFMC_RS_AVG.F3]" office:value-type="string" office:string-value="" calcext:value-type="error">
            <text:p>#DIV/0!</text:p>
          </table:table-cell>
          <table:table-cell table:formula="of:=ABS([HPSD_MSTRGMT_AVG.G3]-[BFMC_RS_AVG.G3])*100/[BFMC_RS_AVG.G3]" office:value-type="float" office:value="33.3333333333324" calcext:value-type="float">
            <text:p>33,3333333333324</text:p>
          </table:table-cell>
          <table:table-cell table:formula="of:=ABS([HPSD_MSTRGMT_AVG.H3]-[BFMC_RS_AVG.H3])*100/[BFMC_RS_AVG.H3]" office:value-type="float" office:value="17.6470588235292" calcext:value-type="float">
            <text:p>17,6470588235292</text:p>
          </table:table-cell>
          <table:table-cell table:formula="of:=ABS([HPSD_MSTRGMT_AVG.I3]-[BFMC_RS_AVG.I3])*100/[BFMC_RS_AVG.I3]" office:value-type="float" office:value="26.1602754020027" calcext:value-type="float">
            <text:p>26,1602754020027</text:p>
          </table:table-cell>
          <table:table-cell table:formula="of:=ABS([HPSD_MSTRGMT_AVG.J3]-[BFMC_RS_AVG.J3])*100/[BFMC_RS_AVG.J3]" office:value-type="float" office:value="19.0962458192107" calcext:value-type="float">
            <text:p>19,0962458192107</text:p>
          </table:table-cell>
          <table:table-cell table:formula="of:=ABS([HPSD_MSTRGMT_AVG.K3]-[BFMC_RS_AVG.K3])*100/[BFMC_RS_AVG.K3]" office:value-type="float" office:value="82.4499215668186" calcext:value-type="float">
            <text:p>82,4499215668186</text:p>
          </table:table-cell>
          <table:table-cell table:formula="of:=ABS([HPSD_MSTRGMT_AVG.L3]-[BFMC_RS_AVG.L3])*100/[BFMC_RS_AVG.L3]" office:value-type="string" office:string-value="" calcext:value-type="error">
            <text:p>#DIV/0!</text:p>
          </table:table-cell>
          <table:table-cell table:formula="of:=[HPSD_MSTRGMT.M3]/[BFMC_RS_AVG.M3]" office:value-type="float" office:value="17.7465615693484" calcext:value-type="float">
            <text:p>17,7465615693484</text:p>
          </table:table-cell>
          <table:table-cell table:formula="of:=ABS([HPSD_MSTRGMT_AVG.N3]-[BFMC_RS_AVG.N3])*100/[BFMC_RS_AVG.N3]" office:value-type="float" office:value="14.1185099975936" calcext:value-type="float">
            <text:p>14,1185099975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*100/[BFMC_RS_AVG.C4]" office:value-type="float" office:value="0.212624315986393" calcext:value-type="float">
            <text:p>0,212624315986393</text:p>
          </table:table-cell>
          <table:table-cell table:formula="of:=ABS([HPSD_MSTRGMT_AVG.D4]-[BFMC_RS_AVG.D4])*100/[BFMC_RS_AVG.D4]" office:value-type="float" office:value="13.7063910272075" calcext:value-type="float">
            <text:p>13,7063910272075</text:p>
          </table:table-cell>
          <table:table-cell table:formula="of:=ABS([HPSD_MSTRGMT_AVG.E4]-[BFMC_RS_AVG.E4])*100/[BFMC_RS_AVG.E4]" office:value-type="string" office:string-value="" calcext:value-type="error">
            <text:p>#DIV/0!</text:p>
          </table:table-cell>
          <table:table-cell table:formula="of:=ABS([HPSD_MSTRGMT_AVG.F4]-[BFMC_RS_AVG.F4])*100/[BFMC_RS_AVG.F4]" office:value-type="string" office:string-value="" calcext:value-type="error">
            <text:p>#DIV/0!</text:p>
          </table:table-cell>
          <table:table-cell table:formula="of:=ABS([HPSD_MSTRGMT_AVG.G4]-[BFMC_RS_AVG.G4])*100/[BFMC_RS_AVG.G4]" office:value-type="float" office:value="33.3333333333337" calcext:value-type="float">
            <text:p>33,3333333333337</text:p>
          </table:table-cell>
          <table:table-cell table:formula="of:=ABS([HPSD_MSTRGMT_AVG.H4]-[BFMC_RS_AVG.H4])*100/[BFMC_RS_AVG.H4]" office:value-type="float" office:value="19.7183098591549" calcext:value-type="float">
            <text:p>19,7183098591549</text:p>
          </table:table-cell>
          <table:table-cell table:formula="of:=ABS([HPSD_MSTRGMT_AVG.I4]-[BFMC_RS_AVG.I4])*100/[BFMC_RS_AVG.I4]" office:value-type="float" office:value="18.5202698794558" calcext:value-type="float">
            <text:p>18,5202698794558</text:p>
          </table:table-cell>
          <table:table-cell table:formula="of:=ABS([HPSD_MSTRGMT_AVG.J4]-[BFMC_RS_AVG.J4])*100/[BFMC_RS_AVG.J4]" office:value-type="float" office:value="11.9729397234832" calcext:value-type="float">
            <text:p>11,9729397234832</text:p>
          </table:table-cell>
          <table:table-cell table:formula="of:=ABS([HPSD_MSTRGMT_AVG.K4]-[BFMC_RS_AVG.K4])*100/[BFMC_RS_AVG.K4]" office:value-type="float" office:value="45.414039944814" calcext:value-type="float">
            <text:p>45,414039944814</text:p>
          </table:table-cell>
          <table:table-cell table:formula="of:=ABS([HPSD_MSTRGMT_AVG.L4]-[BFMC_RS_AVG.L4])*100/[BFMC_RS_AVG.L4]" office:value-type="string" office:string-value="" calcext:value-type="error">
            <text:p>#DIV/0!</text:p>
          </table:table-cell>
          <table:table-cell table:formula="of:=[HPSD_MSTRGMT.M4]/[BFMC_RS_AVG.M4]" office:value-type="float" office:value="15.4461125350991" calcext:value-type="float">
            <text:p>15,4461125350991</text:p>
          </table:table-cell>
          <table:table-cell table:formula="of:=ABS([HPSD_MSTRGMT_AVG.N4]-[BFMC_RS_AVG.N4])*100/[BFMC_RS_AVG.N4]" office:value-type="float" office:value="18.2380822759688" calcext:value-type="float">
            <text:p>18,238082275968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*100/[BFMC_RS_AVG.C5]" office:value-type="float" office:value="0" calcext:value-type="float">
            <text:p>0</text:p>
          </table:table-cell>
          <table:table-cell table:formula="of:=ABS([HPSD_MSTRGMT_AVG.D5]-[BFMC_RS_AVG.D5])*100/[BFMC_RS_AVG.D5]" office:value-type="float" office:value="0" calcext:value-type="float">
            <text:p>0</text:p>
          </table:table-cell>
          <table:table-cell table:formula="of:=ABS([HPSD_MSTRGMT_AVG.E5]-[BFMC_RS_AVG.E5])*100/[BFMC_RS_AVG.E5]" office:value-type="string" office:string-value="" calcext:value-type="error">
            <text:p>#DIV/0!</text:p>
          </table:table-cell>
          <table:table-cell table:formula="of:=ABS([HPSD_MSTRGMT_AVG.F5]-[BFMC_RS_AVG.F5])*100/[BFMC_RS_AVG.F5]" office:value-type="string" office:string-value="" calcext:value-type="error">
            <text:p>#DIV/0!</text:p>
          </table:table-cell>
          <table:table-cell table:formula="of:=ABS([HPSD_MSTRGMT_AVG.G5]-[BFMC_RS_AVG.G5])*100/[BFMC_RS_AVG.G5]" office:value-type="float" office:value="33.3333333333335" calcext:value-type="float">
            <text:p>33,3333333333335</text:p>
          </table:table-cell>
          <table:table-cell table:formula="of:=ABS([HPSD_MSTRGMT_AVG.H5]-[BFMC_RS_AVG.H5])*100/[BFMC_RS_AVG.H5]" office:value-type="float" office:value="9.52380952380936" calcext:value-type="float">
            <text:p>9,52380952380936</text:p>
          </table:table-cell>
          <table:table-cell table:formula="of:=ABS([HPSD_MSTRGMT_AVG.I5]-[BFMC_RS_AVG.I5])*100/[BFMC_RS_AVG.I5]" office:value-type="float" office:value="0" calcext:value-type="float">
            <text:p>0</text:p>
          </table:table-cell>
          <table:table-cell table:formula="of:=ABS([HPSD_MSTRGMT_AVG.J5]-[BFMC_RS_AVG.J5])*100/[BFMC_RS_AVG.J5]" office:value-type="float" office:value="0" calcext:value-type="float">
            <text:p>0</text:p>
          </table:table-cell>
          <table:table-cell table:formula="of:=ABS([HPSD_MSTRGMT_AVG.K5]-[BFMC_RS_AVG.K5])*100/[BFMC_RS_AVG.K5]" office:value-type="float" office:value="0" calcext:value-type="float">
            <text:p>0</text:p>
          </table:table-cell>
          <table:table-cell table:formula="of:=ABS([HPSD_MSTRGMT_AVG.L5]-[BFMC_RS_AVG.L5])*100/[BFMC_RS_AVG.L5]" office:value-type="string" office:string-value="" calcext:value-type="error">
            <text:p>#DIV/0!</text:p>
          </table:table-cell>
          <table:table-cell table:formula="of:=[HPSD_MSTRGMT.M5]/[BFMC_RS_AVG.M5]" office:value-type="float" office:value="13.6736290777453" calcext:value-type="float">
            <text:p>13,6736290777453</text:p>
          </table:table-cell>
          <table:table-cell table:formula="of:=ABS([HPSD_MSTRGMT_AVG.N5]-[BFMC_RS_AVG.N5])*100/[BFMC_RS_AVG.N5]" office:value-type="float" office:value="10.26650164104" calcext:value-type="float">
            <text:p>10,26650164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*100/[BFMC_RS_AVG.C6]" office:value-type="float" office:value="0.0116994077028851" calcext:value-type="float">
            <text:p>0,011699407702885</text:p>
          </table:table-cell>
          <table:table-cell table:formula="of:=ABS([HPSD_MSTRGMT_AVG.D6]-[BFMC_RS_AVG.D6])*100/[BFMC_RS_AVG.D6]" office:value-type="float" office:value="3.6069531518496" calcext:value-type="float">
            <text:p>3,6069531518496</text:p>
          </table:table-cell>
          <table:table-cell table:formula="of:=ABS([HPSD_MSTRGMT_AVG.E6]-[BFMC_RS_AVG.E6])*100/[BFMC_RS_AVG.E6]" office:value-type="string" office:string-value="" calcext:value-type="error">
            <text:p>#DIV/0!</text:p>
          </table:table-cell>
          <table:table-cell table:formula="of:=ABS([HPSD_MSTRGMT_AVG.F6]-[BFMC_RS_AVG.F6])*100/[BFMC_RS_AVG.F6]" office:value-type="string" office:string-value="" calcext:value-type="error">
            <text:p>#DIV/0!</text:p>
          </table:table-cell>
          <table:table-cell table:formula="of:=ABS([HPSD_MSTRGMT_AVG.G6]-[BFMC_RS_AVG.G6])*100/[BFMC_RS_AVG.G6]" office:value-type="float" office:value="82.8947368421053" calcext:value-type="float">
            <text:p>82,8947368421053</text:p>
          </table:table-cell>
          <table:table-cell table:formula="of:=ABS([HPSD_MSTRGMT_AVG.H6]-[BFMC_RS_AVG.H6])*100/[BFMC_RS_AVG.H6]" office:value-type="float" office:value="86.8320610687023" calcext:value-type="float">
            <text:p>86,8320610687023</text:p>
          </table:table-cell>
          <table:table-cell table:formula="of:=ABS([HPSD_MSTRGMT_AVG.I6]-[BFMC_RS_AVG.I6])*100/[BFMC_RS_AVG.I6]" office:value-type="float" office:value="18.2137637606059" calcext:value-type="float">
            <text:p>18,2137637606059</text:p>
          </table:table-cell>
          <table:table-cell table:formula="of:=ABS([HPSD_MSTRGMT_AVG.J6]-[BFMC_RS_AVG.J6])*100/[BFMC_RS_AVG.J6]" office:value-type="float" office:value="3.06710418022812" calcext:value-type="float">
            <text:p>3,06710418022812</text:p>
          </table:table-cell>
          <table:table-cell table:formula="of:=ABS([HPSD_MSTRGMT_AVG.K6]-[BFMC_RS_AVG.K6])*100/[BFMC_RS_AVG.K6]" office:value-type="float" office:value="69.9795294366985" calcext:value-type="float">
            <text:p>69,9795294366985</text:p>
          </table:table-cell>
          <table:table-cell table:formula="of:=ABS([HPSD_MSTRGMT_AVG.L6]-[BFMC_RS_AVG.L6])*100/[BFMC_RS_AVG.L6]" office:value-type="string" office:string-value="" calcext:value-type="error">
            <text:p>#DIV/0!</text:p>
          </table:table-cell>
          <table:table-cell table:formula="of:=[HPSD_MSTRGMT.M6]/[BFMC_RS_AVG.M6]" office:value-type="float" office:value="10.5042472697723" calcext:value-type="float">
            <text:p>10,5042472697723</text:p>
          </table:table-cell>
          <table:table-cell table:formula="of:=ABS([HPSD_MSTRGMT_AVG.N6]-[BFMC_RS_AVG.N6])*100/[BFMC_RS_AVG.N6]" office:value-type="float" office:value="32.5334110405105" calcext:value-type="float">
            <text:p>32,5334110405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*100/[BFMC_RS_AVG.C7]" office:value-type="float" office:value="0.192123449351005" calcext:value-type="float">
            <text:p>0,192123449351005</text:p>
          </table:table-cell>
          <table:table-cell table:formula="of:=ABS([HPSD_MSTRGMT_AVG.D7]-[BFMC_RS_AVG.D7])*100/[BFMC_RS_AVG.D7]" office:value-type="float" office:value="9.49745269158016" calcext:value-type="float">
            <text:p>9,49745269158016</text:p>
          </table:table-cell>
          <table:table-cell table:formula="of:=ABS([HPSD_MSTRGMT_AVG.E7]-[BFMC_RS_AVG.E7])*100/[BFMC_RS_AVG.E7]" office:value-type="string" office:string-value="" calcext:value-type="error">
            <text:p>#DIV/0!</text:p>
          </table:table-cell>
          <table:table-cell table:formula="of:=ABS([HPSD_MSTRGMT_AVG.F7]-[BFMC_RS_AVG.F7])*100/[BFMC_RS_AVG.F7]" office:value-type="string" office:string-value="" calcext:value-type="error">
            <text:p>#DIV/0!</text:p>
          </table:table-cell>
          <table:table-cell table:formula="of:=ABS([HPSD_MSTRGMT_AVG.G7]-[BFMC_RS_AVG.G7])*100/[BFMC_RS_AVG.G7]" office:value-type="float" office:value="99.9902308769416" calcext:value-type="float">
            <text:p>99,9902308769416</text:p>
          </table:table-cell>
          <table:table-cell table:formula="of:=ABS([HPSD_MSTRGMT_AVG.H7]-[BFMC_RS_AVG.H7])*100/[BFMC_RS_AVG.H7]" office:value-type="float" office:value="99.9684593798557" calcext:value-type="float">
            <text:p>99,9684593798557</text:p>
          </table:table-cell>
          <table:table-cell table:formula="of:=ABS([HPSD_MSTRGMT_AVG.I7]-[BFMC_RS_AVG.I7])*100/[BFMC_RS_AVG.I7]" office:value-type="float" office:value="63.1354741008282" calcext:value-type="float">
            <text:p>63,1354741008282</text:p>
          </table:table-cell>
          <table:table-cell table:formula="of:=ABS([HPSD_MSTRGMT_AVG.J7]-[BFMC_RS_AVG.J7])*100/[BFMC_RS_AVG.J7]" office:value-type="float" office:value="8.39200750602786" calcext:value-type="float">
            <text:p>8,39200750602786</text:p>
          </table:table-cell>
          <table:table-cell table:formula="of:=ABS([HPSD_MSTRGMT_AVG.K7]-[BFMC_RS_AVG.K7])*100/[BFMC_RS_AVG.K7]" office:value-type="float" office:value="112.525990535361" calcext:value-type="float">
            <text:p>112,525990535361</text:p>
          </table:table-cell>
          <table:table-cell table:formula="of:=ABS([HPSD_MSTRGMT_AVG.L7]-[BFMC_RS_AVG.L7])*100/[BFMC_RS_AVG.L7]" office:value-type="string" office:string-value="" calcext:value-type="error">
            <text:p>#DIV/0!</text:p>
          </table:table-cell>
          <table:table-cell table:formula="of:=[HPSD_MSTRGMT.M7]/[BFMC_RS_AVG.M7]" office:value-type="float" office:value="5.82506804631796" calcext:value-type="float">
            <text:p>5,82506804631796</text:p>
          </table:table-cell>
          <table:table-cell table:formula="of:=ABS([HPSD_MSTRGMT_AVG.N7]-[BFMC_RS_AVG.N7])*100/[BFMC_RS_AVG.N7]" office:value-type="float" office:value="99.7231484901563" calcext:value-type="float">
            <text:p>99,72314849015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SD_MSTRGMT_AVG.C8]-[BFMC_RS_AVG.C8])*100/[BFMC_RS_AVG.C8]" office:value-type="string" office:string-value="" calcext:value-type="error">
            <text:p>#DIV/0!</text:p>
          </table:table-cell>
          <table:table-cell table:formula="of:=ABS([HPSD_MSTRGMT_AVG.D8]-[BFMC_RS_AVG.D8])*100/[BFMC_RS_AVG.D8]" office:value-type="string" office:string-value="" calcext:value-type="error">
            <text:p>#DIV/0!</text:p>
          </table:table-cell>
          <table:table-cell table:formula="of:=ABS([HPSD_MSTRGMT_AVG.E8]-[BFMC_RS_AVG.E8])*100/[BFMC_RS_AVG.E8]" office:value-type="string" office:string-value="" calcext:value-type="error">
            <text:p>#DIV/0!</text:p>
          </table:table-cell>
          <table:table-cell table:formula="of:=ABS([HPSD_MSTRGMT_AVG.F8]-[BFMC_RS_AVG.F8])*100/[BFMC_RS_AVG.F8]" office:value-type="string" office:string-value="" calcext:value-type="error">
            <text:p>#DIV/0!</text:p>
          </table:table-cell>
          <table:table-cell table:formula="of:=ABS([HPSD_MSTRGMT_AVG.G8]-[BFMC_RS_AVG.G8])*100/[BFMC_RS_AVG.G8]" office:value-type="string" office:string-value="" calcext:value-type="error">
            <text:p>#DIV/0!</text:p>
          </table:table-cell>
          <table:table-cell table:formula="of:=ABS([HPSD_MSTRGMT_AVG.H8]-[BFMC_RS_AVG.H8])*100/[BFMC_RS_AVG.H8]" office:value-type="string" office:string-value="" calcext:value-type="error">
            <text:p>#DIV/0!</text:p>
          </table:table-cell>
          <table:table-cell table:formula="of:=ABS([HPSD_MSTRGMT_AVG.I8]-[BFMC_RS_AVG.I8])*100/[BFMC_RS_AVG.I8]" office:value-type="string" office:string-value="" calcext:value-type="error">
            <text:p>#DIV/0!</text:p>
          </table:table-cell>
          <table:table-cell table:formula="of:=ABS([HPSD_MSTRGMT_AVG.J8]-[BFMC_RS_AVG.J8])*100/[BFMC_RS_AVG.J8]" office:value-type="string" office:string-value="" calcext:value-type="error">
            <text:p>#DIV/0!</text:p>
          </table:table-cell>
          <table:table-cell table:formula="of:=ABS([HPSD_MSTRGMT_AVG.K8]-[BFMC_RS_AVG.K8])*100/[BFMC_RS_AVG.K8]" office:value-type="string" office:string-value="" calcext:value-type="error">
            <text:p>#DIV/0!</text:p>
          </table:table-cell>
          <table:table-cell table:formula="of:=ABS([HPSD_MSTRGMT_AVG.L8]-[BFMC_RS_AVG.L8])*100/[BFMC_RS_AVG.L8]" office:value-type="string" office:string-value="" calcext:value-type="error">
            <text:p>#DIV/0!</text:p>
          </table:table-cell>
          <table:table-cell table:formula="of:=[HPSD_MSTRGMT.M8]/[BFMC_RS_AVG.M8]" office:value-type="string" office:string-value="" calcext:value-type="error">
            <text:p>#DIV/0!</text:p>
          </table:table-cell>
          <table:table-cell table:formula="of:=ABS([HPSD_MSTRGMT_AVG.N8]-[BFMC_RS_AVG.N8])*100/[BFMC_RS_AVG.N8]" office:value-type="string" office:string-value="" calcext:value-type="error">
            <text:p>#DIV/0!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*100/[BFMC_RS_AVG.C2]" office:value-type="float" office:value="0" calcext:value-type="float">
            <text:p>0</text:p>
          </table:table-cell>
          <table:table-cell table:formula="of:=ABS([HPPM_MSTRG_AVG.D2]-[BFMC_RS_AVG.D2])*100/[BFMC_RS_AVG.D2]" office:value-type="float" office:value="0" calcext:value-type="float">
            <text:p>0</text:p>
          </table:table-cell>
          <table:table-cell table:formula="of:=ABS([HPPM_MSTRG_AVG.E2]-[BFMC_RS_AVG.E2])*100/[BFMC_RS_AVG.E2]" office:value-type="string" office:string-value="" calcext:value-type="error">
            <text:p>#DIV/0!</text:p>
          </table:table-cell>
          <table:table-cell table:formula="of:=ABS([HPPM_MSTRG_AVG.F2]-[BFMC_RS_AVG.F2])*100/[BFMC_RS_AVG.F2]" office:value-type="string" office:string-value="" calcext:value-type="error">
            <text:p>#DIV/0!</text:p>
          </table:table-cell>
          <table:table-cell table:formula="of:=ABS([HPPM_MSTRG_AVG.G2]-[BFMC_RS_AVG.G2])*100/[BFMC_RS_AVG.G2]" office:value-type="float" office:value="66.6666666666669" calcext:value-type="float">
            <text:p>66,6666666666669</text:p>
          </table:table-cell>
          <table:table-cell table:formula="of:=ABS([HPPM_MSTRG_AVG.H2]-[BFMC_RS_AVG.H2])*100/[BFMC_RS_AVG.H2]" office:value-type="float" office:value="44.2307692307692" calcext:value-type="float">
            <text:p>44,2307692307692</text:p>
          </table:table-cell>
          <table:table-cell table:formula="of:=ABS([HPPM_MSTRG_AVG.I2]-[BFMC_RS_AVG.I2])*100/[BFMC_RS_AVG.I2]" office:value-type="float" office:value="0" calcext:value-type="float">
            <text:p>0</text:p>
          </table:table-cell>
          <table:table-cell table:formula="of:=ABS([HPPM_MSTRG_AVG.J2]-[BFMC_RS_AVG.J2])*100/[BFMC_RS_AVG.J2]" office:value-type="float" office:value="0" calcext:value-type="float">
            <text:p>0</text:p>
          </table:table-cell>
          <table:table-cell table:formula="of:=ABS([HPPM_MSTRG_AVG.K2]-[BFMC_RS_AVG.K2])*100/[BFMC_RS_AVG.K2]" office:value-type="float" office:value="0" calcext:value-type="float">
            <text:p>0</text:p>
          </table:table-cell>
          <table:table-cell table:formula="of:=ABS([HPPM_MSTRG_AVG.L2]-[BFMC_RS_AVG.L2])*100/[BFMC_RS_AVG.L2]" office:value-type="string" office:string-value="" calcext:value-type="error">
            <text:p>#DIV/0!</text:p>
          </table:table-cell>
          <table:table-cell table:formula="of:=[HPPM_MSTRG_AVG.M2]/[BFMC_RS_AVG.M2]" office:value-type="float" office:value="1" calcext:value-type="float">
            <text:p>1</text:p>
          </table:table-cell>
          <table:table-cell table:formula="of:=ABS([HPPM_MSTRG_AVG.N2]-[BFMC_RS_AVG.N2])*100/[BFMC_RS_AVG.N2]" office:value-type="float" office:value="5.53389389133687" calcext:value-type="float">
            <text:p>5,53389389133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*100/[BFMC_RS_AVG.C3]" office:value-type="float" office:value="0" calcext:value-type="float">
            <text:p>0</text:p>
          </table:table-cell>
          <table:table-cell table:formula="of:=ABS([HPPM_MSTRG_AVG.D3]-[BFMC_RS_AVG.D3])*100/[BFMC_RS_AVG.D3]" office:value-type="float" office:value="0" calcext:value-type="float">
            <text:p>0</text:p>
          </table:table-cell>
          <table:table-cell table:formula="of:=ABS([HPPM_MSTRG_AVG.E3]-[BFMC_RS_AVG.E3])*100/[BFMC_RS_AVG.E3]" office:value-type="string" office:string-value="" calcext:value-type="error">
            <text:p>#DIV/0!</text:p>
          </table:table-cell>
          <table:table-cell table:formula="of:=ABS([HPPM_MSTRG_AVG.F3]-[BFMC_RS_AVG.F3])*100/[BFMC_RS_AVG.F3]" office:value-type="string" office:string-value="" calcext:value-type="error">
            <text:p>#DIV/0!</text:p>
          </table:table-cell>
          <table:table-cell table:formula="of:=ABS([HPPM_MSTRG_AVG.G3]-[BFMC_RS_AVG.G3])*100/[BFMC_RS_AVG.G3]" office:value-type="float" office:value="44.4444444444447" calcext:value-type="float">
            <text:p>44,4444444444447</text:p>
          </table:table-cell>
          <table:table-cell table:formula="of:=ABS([HPPM_MSTRG_AVG.H3]-[BFMC_RS_AVG.H3])*100/[BFMC_RS_AVG.H3]" office:value-type="float" office:value="27.9411764705882" calcext:value-type="float">
            <text:p>27,9411764705882</text:p>
          </table:table-cell>
          <table:table-cell table:formula="of:=ABS([HPPM_MSTRG_AVG.I3]-[BFMC_RS_AVG.I3])*100/[BFMC_RS_AVG.I3]" office:value-type="float" office:value="0" calcext:value-type="float">
            <text:p>0</text:p>
          </table:table-cell>
          <table:table-cell table:formula="of:=ABS([HPPM_MSTRG_AVG.J3]-[BFMC_RS_AVG.J3])*100/[BFMC_RS_AVG.J3]" office:value-type="float" office:value="0" calcext:value-type="float">
            <text:p>0</text:p>
          </table:table-cell>
          <table:table-cell table:formula="of:=ABS([HPPM_MSTRG_AVG.K3]-[BFMC_RS_AVG.K3])*100/[BFMC_RS_AVG.K3]" office:value-type="float" office:value="0" calcext:value-type="float">
            <text:p>0</text:p>
          </table:table-cell>
          <table:table-cell table:formula="of:=ABS([HPPM_MSTRG_AVG.L3]-[BFMC_RS_AVG.L3])*100/[BFMC_RS_AVG.L3]" office:value-type="string" office:string-value="" calcext:value-type="error">
            <text:p>#DIV/0!</text:p>
          </table:table-cell>
          <table:table-cell table:formula="of:=[HPPM_MSTRG_AVG.M3]/[BFMC_RS_AVG.M3]" office:value-type="float" office:value="1" calcext:value-type="float">
            <text:p>1</text:p>
          </table:table-cell>
          <table:table-cell table:formula="of:=ABS([HPPM_MSTRG_AVG.N3]-[BFMC_RS_AVG.N3])*100/[BFMC_RS_AVG.N3]" office:value-type="float" office:value="10.5722642523179" calcext:value-type="float">
            <text:p>10,5722642523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*100/[BFMC_RS_AVG.C4]" office:value-type="float" office:value="0" calcext:value-type="float">
            <text:p>0</text:p>
          </table:table-cell>
          <table:table-cell table:formula="of:=ABS([HPPM_MSTRG_AVG.D4]-[BFMC_RS_AVG.D4])*100/[BFMC_RS_AVG.D4]" office:value-type="float" office:value="0" calcext:value-type="float">
            <text:p>0</text:p>
          </table:table-cell>
          <table:table-cell table:formula="of:=ABS([HPPM_MSTRG_AVG.E4]-[BFMC_RS_AVG.E4])*100/[BFMC_RS_AVG.E4]" office:value-type="string" office:string-value="" calcext:value-type="error">
            <text:p>#DIV/0!</text:p>
          </table:table-cell>
          <table:table-cell table:formula="of:=ABS([HPPM_MSTRG_AVG.F4]-[BFMC_RS_AVG.F4])*100/[BFMC_RS_AVG.F4]" office:value-type="string" office:string-value="" calcext:value-type="error">
            <text:p>#DIV/0!</text:p>
          </table:table-cell>
          <table:table-cell table:formula="of:=ABS([HPPM_MSTRG_AVG.G4]-[BFMC_RS_AVG.G4])*100/[BFMC_RS_AVG.G4]" office:value-type="float" office:value="55.5555555555557" calcext:value-type="float">
            <text:p>55,5555555555557</text:p>
          </table:table-cell>
          <table:table-cell table:formula="of:=ABS([HPPM_MSTRG_AVG.H4]-[BFMC_RS_AVG.H4])*100/[BFMC_RS_AVG.H4]" office:value-type="float" office:value="32.3943661971831" calcext:value-type="float">
            <text:p>32,3943661971831</text:p>
          </table:table-cell>
          <table:table-cell table:formula="of:=ABS([HPPM_MSTRG_AVG.I4]-[BFMC_RS_AVG.I4])*100/[BFMC_RS_AVG.I4]" office:value-type="float" office:value="0" calcext:value-type="float">
            <text:p>0</text:p>
          </table:table-cell>
          <table:table-cell table:formula="of:=ABS([HPPM_MSTRG_AVG.J4]-[BFMC_RS_AVG.J4])*100/[BFMC_RS_AVG.J4]" office:value-type="float" office:value="0" calcext:value-type="float">
            <text:p>0</text:p>
          </table:table-cell>
          <table:table-cell table:formula="of:=ABS([HPPM_MSTRG_AVG.K4]-[BFMC_RS_AVG.K4])*100/[BFMC_RS_AVG.K4]" office:value-type="float" office:value="0" calcext:value-type="float">
            <text:p>0</text:p>
          </table:table-cell>
          <table:table-cell table:formula="of:=ABS([HPPM_MSTRG_AVG.L4]-[BFMC_RS_AVG.L4])*100/[BFMC_RS_AVG.L4]" office:value-type="string" office:string-value="" calcext:value-type="error">
            <text:p>#DIV/0!</text:p>
          </table:table-cell>
          <table:table-cell table:formula="of:=[HPPM_MSTRG_AVG.M4]/[BFMC_RS_AVG.M4]" office:value-type="float" office:value="1" calcext:value-type="float">
            <text:p>1</text:p>
          </table:table-cell>
          <table:table-cell table:formula="of:=ABS([HPPM_MSTRG_AVG.N4]-[BFMC_RS_AVG.N4])*100/[BFMC_RS_AVG.N4]" office:value-type="float" office:value="7.94216461585231" calcext:value-type="float">
            <text:p>7,9421646158523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*100/[BFMC_RS_AVG.C5]" office:value-type="float" office:value="0" calcext:value-type="float">
            <text:p>0</text:p>
          </table:table-cell>
          <table:table-cell table:formula="of:=ABS([HPPM_MSTRG_AVG.D5]-[BFMC_RS_AVG.D5])*100/[BFMC_RS_AVG.D5]" office:value-type="float" office:value="0" calcext:value-type="float">
            <text:p>0</text:p>
          </table:table-cell>
          <table:table-cell table:formula="of:=ABS([HPPM_MSTRG_AVG.E5]-[BFMC_RS_AVG.E5])*100/[BFMC_RS_AVG.E5]" office:value-type="string" office:string-value="" calcext:value-type="error">
            <text:p>#DIV/0!</text:p>
          </table:table-cell>
          <table:table-cell table:formula="of:=ABS([HPPM_MSTRG_AVG.F5]-[BFMC_RS_AVG.F5])*100/[BFMC_RS_AVG.F5]" office:value-type="string" office:string-value="" calcext:value-type="error">
            <text:p>#DIV/0!</text:p>
          </table:table-cell>
          <table:table-cell table:formula="of:=ABS([HPPM_MSTRG_AVG.G5]-[BFMC_RS_AVG.G5])*100/[BFMC_RS_AVG.G5]" office:value-type="float" office:value="33.3333333333335" calcext:value-type="float">
            <text:p>33,3333333333335</text:p>
          </table:table-cell>
          <table:table-cell table:formula="of:=ABS([HPPM_MSTRG_AVG.H5]-[BFMC_RS_AVG.H5])*100/[BFMC_RS_AVG.H5]" office:value-type="float" office:value="9.52380952380956" calcext:value-type="float">
            <text:p>9,52380952380956</text:p>
          </table:table-cell>
          <table:table-cell table:formula="of:=ABS([HPPM_MSTRG_AVG.I5]-[BFMC_RS_AVG.I5])*100/[BFMC_RS_AVG.I5]" office:value-type="float" office:value="0" calcext:value-type="float">
            <text:p>0</text:p>
          </table:table-cell>
          <table:table-cell table:formula="of:=ABS([HPPM_MSTRG_AVG.J5]-[BFMC_RS_AVG.J5])*100/[BFMC_RS_AVG.J5]" office:value-type="float" office:value="0" calcext:value-type="float">
            <text:p>0</text:p>
          </table:table-cell>
          <table:table-cell table:formula="of:=ABS([HPPM_MSTRG_AVG.K5]-[BFMC_RS_AVG.K5])*100/[BFMC_RS_AVG.K5]" office:value-type="float" office:value="0" calcext:value-type="float">
            <text:p>0</text:p>
          </table:table-cell>
          <table:table-cell table:formula="of:=ABS([HPPM_MSTRG_AVG.L5]-[BFMC_RS_AVG.L5])*100/[BFMC_RS_AVG.L5]" office:value-type="string" office:string-value="" calcext:value-type="error">
            <text:p>#DIV/0!</text:p>
          </table:table-cell>
          <table:table-cell table:formula="of:=[HPPM_MSTRG_AVG.M5]/[BFMC_RS_AVG.M5]" office:value-type="float" office:value="1" calcext:value-type="float">
            <text:p>1</text:p>
          </table:table-cell>
          <table:table-cell table:formula="of:=ABS([HPPM_MSTRG_AVG.N5]-[BFMC_RS_AVG.N5])*100/[BFMC_RS_AVG.N5]" office:value-type="float" office:value="3.90049303269031" calcext:value-type="float">
            <text:p>3,90049303269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*100/[BFMC_RS_AVG.C6]" office:value-type="float" office:value="0" calcext:value-type="float">
            <text:p>0</text:p>
          </table:table-cell>
          <table:table-cell table:formula="of:=ABS([HPPM_MSTRG_AVG.D6]-[BFMC_RS_AVG.D6])*100/[BFMC_RS_AVG.D6]" office:value-type="float" office:value="0" calcext:value-type="float">
            <text:p>0</text:p>
          </table:table-cell>
          <table:table-cell table:formula="of:=ABS([HPPM_MSTRG_AVG.E6]-[BFMC_RS_AVG.E6])*100/[BFMC_RS_AVG.E6]" office:value-type="string" office:string-value="" calcext:value-type="error">
            <text:p>#DIV/0!</text:p>
          </table:table-cell>
          <table:table-cell table:formula="of:=ABS([HPPM_MSTRG_AVG.F6]-[BFMC_RS_AVG.F6])*100/[BFMC_RS_AVG.F6]" office:value-type="string" office:string-value="" calcext:value-type="error">
            <text:p>#DIV/0!</text:p>
          </table:table-cell>
          <table:table-cell table:formula="of:=ABS([HPPM_MSTRG_AVG.G6]-[BFMC_RS_AVG.G6])*100/[BFMC_RS_AVG.G6]" office:value-type="float" office:value="96.0526315789474" calcext:value-type="float">
            <text:p>96,0526315789474</text:p>
          </table:table-cell>
          <table:table-cell table:formula="of:=ABS([HPPM_MSTRG_AVG.H6]-[BFMC_RS_AVG.H6])*100/[BFMC_RS_AVG.H6]" office:value-type="float" office:value="91.9847328244275" calcext:value-type="float">
            <text:p>91,9847328244275</text:p>
          </table:table-cell>
          <table:table-cell table:formula="of:=ABS([HPPM_MSTRG_AVG.I6]-[BFMC_RS_AVG.I6])*100/[BFMC_RS_AVG.I6]" office:value-type="float" office:value="0" calcext:value-type="float">
            <text:p>0</text:p>
          </table:table-cell>
          <table:table-cell table:formula="of:=ABS([HPPM_MSTRG_AVG.J6]-[BFMC_RS_AVG.J6])*100/[BFMC_RS_AVG.J6]" office:value-type="float" office:value="0" calcext:value-type="float">
            <text:p>0</text:p>
          </table:table-cell>
          <table:table-cell table:formula="of:=ABS([HPPM_MSTRG_AVG.K6]-[BFMC_RS_AVG.K6])*100/[BFMC_RS_AVG.K6]" office:value-type="float" office:value="0" calcext:value-type="float">
            <text:p>0</text:p>
          </table:table-cell>
          <table:table-cell table:formula="of:=ABS([HPPM_MSTRG_AVG.L6]-[BFMC_RS_AVG.L6])*100/[BFMC_RS_AVG.L6]" office:value-type="string" office:string-value="" calcext:value-type="error">
            <text:p>#DIV/0!</text:p>
          </table:table-cell>
          <table:table-cell table:formula="of:=[HPPM_MSTRG_AVG.M6]/[BFMC_RS_AVG.M6]" office:value-type="float" office:value="1" calcext:value-type="float">
            <text:p>1</text:p>
          </table:table-cell>
          <table:table-cell table:formula="of:=ABS([HPPM_MSTRG_AVG.N6]-[BFMC_RS_AVG.N6])*100/[BFMC_RS_AVG.N6]" office:value-type="float" office:value="54.7195974198047" calcext:value-type="float">
            <text:p>54,7195974198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*100/[BFMC_RS_AVG.C7]" office:value-type="float" office:value="0.182755200659854" calcext:value-type="float">
            <text:p>0,182755200659854</text:p>
          </table:table-cell>
          <table:table-cell table:formula="of:=ABS([HPPM_MSTRG_AVG.D7]-[BFMC_RS_AVG.D7])*100/[BFMC_RS_AVG.D7]" office:value-type="float" office:value="0.687964888945802" calcext:value-type="float">
            <text:p>0,687964888945802</text:p>
          </table:table-cell>
          <table:table-cell table:formula="of:=ABS([HPPM_MSTRG_AVG.E7]-[BFMC_RS_AVG.E7])*100/[BFMC_RS_AVG.E7]" office:value-type="string" office:string-value="" calcext:value-type="error">
            <text:p>#DIV/0!</text:p>
          </table:table-cell>
          <table:table-cell table:formula="of:=ABS([HPPM_MSTRG_AVG.F7]-[BFMC_RS_AVG.F7])*100/[BFMC_RS_AVG.F7]" office:value-type="string" office:string-value="" calcext:value-type="error">
            <text:p>#DIV/0!</text:p>
          </table:table-cell>
          <table:table-cell table:formula="of:=ABS([HPPM_MSTRG_AVG.G7]-[BFMC_RS_AVG.G7])*100/[BFMC_RS_AVG.G7]" office:value-type="float" office:value="99.99162646595" calcext:value-type="float">
            <text:p>99,99162646595</text:p>
          </table:table-cell>
          <table:table-cell table:formula="of:=ABS([HPPM_MSTRG_AVG.H7]-[BFMC_RS_AVG.H7])*100/[BFMC_RS_AVG.H7]" office:value-type="float" office:value="99.9749530369443" calcext:value-type="float">
            <text:p>99,9749530369443</text:p>
          </table:table-cell>
          <table:table-cell table:formula="of:=ABS([HPPM_MSTRG_AVG.I7]-[BFMC_RS_AVG.I7])*100/[BFMC_RS_AVG.I7]" office:value-type="float" office:value="6.25542658271041" calcext:value-type="float">
            <text:p>6,25542658271041</text:p>
          </table:table-cell>
          <table:table-cell table:formula="of:=ABS([HPPM_MSTRG_AVG.J7]-[BFMC_RS_AVG.J7])*100/[BFMC_RS_AVG.J7]" office:value-type="float" office:value="0.77269951271642" calcext:value-type="float">
            <text:p>0,77269951271642</text:p>
          </table:table-cell>
          <table:table-cell table:formula="of:=ABS([HPPM_MSTRG_AVG.K7]-[BFMC_RS_AVG.K7])*100/[BFMC_RS_AVG.K7]" office:value-type="float" office:value="35.7443023849397" calcext:value-type="float">
            <text:p>35,7443023849397</text:p>
          </table:table-cell>
          <table:table-cell table:formula="of:=ABS([HPPM_MSTRG_AVG.L7]-[BFMC_RS_AVG.L7])*100/[BFMC_RS_AVG.L7]" office:value-type="string" office:string-value="" calcext:value-type="error">
            <text:p>#DIV/0!</text:p>
          </table:table-cell>
          <table:table-cell table:formula="of:=[HPPM_MSTRG_AVG.M7]/[BFMC_RS_AVG.M7]" office:value-type="float" office:value="1.35904735264689" calcext:value-type="float">
            <text:p>1,35904735264689</text:p>
          </table:table-cell>
          <table:table-cell table:formula="of:=ABS([HPPM_MSTRG_AVG.N7]-[BFMC_RS_AVG.N7])*100/[BFMC_RS_AVG.N7]" office:value-type="float" office:value="99.7860715554907" calcext:value-type="float">
            <text:p>99,78607155549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PM_MSTRG_AVG.C8]-[BFMC_RS_AVG.C8])*100/[BFMC_RS_AVG.C8]" office:value-type="string" office:string-value="" calcext:value-type="error">
            <text:p>#DIV/0!</text:p>
          </table:table-cell>
          <table:table-cell table:formula="of:=ABS([HPPM_MSTRG_AVG.D8]-[BFMC_RS_AVG.D8])*100/[BFMC_RS_AVG.D8]" office:value-type="string" office:string-value="" calcext:value-type="error">
            <text:p>#DIV/0!</text:p>
          </table:table-cell>
          <table:table-cell table:formula="of:=ABS([HPPM_MSTRG_AVG.E8]-[BFMC_RS_AVG.E8])*100/[BFMC_RS_AVG.E8]" office:value-type="string" office:string-value="" calcext:value-type="error">
            <text:p>#DIV/0!</text:p>
          </table:table-cell>
          <table:table-cell table:formula="of:=ABS([HPPM_MSTRG_AVG.F8]-[BFMC_RS_AVG.F8])*100/[BFMC_RS_AVG.F8]" office:value-type="string" office:string-value="" calcext:value-type="error">
            <text:p>#DIV/0!</text:p>
          </table:table-cell>
          <table:table-cell table:formula="of:=ABS([HPPM_MSTRG_AVG.G8]-[BFMC_RS_AVG.G8])*100/[BFMC_RS_AVG.G8]" office:value-type="string" office:string-value="" calcext:value-type="error">
            <text:p>#DIV/0!</text:p>
          </table:table-cell>
          <table:table-cell table:formula="of:=ABS([HPPM_MSTRG_AVG.H8]-[BFMC_RS_AVG.H8])*100/[BFMC_RS_AVG.H8]" office:value-type="string" office:string-value="" calcext:value-type="error">
            <text:p>#DIV/0!</text:p>
          </table:table-cell>
          <table:table-cell table:formula="of:=ABS([HPPM_MSTRG_AVG.I8]-[BFMC_RS_AVG.I8])*100/[BFMC_RS_AVG.I8]" office:value-type="string" office:string-value="" calcext:value-type="error">
            <text:p>#DIV/0!</text:p>
          </table:table-cell>
          <table:table-cell table:formula="of:=ABS([HPPM_MSTRG_AVG.J8]-[BFMC_RS_AVG.J8])*100/[BFMC_RS_AVG.J8]" office:value-type="string" office:string-value="" calcext:value-type="error">
            <text:p>#DIV/0!</text:p>
          </table:table-cell>
          <table:table-cell table:formula="of:=ABS([HPPM_MSTRG_AVG.K8]-[BFMC_RS_AVG.K8])*100/[BFMC_RS_AVG.K8]" office:value-type="string" office:string-value="" calcext:value-type="error">
            <text:p>#DIV/0!</text:p>
          </table:table-cell>
          <table:table-cell table:formula="of:=ABS([HPPM_MSTRG_AVG.L8]-[BFMC_RS_AVG.L8])*100/[BFMC_RS_AVG.L8]" office:value-type="string" office:string-value="" calcext:value-type="error">
            <text:p>#DIV/0!</text:p>
          </table:table-cell>
          <table:table-cell table:formula="of:=[HPPM_MSTRG_AVG.M8]/[BFMC_RS_AVG.M8]" office:value-type="string" office:string-value="" calcext:value-type="error">
            <text:p>#DIV/0!</text:p>
          </table:table-cell>
          <table:table-cell table:formula="of:=ABS([HPPM_MSTRG_AVG.N8]-[BFMC_RS_AVG.N8])*100/[BFMC_RS_AVG.N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9:25:28.982073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5T19:34:23.082325955</dc:date>
    <meta:editing-duration>PT9H16M34S</meta:editing-duration>
    <meta:editing-cycles>160</meta:editing-cycles>
    <meta:generator>LibreOffice/5.2.4.2.1$Linux_X86_64 LibreOffice_project/20m0$Build-2</meta:generator>
    <meta:document-statistic meta:table-count="11" meta:cell-count="2660" meta:object-count="0"/>
  </office:meta>
</office:document-meta>
</file>